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0"/>
    <style:style style:name="ce8" style:family="table-cell" style:parent-style-name="Default" style:data-style-name="N123"/>
    <style:style style:name="ce9" style:family="table-cell" style:parent-style-name="Default" style:data-style-name="N123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23">
      <style:table-cell-properties fo:border="0.06pt solid #000000"/>
    </style:style>
    <style:style style:name="ce11" style:family="table-cell" style:parent-style-name="Default" style:data-style-name="N123">
      <style:table-cell-properties fo:background-color="#999999"/>
    </style:style>
    <style:style style:name="ce12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0">
      <style:table-cell-properties fo:border="0.06pt solid #000000"/>
    </style:style>
    <style:style style:name="ce14" style:family="table-cell" style:parent-style-name="Default" style:data-style-name="N10">
      <style:table-cell-properties fo:background-color="#999999" fo:border="0.06pt solid #000000"/>
    </style:style>
    <style:style style:name="ce15" style:family="table-cell" style:parent-style-name="Default" style:data-style-name="N145">
      <style:table-cell-properties fo:border="0.06pt solid #000000"/>
    </style:style>
    <style:style style:name="ce16" style:family="table-cell" style:parent-style-name="Default" style:data-style-name="N145">
      <style:table-cell-properties fo:background-color="#999999" fo:border="0.06pt solid #000000"/>
    </style:style>
    <style:style style:name="ce17" style:family="table-cell" style:parent-style-name="Default" style:data-style-name="N121">
      <style:table-cell-properties fo:border="0.06pt solid #000000"/>
    </style:style>
    <style:style style:name="ce18" style:family="table-cell" style:parent-style-name="Default" style:data-style-name="N121">
      <style:table-cell-properties fo:background-color="#999999"/>
    </style:style>
    <style:style style:name="ce19" style:family="table-cell" style:parent-style-name="Default" style:data-style-name="N146">
      <style:table-cell-properties fo:border="0.06pt solid #000000"/>
    </style:style>
    <style:style style:name="ce20" style:family="table-cell" style:parent-style-name="Default" style:data-style-name="N146">
      <style:table-cell-properties fo:background-color="#999999" fo:border="0.06pt solid #000000"/>
    </style:style>
    <style:style style:name="ce21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data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1" table:default-cell-style-name="ce8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row table:style-name="ro1" table:number-rows-repeated="4">
          <table:table-cell table:number-columns-repeated="14"/>
        </table:table-row>
        <table:table-row table:style-name="ro2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opt</text:p>
          </table:table-cell>
          <table:table-cell table:style-name="ce9" office:value-type="string" calcext:value-type="string">
            <text:p>Gene</text:p>
            <text:p>Rand</text:p>
            <text:p>Score</text:p>
          </table:table-cell>
          <table:table-cell table:style-name="ce12" office:value-type="string" calcext:value-type="string">
            <text:p>%écart</text:p>
          </table:table-cell>
          <table:table-cell table:style-name="ce1" office:value-type="string" calcext:value-type="string">
            <text:p>gene</text:p>
            <text:p>Pcc</text:p>
            <text:p>Score</text:p>
          </table:table-cell>
          <table:table-cell table:style-name="ce12" office:value-type="string" calcext:value-type="string">
            <text:p>%</text:p>
          </table:table-cell>
          <table:table-cell table:style-name="ce1" office:value-type="string" calcext:value-type="string">
            <text:p>gene</text:p>
            <text:p>Acpm</text:p>
            <text:p>Score</text:p>
          </table:table-cell>
          <table:table-cell table:style-name="ce12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Rand</text:p>
            <text:p>Score</text:p>
          </table:table-cell>
          <table:table-cell table:style-name="ce12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Pcc</text:p>
            <text:p>Score</text:p>
          </table:table-cell>
          <table:table-cell table:style-name="ce12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Acpm</text:p>
            <text:p>Score</text:p>
          </table:table-cell>
          <table:table-cell table:style-name="ce12" office:value-type="string" calcext:value-type="string">
            <text:p>%</text:p>
          </table:table-cell>
        </table:table-row>
        <table:table-row table:style-name="ro1">
          <table:table-cell table:style-name="ce2" office:value-type="string" calcext:value-type="string">
            <text:p>b01</text:p>
          </table:table-cell>
          <table:table-cell table:style-name="ce5" office:value-type="float" office:value="82" calcext:value-type="float">
            <text:p>82</text:p>
          </table:table-cell>
          <table:table-cell table:style-name="ce10" office:value-type="float" office:value="82" calcext:value-type="float">
            <text:p>82</text:p>
          </table:table-cell>
          <table:table-cell table:style-name="ce13" table:formula="of:=([alldata.C6]-[alldata.B6])/[alldata.B6]" office:value-type="percentage" office:value="0" calcext:value-type="percentage">
            <text:p>0%</text:p>
          </table:table-cell>
          <table:table-cell table:style-name="ce2" office:value-type="float" office:value="82" calcext:value-type="float">
            <text:p>82</text:p>
          </table:table-cell>
          <table:table-cell table:style-name="ce13" table:formula="of:=([alldata.E6]-[alldata.B6])/[alldata.B6]" office:value-type="percentage" office:value="0" calcext:value-type="percentage">
            <text:p>0%</text:p>
          </table:table-cell>
          <table:table-cell table:style-name="ce2" office:value-type="float" office:value="82" calcext:value-type="float">
            <text:p>82</text:p>
          </table:table-cell>
          <table:table-cell table:style-name="ce13" table:formula="of:=([alldata.G6]-[alldata.B6])/[alldata.B6]" office:value-type="percentage" office:value="0" calcext:value-type="percentage">
            <text:p>0%</text:p>
          </table:table-cell>
          <table:table-cell table:style-name="ce2" office:value-type="float" office:value="82" calcext:value-type="float">
            <text:p>82</text:p>
          </table:table-cell>
          <table:table-cell table:style-name="ce13" table:formula="of:=([alldata.I6]-[alldata.B6])/[alldata.B6]" office:value-type="percentage" office:value="0" calcext:value-type="percentage">
            <text:p>0%</text:p>
          </table:table-cell>
          <table:table-cell table:style-name="ce2" office:value-type="float" office:value="82" calcext:value-type="float">
            <text:p>82</text:p>
          </table:table-cell>
          <table:table-cell table:style-name="ce13" table:formula="of:=([alldata.K6]-[alldata.B6])/[alldata.B6]" office:value-type="percentage" office:value="0" calcext:value-type="percentage">
            <text:p>0%</text:p>
          </table:table-cell>
          <table:table-cell table:style-name="ce2" office:value-type="float" office:value="82" calcext:value-type="float">
            <text:p>82</text:p>
          </table:table-cell>
          <table:table-cell table:style-name="ce13" table:formula="of:=([alldata.M6]-[alldata.B6])/[alldata.B6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2</text:p>
          </table:table-cell>
          <table:table-cell table:style-name="ce5" office:value-type="float" office:value="83" calcext:value-type="float">
            <text:p>83</text:p>
          </table:table-cell>
          <table:table-cell table:style-name="ce10" office:value-type="float" office:value="83" calcext:value-type="float">
            <text:p>83</text:p>
          </table:table-cell>
          <table:table-cell table:style-name="ce13" table:formula="of:=([alldata.C7]-[alldata.B7])/[alldata.B7]" office:value-type="percentage" office:value="0" calcext:value-type="percentage">
            <text:p>0%</text:p>
          </table:table-cell>
          <table:table-cell table:style-name="ce2" office:value-type="float" office:value="83" calcext:value-type="float">
            <text:p>83</text:p>
          </table:table-cell>
          <table:table-cell table:style-name="ce13" table:formula="of:=([alldata.E7]-[alldata.B7])/[alldata.B7]" office:value-type="percentage" office:value="0" calcext:value-type="percentage">
            <text:p>0%</text:p>
          </table:table-cell>
          <table:table-cell table:style-name="ce2" office:value-type="float" office:value="83" calcext:value-type="float">
            <text:p>83</text:p>
          </table:table-cell>
          <table:table-cell table:style-name="ce13" table:formula="of:=([alldata.G7]-[alldata.B7])/[alldata.B7]" office:value-type="percentage" office:value="0" calcext:value-type="percentage">
            <text:p>0%</text:p>
          </table:table-cell>
          <table:table-cell table:style-name="ce2" office:value-type="float" office:value="83" calcext:value-type="float">
            <text:p>83</text:p>
          </table:table-cell>
          <table:table-cell table:style-name="ce13" table:formula="of:=([alldata.I7]-[alldata.B7])/[alldata.B7]" office:value-type="percentage" office:value="0" calcext:value-type="percentage">
            <text:p>0%</text:p>
          </table:table-cell>
          <table:table-cell table:style-name="ce2" office:value-type="float" office:value="83" calcext:value-type="float">
            <text:p>83</text:p>
          </table:table-cell>
          <table:table-cell table:style-name="ce13" table:formula="of:=([alldata.K7]-[alldata.B7])/[alldata.B7]" office:value-type="percentage" office:value="0" calcext:value-type="percentage">
            <text:p>0%</text:p>
          </table:table-cell>
          <table:table-cell table:style-name="ce2" office:value-type="float" office:value="83" calcext:value-type="float">
            <text:p>83</text:p>
          </table:table-cell>
          <table:table-cell table:style-name="ce13" table:formula="of:=([alldata.M7]-[alldata.B7])/[alldata.B7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3</text:p>
          </table:table-cell>
          <table:table-cell table:style-name="ce5" office:value-type="float" office:value="138" calcext:value-type="float">
            <text:p>138</text:p>
          </table:table-cell>
          <table:table-cell table:style-name="ce10" office:value-type="float" office:value="138" calcext:value-type="float">
            <text:p>138</text:p>
          </table:table-cell>
          <table:table-cell table:style-name="ce13" table:formula="of:=([alldata.C8]-[alldata.B8])/[alldata.B8]" office:value-type="percentage" office:value="0" calcext:value-type="percentage">
            <text:p>0%</text:p>
          </table:table-cell>
          <table:table-cell table:style-name="ce2" office:value-type="float" office:value="138" calcext:value-type="float">
            <text:p>138</text:p>
          </table:table-cell>
          <table:table-cell table:style-name="ce13" table:formula="of:=([alldata.E8]-[alldata.B8])/[alldata.B8]" office:value-type="percentage" office:value="0" calcext:value-type="percentage">
            <text:p>0%</text:p>
          </table:table-cell>
          <table:table-cell table:style-name="ce2" office:value-type="float" office:value="138" calcext:value-type="float">
            <text:p>138</text:p>
          </table:table-cell>
          <table:table-cell table:style-name="ce13" table:formula="of:=([alldata.G8]-[alldata.B8])/[alldata.B8]" office:value-type="percentage" office:value="0" calcext:value-type="percentage">
            <text:p>0%</text:p>
          </table:table-cell>
          <table:table-cell table:style-name="ce2" office:value-type="float" office:value="138" calcext:value-type="float">
            <text:p>138</text:p>
          </table:table-cell>
          <table:table-cell table:style-name="ce13" table:formula="of:=([alldata.I8]-[alldata.B8])/[alldata.B8]" office:value-type="percentage" office:value="0" calcext:value-type="percentage">
            <text:p>0%</text:p>
          </table:table-cell>
          <table:table-cell table:style-name="ce2" office:value-type="float" office:value="138" calcext:value-type="float">
            <text:p>138</text:p>
          </table:table-cell>
          <table:table-cell table:style-name="ce13" table:formula="of:=([alldata.K8]-[alldata.B8])/[alldata.B8]" office:value-type="percentage" office:value="0" calcext:value-type="percentage">
            <text:p>0%</text:p>
          </table:table-cell>
          <table:table-cell table:style-name="ce2" office:value-type="float" office:value="138" calcext:value-type="float">
            <text:p>138</text:p>
          </table:table-cell>
          <table:table-cell table:style-name="ce13" table:formula="of:=([alldata.M8]-[alldata.B8])/[alldata.B8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4</text:p>
          </table:table-cell>
          <table:table-cell table:style-name="ce5" office:value-type="float" office:value="59" calcext:value-type="float">
            <text:p>59</text:p>
          </table:table-cell>
          <table:table-cell table:style-name="ce10" office:value-type="float" office:value="59" calcext:value-type="float">
            <text:p>59</text:p>
          </table:table-cell>
          <table:table-cell table:style-name="ce13" table:formula="of:=([alldata.C9]-[alldata.B9])/[alldata.B9]" office:value-type="percentage" office:value="0" calcext:value-type="percentage">
            <text:p>0%</text:p>
          </table:table-cell>
          <table:table-cell table:style-name="ce2" office:value-type="float" office:value="59" calcext:value-type="float">
            <text:p>59</text:p>
          </table:table-cell>
          <table:table-cell table:style-name="ce13" table:formula="of:=([alldata.E9]-[alldata.B9])/[alldata.B9]" office:value-type="percentage" office:value="0" calcext:value-type="percentage">
            <text:p>0%</text:p>
          </table:table-cell>
          <table:table-cell table:style-name="ce2" office:value-type="float" office:value="59" calcext:value-type="float">
            <text:p>59</text:p>
          </table:table-cell>
          <table:table-cell table:style-name="ce13" table:formula="of:=([alldata.G9]-[alldata.B9])/[alldata.B9]" office:value-type="percentage" office:value="0" calcext:value-type="percentage">
            <text:p>0%</text:p>
          </table:table-cell>
          <table:table-cell table:style-name="ce2" office:value-type="float" office:value="59" calcext:value-type="float">
            <text:p>59</text:p>
          </table:table-cell>
          <table:table-cell table:style-name="ce13" table:formula="of:=([alldata.I9]-[alldata.B9])/[alldata.B9]" office:value-type="percentage" office:value="0" calcext:value-type="percentage">
            <text:p>0%</text:p>
          </table:table-cell>
          <table:table-cell table:style-name="ce2" office:value-type="float" office:value="59" calcext:value-type="float">
            <text:p>59</text:p>
          </table:table-cell>
          <table:table-cell table:style-name="ce13" table:formula="of:=([alldata.K9]-[alldata.B9])/[alldata.B9]" office:value-type="percentage" office:value="0" calcext:value-type="percentage">
            <text:p>0%</text:p>
          </table:table-cell>
          <table:table-cell table:style-name="ce2" office:value-type="float" office:value="59" calcext:value-type="float">
            <text:p>59</text:p>
          </table:table-cell>
          <table:table-cell table:style-name="ce13" table:formula="of:=([alldata.M9]-[alldata.B9])/[alldata.B9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5</text:p>
          </table:table-cell>
          <table:table-cell table:style-name="ce5" office:value-type="float" office:value="61" calcext:value-type="float">
            <text:p>61</text:p>
          </table:table-cell>
          <table:table-cell table:style-name="ce10" office:value-type="float" office:value="61" calcext:value-type="float">
            <text:p>61</text:p>
          </table:table-cell>
          <table:table-cell table:style-name="ce13" table:formula="of:=([alldata.C10]-[alldata.B10])/[alldata.B10]" office:value-type="percentage" office:value="0" calcext:value-type="percentage">
            <text:p>0%</text:p>
          </table:table-cell>
          <table:table-cell table:style-name="ce2" office:value-type="float" office:value="61" calcext:value-type="float">
            <text:p>61</text:p>
          </table:table-cell>
          <table:table-cell table:style-name="ce13" table:formula="of:=([alldata.E10]-[alldata.B10])/[alldata.B10]" office:value-type="percentage" office:value="0" calcext:value-type="percentage">
            <text:p>0%</text:p>
          </table:table-cell>
          <table:table-cell table:style-name="ce2" office:value-type="float" office:value="61" calcext:value-type="float">
            <text:p>61</text:p>
          </table:table-cell>
          <table:table-cell table:style-name="ce13" table:formula="of:=([alldata.G10]-[alldata.B10])/[alldata.B10]" office:value-type="percentage" office:value="0" calcext:value-type="percentage">
            <text:p>0%</text:p>
          </table:table-cell>
          <table:table-cell table:style-name="ce2" office:value-type="float" office:value="61" calcext:value-type="float">
            <text:p>61</text:p>
          </table:table-cell>
          <table:table-cell table:style-name="ce13" table:formula="of:=([alldata.I10]-[alldata.B10])/[alldata.B10]" office:value-type="percentage" office:value="0" calcext:value-type="percentage">
            <text:p>0%</text:p>
          </table:table-cell>
          <table:table-cell table:style-name="ce2" office:value-type="float" office:value="61" calcext:value-type="float">
            <text:p>61</text:p>
          </table:table-cell>
          <table:table-cell table:style-name="ce13" table:formula="of:=([alldata.K10]-[alldata.B10])/[alldata.B10]" office:value-type="percentage" office:value="0" calcext:value-type="percentage">
            <text:p>0%</text:p>
          </table:table-cell>
          <table:table-cell table:style-name="ce2" office:value-type="float" office:value="61" calcext:value-type="float">
            <text:p>61</text:p>
          </table:table-cell>
          <table:table-cell table:style-name="ce13" table:formula="of:=([alldata.M10]-[alldata.B10])/[alldata.B10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6</text:p>
          </table:table-cell>
          <table:table-cell table:style-name="ce5" office:value-type="float" office:value="122" calcext:value-type="float">
            <text:p>122</text:p>
          </table:table-cell>
          <table:table-cell table:style-name="ce10" office:value-type="float" office:value="124" calcext:value-type="float">
            <text:p>124</text:p>
          </table:table-cell>
          <table:table-cell table:style-name="ce13" table:formula="of:=([alldata.C11]-[alldata.B11])/[alldata.B11]" office:value-type="percentage" office:value="0.0163934426229508" calcext:value-type="percentage">
            <text:p>2%</text:p>
          </table:table-cell>
          <table:table-cell table:style-name="ce2" office:value-type="float" office:value="124" calcext:value-type="float">
            <text:p>124</text:p>
          </table:table-cell>
          <table:table-cell table:style-name="ce13" table:formula="of:=([alldata.E11]-[alldata.B11])/[alldata.B11]" office:value-type="percentage" office:value="0.0163934426229508" calcext:value-type="percentage">
            <text:p>2%</text:p>
          </table:table-cell>
          <table:table-cell table:style-name="ce2" office:value-type="float" office:value="122" calcext:value-type="float">
            <text:p>122</text:p>
          </table:table-cell>
          <table:table-cell table:style-name="ce13" table:formula="of:=([alldata.G11]-[alldata.B11])/[alldata.B11]" office:value-type="percentage" office:value="0" calcext:value-type="percentage">
            <text:p>0%</text:p>
          </table:table-cell>
          <table:table-cell table:style-name="ce2" office:value-type="float" office:value="122" calcext:value-type="float">
            <text:p>122</text:p>
          </table:table-cell>
          <table:table-cell table:style-name="ce13" table:formula="of:=([alldata.I11]-[alldata.B11])/[alldata.B11]" office:value-type="percentage" office:value="0" calcext:value-type="percentage">
            <text:p>0%</text:p>
          </table:table-cell>
          <table:table-cell table:style-name="ce2" office:value-type="float" office:value="122" calcext:value-type="float">
            <text:p>122</text:p>
          </table:table-cell>
          <table:table-cell table:style-name="ce13" table:formula="of:=([alldata.K11]-[alldata.B11])/[alldata.B11]" office:value-type="percentage" office:value="0" calcext:value-type="percentage">
            <text:p>0%</text:p>
          </table:table-cell>
          <table:table-cell table:style-name="ce2" office:value-type="float" office:value="122" calcext:value-type="float">
            <text:p>122</text:p>
          </table:table-cell>
          <table:table-cell table:style-name="ce13" table:formula="of:=([alldata.M11]-[alldata.B11])/[alldata.B11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7</text:p>
          </table:table-cell>
          <table:table-cell table:style-name="ce5" office:value-type="float" office:value="111" calcext:value-type="float">
            <text:p>111</text:p>
          </table:table-cell>
          <table:table-cell table:style-name="ce10" office:value-type="float" office:value="111" calcext:value-type="float">
            <text:p>111</text:p>
          </table:table-cell>
          <table:table-cell table:style-name="ce13" table:formula="of:=([alldata.C12]-[alldata.B12])/[alldata.B12]" office:value-type="percentage" office:value="0" calcext:value-type="percentage">
            <text:p>0%</text:p>
          </table:table-cell>
          <table:table-cell table:style-name="ce2" office:value-type="float" office:value="111" calcext:value-type="float">
            <text:p>111</text:p>
          </table:table-cell>
          <table:table-cell table:style-name="ce13" table:formula="of:=([alldata.E12]-[alldata.B12])/[alldata.B12]" office:value-type="percentage" office:value="0" calcext:value-type="percentage">
            <text:p>0%</text:p>
          </table:table-cell>
          <table:table-cell table:style-name="ce2" office:value-type="float" office:value="112" calcext:value-type="float">
            <text:p>112</text:p>
          </table:table-cell>
          <table:table-cell table:style-name="ce13" table:formula="of:=([alldata.G12]-[alldata.B12])/[alldata.B12]" office:value-type="percentage" office:value="0.00900900900900901" calcext:value-type="percentage">
            <text:p>1%</text:p>
          </table:table-cell>
          <table:table-cell table:style-name="ce2" office:value-type="float" office:value="111" calcext:value-type="float">
            <text:p>111</text:p>
          </table:table-cell>
          <table:table-cell table:style-name="ce13" table:formula="of:=([alldata.I12]-[alldata.B12])/[alldata.B12]" office:value-type="percentage" office:value="0" calcext:value-type="percentage">
            <text:p>0%</text:p>
          </table:table-cell>
          <table:table-cell table:style-name="ce2" office:value-type="float" office:value="111" calcext:value-type="float">
            <text:p>111</text:p>
          </table:table-cell>
          <table:table-cell table:style-name="ce13" table:formula="of:=([alldata.K12]-[alldata.B12])/[alldata.B12]" office:value-type="percentage" office:value="0" calcext:value-type="percentage">
            <text:p>0%</text:p>
          </table:table-cell>
          <table:table-cell table:style-name="ce2" office:value-type="float" office:value="111" calcext:value-type="float">
            <text:p>111</text:p>
          </table:table-cell>
          <table:table-cell table:style-name="ce13" table:formula="of:=([alldata.M12]-[alldata.B12])/[alldata.B12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8</text:p>
          </table:table-cell>
          <table:table-cell table:style-name="ce5" office:value-type="float" office:value="104" calcext:value-type="float">
            <text:p>104</text:p>
          </table:table-cell>
          <table:table-cell table:style-name="ce10" office:value-type="float" office:value="107" calcext:value-type="float">
            <text:p>107</text:p>
          </table:table-cell>
          <table:table-cell table:style-name="ce13" table:formula="of:=([alldata.C13]-[alldata.B13])/[alldata.B13]" office:value-type="percentage" office:value="0.0288461538461538" calcext:value-type="percentage">
            <text:p>3%</text:p>
          </table:table-cell>
          <table:table-cell table:style-name="ce2" office:value-type="float" office:value="104" calcext:value-type="float">
            <text:p>104</text:p>
          </table:table-cell>
          <table:table-cell table:style-name="ce13" table:formula="of:=([alldata.E13]-[alldata.B13])/[alldata.B13]" office:value-type="percentage" office:value="0" calcext:value-type="percentage">
            <text:p>0%</text:p>
          </table:table-cell>
          <table:table-cell table:style-name="ce2" office:value-type="float" office:value="107" calcext:value-type="float">
            <text:p>107</text:p>
          </table:table-cell>
          <table:table-cell table:style-name="ce13" table:formula="of:=([alldata.G13]-[alldata.B13])/[alldata.B13]" office:value-type="percentage" office:value="0.0288461538461538" calcext:value-type="percentage">
            <text:p>3%</text:p>
          </table:table-cell>
          <table:table-cell table:style-name="ce2" office:value-type="float" office:value="104" calcext:value-type="float">
            <text:p>104</text:p>
          </table:table-cell>
          <table:table-cell table:style-name="ce13" table:formula="of:=([alldata.I13]-[alldata.B13])/[alldata.B13]" office:value-type="percentage" office:value="0" calcext:value-type="percentage">
            <text:p>0%</text:p>
          </table:table-cell>
          <table:table-cell table:style-name="ce2" office:value-type="float" office:value="104" calcext:value-type="float">
            <text:p>104</text:p>
          </table:table-cell>
          <table:table-cell table:style-name="ce13" table:formula="of:=([alldata.K13]-[alldata.B13])/[alldata.B13]" office:value-type="percentage" office:value="0" calcext:value-type="percentage">
            <text:p>0%</text:p>
          </table:table-cell>
          <table:table-cell table:style-name="ce2" office:value-type="float" office:value="104" calcext:value-type="float">
            <text:p>104</text:p>
          </table:table-cell>
          <table:table-cell table:style-name="ce13" table:formula="of:=([alldata.M13]-[alldata.B13])/[alldata.B13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9</text:p>
          </table:table-cell>
          <table:table-cell table:style-name="ce5" office:value-type="float" office:value="220" calcext:value-type="float">
            <text:p>220</text:p>
          </table:table-cell>
          <table:table-cell table:style-name="ce10" office:value-type="float" office:value="220" calcext:value-type="float">
            <text:p>220</text:p>
          </table:table-cell>
          <table:table-cell table:style-name="ce13" table:formula="of:=([alldata.C14]-[alldata.B14])/[alldata.B14]" office:value-type="percentage" office:value="0" calcext:value-type="percentage">
            <text:p>0%</text:p>
          </table:table-cell>
          <table:table-cell table:style-name="ce2" office:value-type="float" office:value="220" calcext:value-type="float">
            <text:p>220</text:p>
          </table:table-cell>
          <table:table-cell table:style-name="ce13" table:formula="of:=([alldata.E14]-[alldata.B14])/[alldata.B14]" office:value-type="percentage" office:value="0" calcext:value-type="percentage">
            <text:p>0%</text:p>
          </table:table-cell>
          <table:table-cell table:style-name="ce2" office:value-type="float" office:value="220" calcext:value-type="float">
            <text:p>220</text:p>
          </table:table-cell>
          <table:table-cell table:style-name="ce13" table:formula="of:=([alldata.G14]-[alldata.B14])/[alldata.B14]" office:value-type="percentage" office:value="0" calcext:value-type="percentage">
            <text:p>0%</text:p>
          </table:table-cell>
          <table:table-cell table:style-name="ce2" office:value-type="float" office:value="220" calcext:value-type="float">
            <text:p>220</text:p>
          </table:table-cell>
          <table:table-cell table:style-name="ce13" table:formula="of:=([alldata.I14]-[alldata.B14])/[alldata.B14]" office:value-type="percentage" office:value="0" calcext:value-type="percentage">
            <text:p>0%</text:p>
          </table:table-cell>
          <table:table-cell table:style-name="ce2" office:value-type="float" office:value="220" calcext:value-type="float">
            <text:p>220</text:p>
          </table:table-cell>
          <table:table-cell table:style-name="ce13" table:formula="of:=([alldata.K14]-[alldata.B14])/[alldata.B14]" office:value-type="percentage" office:value="0" calcext:value-type="percentage">
            <text:p>0%</text:p>
          </table:table-cell>
          <table:table-cell table:style-name="ce2" office:value-type="float" office:value="220" calcext:value-type="float">
            <text:p>220</text:p>
          </table:table-cell>
          <table:table-cell table:style-name="ce13" table:formula="of:=([alldata.M14]-[alldata.B14])/[alldata.B14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10</text:p>
          </table:table-cell>
          <table:table-cell table:style-name="ce5" office:value-type="float" office:value="86" calcext:value-type="float">
            <text:p>86</text:p>
          </table:table-cell>
          <table:table-cell table:style-name="ce10" office:value-type="float" office:value="86" calcext:value-type="float">
            <text:p>86</text:p>
          </table:table-cell>
          <table:table-cell table:style-name="ce13" table:formula="of:=([alldata.C15]-[alldata.B15])/[alldata.B15]" office:value-type="percentage" office:value="0" calcext:value-type="percentage">
            <text:p>0%</text:p>
          </table:table-cell>
          <table:table-cell table:style-name="ce2" office:value-type="float" office:value="86" calcext:value-type="float">
            <text:p>86</text:p>
          </table:table-cell>
          <table:table-cell table:style-name="ce13" table:formula="of:=([alldata.E15]-[alldata.B15])/[alldata.B15]" office:value-type="percentage" office:value="0" calcext:value-type="percentage">
            <text:p>0%</text:p>
          </table:table-cell>
          <table:table-cell table:style-name="ce2" office:value-type="float" office:value="86" calcext:value-type="float">
            <text:p>86</text:p>
          </table:table-cell>
          <table:table-cell table:style-name="ce13" table:formula="of:=([alldata.G15]-[alldata.B15])/[alldata.B15]" office:value-type="percentage" office:value="0" calcext:value-type="percentage">
            <text:p>0%</text:p>
          </table:table-cell>
          <table:table-cell table:style-name="ce2" office:value-type="float" office:value="86" calcext:value-type="float">
            <text:p>86</text:p>
          </table:table-cell>
          <table:table-cell table:style-name="ce13" table:formula="of:=([alldata.I15]-[alldata.B15])/[alldata.B15]" office:value-type="percentage" office:value="0" calcext:value-type="percentage">
            <text:p>0%</text:p>
          </table:table-cell>
          <table:table-cell table:style-name="ce2" office:value-type="float" office:value="86" calcext:value-type="float">
            <text:p>86</text:p>
          </table:table-cell>
          <table:table-cell table:style-name="ce13" table:formula="of:=([alldata.K15]-[alldata.B15])/[alldata.B15]" office:value-type="percentage" office:value="0" calcext:value-type="percentage">
            <text:p>0%</text:p>
          </table:table-cell>
          <table:table-cell table:style-name="ce2" office:value-type="float" office:value="86" calcext:value-type="float">
            <text:p>86</text:p>
          </table:table-cell>
          <table:table-cell table:style-name="ce13" table:formula="of:=([alldata.M15]-[alldata.B15])/[alldata.B15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11</text:p>
          </table:table-cell>
          <table:table-cell table:style-name="ce5" office:value-type="float" office:value="88" calcext:value-type="float">
            <text:p>88</text:p>
          </table:table-cell>
          <table:table-cell table:style-name="ce10" office:value-type="float" office:value="101" calcext:value-type="float">
            <text:p>101</text:p>
          </table:table-cell>
          <table:table-cell table:style-name="ce13" table:formula="of:=([alldata.C16]-[alldata.B16])/[alldata.B16]" office:value-type="percentage" office:value="0.147727272727273" calcext:value-type="percentage">
            <text:p>15%</text:p>
          </table:table-cell>
          <table:table-cell table:style-name="ce2" office:value-type="float" office:value="90" calcext:value-type="float">
            <text:p>90</text:p>
          </table:table-cell>
          <table:table-cell table:style-name="ce13" table:formula="of:=([alldata.E16]-[alldata.B16])/[alldata.B16]" office:value-type="percentage" office:value="0.0227272727272727" calcext:value-type="percentage">
            <text:p>2%</text:p>
          </table:table-cell>
          <table:table-cell table:style-name="ce2" office:value-type="float" office:value="91" calcext:value-type="float">
            <text:p>91</text:p>
          </table:table-cell>
          <table:table-cell table:style-name="ce13" table:formula="of:=([alldata.G16]-[alldata.B16])/[alldata.B16]" office:value-type="percentage" office:value="0.0340909090909091" calcext:value-type="percentage">
            <text:p>3%</text:p>
          </table:table-cell>
          <table:table-cell table:style-name="ce2" office:value-type="float" office:value="90" calcext:value-type="float">
            <text:p>90</text:p>
          </table:table-cell>
          <table:table-cell table:style-name="ce13" table:formula="of:=([alldata.I16]-[alldata.B16])/[alldata.B16]" office:value-type="percentage" office:value="0.0227272727272727" calcext:value-type="percentage">
            <text:p>2%</text:p>
          </table:table-cell>
          <table:table-cell table:style-name="ce2" office:value-type="float" office:value="88" calcext:value-type="float">
            <text:p>88</text:p>
          </table:table-cell>
          <table:table-cell table:style-name="ce13" table:formula="of:=([alldata.K16]-[alldata.B16])/[alldata.B16]" office:value-type="percentage" office:value="0" calcext:value-type="percentage">
            <text:p>0%</text:p>
          </table:table-cell>
          <table:table-cell table:style-name="ce2" office:value-type="float" office:value="88" calcext:value-type="float">
            <text:p>88</text:p>
          </table:table-cell>
          <table:table-cell table:style-name="ce13" table:formula="of:=([alldata.M16]-[alldata.B16])/[alldata.B16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12</text:p>
          </table:table-cell>
          <table:table-cell table:style-name="ce5" office:value-type="float" office:value="174" calcext:value-type="float">
            <text:p>174</text:p>
          </table:table-cell>
          <table:table-cell table:style-name="ce10" office:value-type="float" office:value="174" calcext:value-type="float">
            <text:p>174</text:p>
          </table:table-cell>
          <table:table-cell table:style-name="ce13" table:formula="of:=([alldata.C17]-[alldata.B17])/[alldata.B17]" office:value-type="percentage" office:value="0" calcext:value-type="percentage">
            <text:p>0%</text:p>
          </table:table-cell>
          <table:table-cell table:style-name="ce2" office:value-type="float" office:value="174" calcext:value-type="float">
            <text:p>174</text:p>
          </table:table-cell>
          <table:table-cell table:style-name="ce13" table:formula="of:=([alldata.E17]-[alldata.B17])/[alldata.B17]" office:value-type="percentage" office:value="0" calcext:value-type="percentage">
            <text:p>0%</text:p>
          </table:table-cell>
          <table:table-cell table:style-name="ce2" office:value-type="float" office:value="174" calcext:value-type="float">
            <text:p>174</text:p>
          </table:table-cell>
          <table:table-cell table:style-name="ce13" table:formula="of:=([alldata.G17]-[alldata.B17])/[alldata.B17]" office:value-type="percentage" office:value="0" calcext:value-type="percentage">
            <text:p>0%</text:p>
          </table:table-cell>
          <table:table-cell table:style-name="ce2" office:value-type="float" office:value="174" calcext:value-type="float">
            <text:p>174</text:p>
          </table:table-cell>
          <table:table-cell table:style-name="ce13" table:formula="of:=([alldata.I17]-[alldata.B17])/[alldata.B17]" office:value-type="percentage" office:value="0" calcext:value-type="percentage">
            <text:p>0%</text:p>
          </table:table-cell>
          <table:table-cell table:style-name="ce2" office:value-type="float" office:value="174" calcext:value-type="float">
            <text:p>174</text:p>
          </table:table-cell>
          <table:table-cell table:style-name="ce13" table:formula="of:=([alldata.K17]-[alldata.B17])/[alldata.B17]" office:value-type="percentage" office:value="0" calcext:value-type="percentage">
            <text:p>0%</text:p>
          </table:table-cell>
          <table:table-cell table:style-name="ce2" office:value-type="float" office:value="174" calcext:value-type="float">
            <text:p>174</text:p>
          </table:table-cell>
          <table:table-cell table:style-name="ce13" table:formula="of:=([alldata.M17]-[alldata.B17])/[alldata.B17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13</text:p>
          </table:table-cell>
          <table:table-cell table:style-name="ce5" office:value-type="float" office:value="165" calcext:value-type="float">
            <text:p>165</text:p>
          </table:table-cell>
          <table:table-cell table:style-name="ce10" office:value-type="float" office:value="170" calcext:value-type="float">
            <text:p>170</text:p>
          </table:table-cell>
          <table:table-cell table:style-name="ce13" table:formula="of:=([alldata.C18]-[alldata.B18])/[alldata.B18]" office:value-type="percentage" office:value="0.0303030303030303" calcext:value-type="percentage">
            <text:p>3%</text:p>
          </table:table-cell>
          <table:table-cell table:style-name="ce2" office:value-type="float" office:value="170" calcext:value-type="float">
            <text:p>170</text:p>
          </table:table-cell>
          <table:table-cell table:style-name="ce13" table:formula="of:=([alldata.E18]-[alldata.B18])/[alldata.B18]" office:value-type="percentage" office:value="0.0303030303030303" calcext:value-type="percentage">
            <text:p>3%</text:p>
          </table:table-cell>
          <table:table-cell table:style-name="ce2" office:value-type="float" office:value="170" calcext:value-type="float">
            <text:p>170</text:p>
          </table:table-cell>
          <table:table-cell table:style-name="ce13" table:formula="of:=([alldata.G18]-[alldata.B18])/[alldata.B18]" office:value-type="percentage" office:value="0.0303030303030303" calcext:value-type="percentage">
            <text:p>3%</text:p>
          </table:table-cell>
          <table:table-cell table:style-name="ce2" office:value-type="float" office:value="165" calcext:value-type="float">
            <text:p>165</text:p>
          </table:table-cell>
          <table:table-cell table:style-name="ce13" table:formula="of:=([alldata.I18]-[alldata.B18])/[alldata.B18]" office:value-type="percentage" office:value="0" calcext:value-type="percentage">
            <text:p>0%</text:p>
          </table:table-cell>
          <table:table-cell table:style-name="ce2" office:value-type="float" office:value="165" calcext:value-type="float">
            <text:p>165</text:p>
          </table:table-cell>
          <table:table-cell table:style-name="ce13" table:formula="of:=([alldata.K18]-[alldata.B18])/[alldata.B18]" office:value-type="percentage" office:value="0" calcext:value-type="percentage">
            <text:p>0%</text:p>
          </table:table-cell>
          <table:table-cell table:style-name="ce2" office:value-type="float" office:value="168" calcext:value-type="float">
            <text:p>168</text:p>
          </table:table-cell>
          <table:table-cell table:style-name="ce13" table:formula="of:=([alldata.M18]-[alldata.B18])/[alldata.B18]" office:value-type="percentage" office:value="0.0181818181818182" calcext:value-type="percentage">
            <text:p>2%</text:p>
          </table:table-cell>
        </table:table-row>
        <table:table-row table:style-name="ro1">
          <table:table-cell table:style-name="ce2" office:value-type="string" calcext:value-type="string">
            <text:p>b14</text:p>
          </table:table-cell>
          <table:table-cell table:style-name="ce5" office:value-type="float" office:value="235" calcext:value-type="float">
            <text:p>235</text:p>
          </table:table-cell>
          <table:table-cell table:style-name="ce10" office:value-type="float" office:value="240" calcext:value-type="float">
            <text:p>240</text:p>
          </table:table-cell>
          <table:table-cell table:style-name="ce13" table:formula="of:=([alldata.C19]-[alldata.B19])/[alldata.B19]" office:value-type="percentage" office:value="0.0212765957446808" calcext:value-type="percentage">
            <text:p>2%</text:p>
          </table:table-cell>
          <table:table-cell table:style-name="ce2" office:value-type="float" office:value="235" calcext:value-type="float">
            <text:p>235</text:p>
          </table:table-cell>
          <table:table-cell table:style-name="ce13" table:formula="of:=([alldata.E19]-[alldata.B19])/[alldata.B19]" office:value-type="percentage" office:value="0" calcext:value-type="percentage">
            <text:p>0%</text:p>
          </table:table-cell>
          <table:table-cell table:style-name="ce2" office:value-type="float" office:value="239" calcext:value-type="float">
            <text:p>239</text:p>
          </table:table-cell>
          <table:table-cell table:style-name="ce13" table:formula="of:=([alldata.G19]-[alldata.B19])/[alldata.B19]" office:value-type="percentage" office:value="0.0170212765957447" calcext:value-type="percentage">
            <text:p>2%</text:p>
          </table:table-cell>
          <table:table-cell table:style-name="ce2" office:value-type="float" office:value="235" calcext:value-type="float">
            <text:p>235</text:p>
          </table:table-cell>
          <table:table-cell table:style-name="ce13" table:formula="of:=([alldata.I19]-[alldata.B19])/[alldata.B19]" office:value-type="percentage" office:value="0" calcext:value-type="percentage">
            <text:p>0%</text:p>
          </table:table-cell>
          <table:table-cell table:style-name="ce2" office:value-type="float" office:value="235" calcext:value-type="float">
            <text:p>235</text:p>
          </table:table-cell>
          <table:table-cell table:style-name="ce13" table:formula="of:=([alldata.K19]-[alldata.B19])/[alldata.B19]" office:value-type="percentage" office:value="0" calcext:value-type="percentage">
            <text:p>0%</text:p>
          </table:table-cell>
          <table:table-cell table:style-name="ce2" office:value-type="float" office:value="240" calcext:value-type="float">
            <text:p>240</text:p>
          </table:table-cell>
          <table:table-cell table:style-name="ce13" table:formula="of:=([alldata.M19]-[alldata.B19])/[alldata.B19]" office:value-type="percentage" office:value="0.0212765957446808" calcext:value-type="percentage">
            <text:p>2%</text:p>
          </table:table-cell>
        </table:table-row>
        <table:table-row table:style-name="ro1">
          <table:table-cell table:style-name="ce2" office:value-type="string" calcext:value-type="string">
            <text:p>b15</text:p>
          </table:table-cell>
          <table:table-cell table:style-name="ce5" office:value-type="float" office:value="318" calcext:value-type="float">
            <text:p>318</text:p>
          </table:table-cell>
          <table:table-cell table:style-name="ce10" office:value-type="float" office:value="320" calcext:value-type="float">
            <text:p>320</text:p>
          </table:table-cell>
          <table:table-cell table:style-name="ce13" table:formula="of:=([alldata.C20]-[alldata.B20])/[alldata.B20]" office:value-type="percentage" office:value="0.00628930817610063" calcext:value-type="percentage">
            <text:p>1%</text:p>
          </table:table-cell>
          <table:table-cell table:style-name="ce2" office:value-type="float" office:value="318" calcext:value-type="float">
            <text:p>318</text:p>
          </table:table-cell>
          <table:table-cell table:style-name="ce13" table:formula="of:=([alldata.E20]-[alldata.B20])/[alldata.B20]" office:value-type="percentage" office:value="0" calcext:value-type="percentage">
            <text:p>0%</text:p>
          </table:table-cell>
          <table:table-cell table:style-name="ce2" office:value-type="float" office:value="320" calcext:value-type="float">
            <text:p>320</text:p>
          </table:table-cell>
          <table:table-cell table:style-name="ce13" table:formula="of:=([alldata.G20]-[alldata.B20])/[alldata.B20]" office:value-type="percentage" office:value="0.00628930817610063" calcext:value-type="percentage">
            <text:p>1%</text:p>
          </table:table-cell>
          <table:table-cell table:style-name="ce2" office:value-type="float" office:value="320" calcext:value-type="float">
            <text:p>320</text:p>
          </table:table-cell>
          <table:table-cell table:style-name="ce13" table:formula="of:=([alldata.I20]-[alldata.B20])/[alldata.B20]" office:value-type="percentage" office:value="0.00628930817610063" calcext:value-type="percentage">
            <text:p>1%</text:p>
          </table:table-cell>
          <table:table-cell table:style-name="ce2" office:value-type="float" office:value="318" calcext:value-type="float">
            <text:p>318</text:p>
          </table:table-cell>
          <table:table-cell table:style-name="ce13" table:formula="of:=([alldata.K20]-[alldata.B20])/[alldata.B20]" office:value-type="percentage" office:value="0" calcext:value-type="percentage">
            <text:p>0%</text:p>
          </table:table-cell>
          <table:table-cell table:style-name="ce2" office:value-type="float" office:value="321" calcext:value-type="float">
            <text:p>321</text:p>
          </table:table-cell>
          <table:table-cell table:style-name="ce13" table:formula="of:=([alldata.M20]-[alldata.B20])/[alldata.B20]" office:value-type="percentage" office:value="0.00943396226415094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b16</text:p>
          </table:table-cell>
          <table:table-cell table:style-name="ce5" office:value-type="float" office:value="127" calcext:value-type="float">
            <text:p>127</text:p>
          </table:table-cell>
          <table:table-cell table:style-name="ce10" office:value-type="float" office:value="136" calcext:value-type="float">
            <text:p>136</text:p>
          </table:table-cell>
          <table:table-cell table:style-name="ce13" table:formula="of:=([alldata.C21]-[alldata.B21])/[alldata.B21]" office:value-type="percentage" office:value="0.0708661417322835" calcext:value-type="percentage">
            <text:p>7%</text:p>
          </table:table-cell>
          <table:table-cell table:style-name="ce2" office:value-type="float" office:value="127" calcext:value-type="float">
            <text:p>127</text:p>
          </table:table-cell>
          <table:table-cell table:style-name="ce13" table:formula="of:=([alldata.E21]-[alldata.B21])/[alldata.B21]" office:value-type="percentage" office:value="0" calcext:value-type="percentage">
            <text:p>0%</text:p>
          </table:table-cell>
          <table:table-cell table:style-name="ce2" office:value-type="float" office:value="141" calcext:value-type="float">
            <text:p>141</text:p>
          </table:table-cell>
          <table:table-cell table:style-name="ce13" table:formula="of:=([alldata.G21]-[alldata.B21])/[alldata.B21]" office:value-type="percentage" office:value="0.110236220472441" calcext:value-type="percentage">
            <text:p>11%</text:p>
          </table:table-cell>
          <table:table-cell table:style-name="ce2" office:value-type="float" office:value="127" calcext:value-type="float">
            <text:p>127</text:p>
          </table:table-cell>
          <table:table-cell table:style-name="ce13" table:formula="of:=([alldata.I21]-[alldata.B21])/[alldata.B21]" office:value-type="percentage" office:value="0" calcext:value-type="percentage">
            <text:p>0%</text:p>
          </table:table-cell>
          <table:table-cell table:style-name="ce2" office:value-type="float" office:value="127" calcext:value-type="float">
            <text:p>127</text:p>
          </table:table-cell>
          <table:table-cell table:style-name="ce13" table:formula="of:=([alldata.K21]-[alldata.B21])/[alldata.B21]" office:value-type="percentage" office:value="0" calcext:value-type="percentage">
            <text:p>0%</text:p>
          </table:table-cell>
          <table:table-cell table:style-name="ce2" office:value-type="float" office:value="132" calcext:value-type="float">
            <text:p>132</text:p>
          </table:table-cell>
          <table:table-cell table:style-name="ce13" table:formula="of:=([alldata.M21]-[alldata.B21])/[alldata.B21]" office:value-type="percentage" office:value="0.0393700787401575" calcext:value-type="percentage">
            <text:p>4%</text:p>
          </table:table-cell>
        </table:table-row>
        <table:table-row table:style-name="ro1">
          <table:table-cell table:style-name="ce2" office:value-type="string" calcext:value-type="string">
            <text:p>b17</text:p>
          </table:table-cell>
          <table:table-cell table:style-name="ce5" office:value-type="float" office:value="131" calcext:value-type="float">
            <text:p>131</text:p>
          </table:table-cell>
          <table:table-cell table:style-name="ce10" office:value-type="float" office:value="133" calcext:value-type="float">
            <text:p>133</text:p>
          </table:table-cell>
          <table:table-cell table:style-name="ce13" table:formula="of:=([alldata.C22]-[alldata.B22])/[alldata.B22]" office:value-type="percentage" office:value="0.0152671755725191" calcext:value-type="percentage">
            <text:p>2%</text:p>
          </table:table-cell>
          <table:table-cell table:style-name="ce2" office:value-type="float" office:value="131" calcext:value-type="float">
            <text:p>131</text:p>
          </table:table-cell>
          <table:table-cell table:style-name="ce13" table:formula="of:=([alldata.E22]-[alldata.B22])/[alldata.B22]" office:value-type="percentage" office:value="0" calcext:value-type="percentage">
            <text:p>0%</text:p>
          </table:table-cell>
          <table:table-cell table:style-name="ce2" office:value-type="float" office:value="132" calcext:value-type="float">
            <text:p>132</text:p>
          </table:table-cell>
          <table:table-cell table:style-name="ce13" table:formula="of:=([alldata.G22]-[alldata.B22])/[alldata.B22]" office:value-type="percentage" office:value="0.00763358778625954" calcext:value-type="percentage">
            <text:p>1%</text:p>
          </table:table-cell>
          <table:table-cell table:style-name="ce2" office:value-type="float" office:value="131" calcext:value-type="float">
            <text:p>131</text:p>
          </table:table-cell>
          <table:table-cell table:style-name="ce13" table:formula="of:=([alldata.I22]-[alldata.B22])/[alldata.B22]" office:value-type="percentage" office:value="0" calcext:value-type="percentage">
            <text:p>0%</text:p>
          </table:table-cell>
          <table:table-cell table:style-name="ce2" office:value-type="float" office:value="131" calcext:value-type="float">
            <text:p>131</text:p>
          </table:table-cell>
          <table:table-cell table:style-name="ce13" table:formula="of:=([alldata.K22]-[alldata.B22])/[alldata.B22]" office:value-type="percentage" office:value="0" calcext:value-type="percentage">
            <text:p>0%</text:p>
          </table:table-cell>
          <table:table-cell table:style-name="ce2" office:value-type="float" office:value="132" calcext:value-type="float">
            <text:p>132</text:p>
          </table:table-cell>
          <table:table-cell table:style-name="ce13" table:formula="of:=([alldata.M22]-[alldata.B22])/[alldata.B22]" office:value-type="percentage" office:value="0.00763358778625954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b18</text:p>
          </table:table-cell>
          <table:table-cell table:style-name="ce5" office:value-type="float" office:value="218" calcext:value-type="float">
            <text:p>218</text:p>
          </table:table-cell>
          <table:table-cell table:style-name="ce10" office:value-type="float" office:value="218" calcext:value-type="float">
            <text:p>218</text:p>
          </table:table-cell>
          <table:table-cell table:style-name="ce13" table:formula="of:=([alldata.C23]-[alldata.B23])/[alldata.B23]" office:value-type="percentage" office:value="0" calcext:value-type="percentage">
            <text:p>0%</text:p>
          </table:table-cell>
          <table:table-cell table:style-name="ce2" office:value-type="float" office:value="218" calcext:value-type="float">
            <text:p>218</text:p>
          </table:table-cell>
          <table:table-cell table:style-name="ce13" table:formula="of:=([alldata.E23]-[alldata.B23])/[alldata.B23]" office:value-type="percentage" office:value="0" calcext:value-type="percentage">
            <text:p>0%</text:p>
          </table:table-cell>
          <table:table-cell table:style-name="ce2" office:value-type="float" office:value="218" calcext:value-type="float">
            <text:p>218</text:p>
          </table:table-cell>
          <table:table-cell table:style-name="ce13" table:formula="of:=([alldata.G23]-[alldata.B23])/[alldata.B23]" office:value-type="percentage" office:value="0" calcext:value-type="percentage">
            <text:p>0%</text:p>
          </table:table-cell>
          <table:table-cell table:style-name="ce2" office:value-type="float" office:value="219" calcext:value-type="float">
            <text:p>219</text:p>
          </table:table-cell>
          <table:table-cell table:style-name="ce13" table:formula="of:=([alldata.I23]-[alldata.B23])/[alldata.B23]" office:value-type="percentage" office:value="0.00458715596330275" calcext:value-type="percentage">
            <text:p>0%</text:p>
          </table:table-cell>
          <table:table-cell table:style-name="ce2" office:value-type="float" office:value="218" calcext:value-type="float">
            <text:p>218</text:p>
          </table:table-cell>
          <table:table-cell table:style-name="ce13" table:formula="of:=([alldata.K23]-[alldata.B23])/[alldata.B23]" office:value-type="percentage" office:value="0" calcext:value-type="percentage">
            <text:p>0%</text:p>
          </table:table-cell>
          <table:table-cell table:style-name="ce2" office:value-type="float" office:value="218" calcext:value-type="float">
            <text:p>218</text:p>
          </table:table-cell>
          <table:table-cell table:style-name="ce13" table:formula="of:=([alldata.M23]-[alldata.B23])/[alldata.B23]" office:value-type="percentage" office:value="0" calcext:value-type="percentage">
            <text:p>0%</text:p>
          </table:table-cell>
        </table:table-row>
        <table:table-row table:style-name="ro2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opt</text:p>
          </table:table-cell>
          <table:table-cell table:style-name="ce9" office:value-type="string" calcext:value-type="string">
            <text:p>gene</text:p>
            <text:p>rand</text:p>
            <text:p>Score</text:p>
          </table:table-cell>
          <table:table-cell table:style-name="ce12" office:value-type="string" calcext:value-type="string">
            <text:p>%écart</text:p>
          </table:table-cell>
          <table:table-cell table:style-name="ce1" office:value-type="string" calcext:value-type="string">
            <text:p>gene</text:p>
            <text:p>Pcc</text:p>
            <text:p>score</text:p>
          </table:table-cell>
          <table:table-cell table:style-name="ce12" office:value-type="string" calcext:value-type="string">
            <text:p>%</text:p>
          </table:table-cell>
          <table:table-cell table:style-name="ce1" office:value-type="string" calcext:value-type="string">
            <text:p>gene</text:p>
            <text:p>acpm</text:p>
            <text:p>Score</text:p>
          </table:table-cell>
          <table:table-cell table:style-name="ce12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rand</text:p>
            <text:p>Score</text:p>
          </table:table-cell>
          <table:table-cell table:style-name="ce12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pcc</text:p>
            <text:p>Score</text:p>
          </table:table-cell>
          <table:table-cell table:style-name="ce12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acpm</text:p>
            <text:p>Score</text:p>
          </table:table-cell>
          <table:table-cell table:style-name="ce12" office:value-type="string" calcext:value-type="string">
            <text:p>%</text:p>
          </table:table-cell>
        </table:table-row>
        <table:table-row table:style-name="ro1">
          <table:table-cell table:style-name="ce2" office:value-type="string" calcext:value-type="string">
            <text:p>c01</text:p>
          </table:table-cell>
          <table:table-cell table:style-name="ce5" office:value-type="float" office:value="85" calcext:value-type="float">
            <text:p>85</text:p>
          </table:table-cell>
          <table:table-cell table:style-name="ce10" office:value-type="float" office:value="1565" calcext:value-type="float">
            <text:p>1565</text:p>
          </table:table-cell>
          <table:table-cell table:style-name="ce13" table:formula="of:=([alldata.C25]-[alldata.B25])/[alldata.B25]" office:value-type="percentage" office:value="17.4117647058824" calcext:value-type="percentage">
            <text:p>1741%</text:p>
          </table:table-cell>
          <table:table-cell table:style-name="ce2" office:value-type="float" office:value="85" calcext:value-type="float">
            <text:p>85</text:p>
          </table:table-cell>
          <table:table-cell table:style-name="ce13" table:formula="of:=([alldata.E25]-[alldata.B25])/[alldata.B25]" office:value-type="percentage" office:value="0" calcext:value-type="percentage">
            <text:p>0%</text:p>
          </table:table-cell>
          <table:table-cell table:style-name="ce2" office:value-type="float" office:value="102" calcext:value-type="float">
            <text:p>102</text:p>
          </table:table-cell>
          <table:table-cell table:style-name="ce13" table:formula="of:=([alldata.G25]-[alldata.B25])/[alldata.B25]" office:value-type="percentage" office:value="0.2" calcext:value-type="percentage">
            <text:p>20%</text:p>
          </table:table-cell>
          <table:table-cell table:style-name="ce2" office:value-type="float" office:value="86" calcext:value-type="float">
            <text:p>86</text:p>
          </table:table-cell>
          <table:table-cell table:style-name="ce13" table:formula="of:=([alldata.I25]-[alldata.B25])/[alldata.B25]" office:value-type="percentage" office:value="0.0117647058823529" calcext:value-type="percentage">
            <text:p>1%</text:p>
          </table:table-cell>
          <table:table-cell table:style-name="ce2" office:value-type="float" office:value="85" calcext:value-type="float">
            <text:p>85</text:p>
          </table:table-cell>
          <table:table-cell table:style-name="ce13" table:formula="of:=([alldata.K25]-[alldata.B25])/[alldata.B25]" office:value-type="percentage" office:value="0" calcext:value-type="percentage">
            <text:p>0%</text:p>
          </table:table-cell>
          <table:table-cell table:style-name="ce2" office:value-type="float" office:value="85" calcext:value-type="float">
            <text:p>85</text:p>
          </table:table-cell>
          <table:table-cell table:style-name="ce13" table:formula="of:=([alldata.M25]-[alldata.B25])/[alldata.B25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c02</text:p>
          </table:table-cell>
          <table:table-cell table:style-name="ce5" office:value-type="float" office:value="144" calcext:value-type="float">
            <text:p>144</text:p>
          </table:table-cell>
          <table:table-cell table:style-name="ce10" office:value-type="float" office:value="5024" calcext:value-type="float">
            <text:p>5024</text:p>
          </table:table-cell>
          <table:table-cell table:style-name="ce13" table:formula="of:=([alldata.C26]-[alldata.B26])/[alldata.B26]" office:value-type="percentage" office:value="33.8888888888889" calcext:value-type="percentage">
            <text:p>3389%</text:p>
          </table:table-cell>
          <table:table-cell table:style-name="ce2" office:value-type="float" office:value="144" calcext:value-type="float">
            <text:p>144</text:p>
          </table:table-cell>
          <table:table-cell table:style-name="ce13" table:formula="of:=([alldata.E26]-[alldata.B26])/[alldata.B26]" office:value-type="percentage" office:value="0" calcext:value-type="percentage">
            <text:p>0%</text:p>
          </table:table-cell>
          <table:table-cell table:style-name="ce2" office:value-type="float" office:value="163" calcext:value-type="float">
            <text:p>163</text:p>
          </table:table-cell>
          <table:table-cell table:style-name="ce13" table:formula="of:=([alldata.G26]-[alldata.B26])/[alldata.B26]" office:value-type="percentage" office:value="0.131944444444444" calcext:value-type="percentage">
            <text:p>13%</text:p>
          </table:table-cell>
          <table:table-cell table:style-name="ce2" office:value-type="float" office:value="148" calcext:value-type="float">
            <text:p>148</text:p>
          </table:table-cell>
          <table:table-cell table:style-name="ce13" table:formula="of:=([alldata.I26]-[alldata.B26])/[alldata.B26]" office:value-type="percentage" office:value="0.0277777777777778" calcext:value-type="percentage">
            <text:p>3%</text:p>
          </table:table-cell>
          <table:table-cell table:style-name="ce2" office:value-type="float" office:value="144" calcext:value-type="float">
            <text:p>144</text:p>
          </table:table-cell>
          <table:table-cell table:style-name="ce13" table:formula="of:=([alldata.K26]-[alldata.B26])/[alldata.B26]" office:value-type="percentage" office:value="0" calcext:value-type="percentage">
            <text:p>0%</text:p>
          </table:table-cell>
          <table:table-cell table:style-name="ce2" office:value-type="float" office:value="152" calcext:value-type="float">
            <text:p>152</text:p>
          </table:table-cell>
          <table:table-cell table:style-name="ce13" table:formula="of:=([alldata.M26]-[alldata.B26])/[alldata.B26]" office:value-type="percentage" office:value="0.0555555555555556" calcext:value-type="percentage">
            <text:p>6%</text:p>
          </table:table-cell>
        </table:table-row>
        <table:table-row table:style-name="ro1">
          <table:table-cell table:style-name="ce2" office:value-type="string" calcext:value-type="string">
            <text:p>c03</text:p>
          </table:table-cell>
          <table:table-cell table:style-name="ce5" office:value-type="float" office:value="754" calcext:value-type="float">
            <text:p>754</text:p>
          </table:table-cell>
          <table:table-cell table:style-name="ce10" office:value-type="float" office:value="1449" calcext:value-type="float">
            <text:p>1449</text:p>
          </table:table-cell>
          <table:table-cell table:style-name="ce13" table:formula="of:=([alldata.C27]-[alldata.B27])/[alldata.B27]" office:value-type="percentage" office:value="0.921750663129973" calcext:value-type="percentage">
            <text:p>92%</text:p>
          </table:table-cell>
          <table:table-cell table:style-name="ce2" office:value-type="float" office:value="757" calcext:value-type="float">
            <text:p>757</text:p>
          </table:table-cell>
          <table:table-cell table:style-name="ce13" table:formula="of:=([alldata.E27]-[alldata.B27])/[alldata.B27]" office:value-type="percentage" office:value="0.00397877984084881" calcext:value-type="percentage">
            <text:p>0%</text:p>
          </table:table-cell>
          <table:table-cell table:style-name="ce2" office:value-type="float" office:value="788" calcext:value-type="float">
            <text:p>788</text:p>
          </table:table-cell>
          <table:table-cell table:style-name="ce13" table:formula="of:=([alldata.G27]-[alldata.B27])/[alldata.B27]" office:value-type="percentage" office:value="0.0450928381962865" calcext:value-type="percentage">
            <text:p>5%</text:p>
          </table:table-cell>
          <table:table-cell table:style-name="ce2" office:value-type="float" office:value="765" calcext:value-type="float">
            <text:p>765</text:p>
          </table:table-cell>
          <table:table-cell table:style-name="ce13" table:formula="of:=([alldata.I27]-[alldata.B27])/[alldata.B27]" office:value-type="percentage" office:value="0.0145888594164456" calcext:value-type="percentage">
            <text:p>1%</text:p>
          </table:table-cell>
          <table:table-cell table:style-name="ce2" office:value-type="float" office:value="755" calcext:value-type="float">
            <text:p>755</text:p>
          </table:table-cell>
          <table:table-cell table:style-name="ce13" table:formula="of:=([alldata.K27]-[alldata.B27])/[alldata.B27]" office:value-type="percentage" office:value="0.0013262599469496" calcext:value-type="percentage">
            <text:p>0%</text:p>
          </table:table-cell>
          <table:table-cell table:style-name="ce2" office:value-type="float" office:value="765" calcext:value-type="float">
            <text:p>765</text:p>
          </table:table-cell>
          <table:table-cell table:style-name="ce13" table:formula="of:=([alldata.M27]-[alldata.B27])/[alldata.B27]" office:value-type="percentage" office:value="0.0145888594164456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c04</text:p>
          </table:table-cell>
          <table:table-cell table:style-name="ce5" office:value-type="float" office:value="1079" calcext:value-type="float">
            <text:p>1079</text:p>
          </table:table-cell>
          <table:table-cell table:style-name="ce10" office:value-type="float" office:value="1534" calcext:value-type="float">
            <text:p>1534</text:p>
          </table:table-cell>
          <table:table-cell table:style-name="ce13" table:formula="of:=([alldata.C28]-[alldata.B28])/[alldata.B28]" office:value-type="percentage" office:value="0.421686746987952" calcext:value-type="percentage">
            <text:p>42%</text:p>
          </table:table-cell>
          <table:table-cell table:style-name="ce2" office:value-type="float" office:value="1090" calcext:value-type="float">
            <text:p>1090</text:p>
          </table:table-cell>
          <table:table-cell table:style-name="ce13" table:formula="of:=([alldata.E28]-[alldata.B28])/[alldata.B28]" office:value-type="percentage" office:value="0.010194624652456" calcext:value-type="percentage">
            <text:p>1%</text:p>
          </table:table-cell>
          <table:table-cell table:style-name="ce2" office:value-type="float" office:value="1128" calcext:value-type="float">
            <text:p>1128</text:p>
          </table:table-cell>
          <table:table-cell table:style-name="ce13" table:formula="of:=([alldata.G28]-[alldata.B28])/[alldata.B28]" office:value-type="percentage" office:value="0.0454124189063948" calcext:value-type="percentage">
            <text:p>5%</text:p>
          </table:table-cell>
          <table:table-cell table:style-name="ce2" office:value-type="float" office:value="1100" calcext:value-type="float">
            <text:p>1100</text:p>
          </table:table-cell>
          <table:table-cell table:style-name="ce13" table:formula="of:=([alldata.I28]-[alldata.B28])/[alldata.B28]" office:value-type="percentage" office:value="0.0194624652455978" calcext:value-type="percentage">
            <text:p>2%</text:p>
          </table:table-cell>
          <table:table-cell table:style-name="ce2" office:value-type="float" office:value="1083" calcext:value-type="float">
            <text:p>1083</text:p>
          </table:table-cell>
          <table:table-cell table:style-name="ce13" table:formula="of:=([alldata.K28]-[alldata.B28])/[alldata.B28]" office:value-type="percentage" office:value="0.00370713623725672" calcext:value-type="percentage">
            <text:p>0%</text:p>
          </table:table-cell>
          <table:table-cell table:style-name="ce2" office:value-type="float" office:value="1086" calcext:value-type="float">
            <text:p>1086</text:p>
          </table:table-cell>
          <table:table-cell table:style-name="ce13" table:formula="of:=([alldata.M28]-[alldata.B28])/[alldata.B28]" office:value-type="percentage" office:value="0.00648748841519926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c05</text:p>
          </table:table-cell>
          <table:table-cell table:style-name="ce5" office:value-type="float" office:value="1579" calcext:value-type="float">
            <text:p>1579</text:p>
          </table:table-cell>
          <table:table-cell table:style-name="ce10" office:value-type="float" office:value="1638" calcext:value-type="float">
            <text:p>1638</text:p>
          </table:table-cell>
          <table:table-cell table:style-name="ce13" table:formula="of:=([alldata.C29]-[alldata.B29])/[alldata.B29]" office:value-type="percentage" office:value="0.0373654211526282" calcext:value-type="percentage">
            <text:p>4%</text:p>
          </table:table-cell>
          <table:table-cell table:style-name="ce2" office:value-type="float" office:value="1579" calcext:value-type="float">
            <text:p>1579</text:p>
          </table:table-cell>
          <table:table-cell table:style-name="ce13" table:formula="of:=([alldata.E29]-[alldata.B29])/[alldata.B29]" office:value-type="percentage" office:value="0" calcext:value-type="percentage">
            <text:p>0%</text:p>
          </table:table-cell>
          <table:table-cell table:style-name="ce2" office:value-type="float" office:value="1587" calcext:value-type="float">
            <text:p>1587</text:p>
          </table:table-cell>
          <table:table-cell table:style-name="ce13" table:formula="of:=([alldata.G29]-[alldata.B29])/[alldata.B29]" office:value-type="percentage" office:value="0.00506649778340722" calcext:value-type="percentage">
            <text:p>1%</text:p>
          </table:table-cell>
          <table:table-cell table:style-name="ce2" office:value-type="float" office:value="1580" calcext:value-type="float">
            <text:p>1580</text:p>
          </table:table-cell>
          <table:table-cell table:style-name="ce13" table:formula="of:=([alldata.I29]-[alldata.B29])/[alldata.B29]" office:value-type="percentage" office:value="0.000633312222925902" calcext:value-type="percentage">
            <text:p>0%</text:p>
          </table:table-cell>
          <table:table-cell table:style-name="ce2" office:value-type="float" office:value="1579" calcext:value-type="float">
            <text:p>1579</text:p>
          </table:table-cell>
          <table:table-cell table:style-name="ce13" table:formula="of:=([alldata.K29]-[alldata.B29])/[alldata.B29]" office:value-type="percentage" office:value="0" calcext:value-type="percentage">
            <text:p>0%</text:p>
          </table:table-cell>
          <table:table-cell table:style-name="ce2" office:value-type="float" office:value="1587" calcext:value-type="float">
            <text:p>1587</text:p>
          </table:table-cell>
          <table:table-cell table:style-name="ce13" table:formula="of:=([alldata.M29]-[alldata.B29])/[alldata.B29]" office:value-type="percentage" office:value="0.00506649778340722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c06</text:p>
          </table:table-cell>
          <table:table-cell table:style-name="ce5" office:value-type="float" office:value="55" calcext:value-type="float">
            <text:p>55</text:p>
          </table:table-cell>
          <table:table-cell table:style-name="ce10" office:value-type="float" office:value="1261" calcext:value-type="float">
            <text:p>1261</text:p>
          </table:table-cell>
          <table:table-cell table:style-name="ce13" table:formula="of:=([alldata.C30]-[alldata.B30])/[alldata.B30]" office:value-type="percentage" office:value="21.9272727272727" calcext:value-type="percentage">
            <text:p>2193%</text:p>
          </table:table-cell>
          <table:table-cell table:style-name="ce2" office:value-type="float" office:value="55" calcext:value-type="float">
            <text:p>55</text:p>
          </table:table-cell>
          <table:table-cell table:style-name="ce13" table:formula="of:=([alldata.E30]-[alldata.B30])/[alldata.B30]" office:value-type="percentage" office:value="0" calcext:value-type="percentage">
            <text:p>0%</text:p>
          </table:table-cell>
          <table:table-cell table:style-name="ce2" office:value-type="float" office:value="60" calcext:value-type="float">
            <text:p>60</text:p>
          </table:table-cell>
          <table:table-cell table:style-name="ce13" table:formula="of:=([alldata.G30]-[alldata.B30])/[alldata.B30]" office:value-type="percentage" office:value="0.0909090909090909" calcext:value-type="percentage">
            <text:p>9%</text:p>
          </table:table-cell>
          <table:table-cell table:style-name="ce2" office:value-type="float" office:value="60" calcext:value-type="float">
            <text:p>60</text:p>
          </table:table-cell>
          <table:table-cell table:style-name="ce13" table:formula="of:=([alldata.I30]-[alldata.B30])/[alldata.B30]" office:value-type="percentage" office:value="0.0909090909090909" calcext:value-type="percentage">
            <text:p>9%</text:p>
          </table:table-cell>
          <table:table-cell table:style-name="ce2" office:value-type="float" office:value="55" calcext:value-type="float">
            <text:p>55</text:p>
          </table:table-cell>
          <table:table-cell table:style-name="ce13" table:formula="of:=([alldata.K30]-[alldata.B30])/[alldata.B30]" office:value-type="percentage" office:value="0" calcext:value-type="percentage">
            <text:p>0%</text:p>
          </table:table-cell>
          <table:table-cell table:style-name="ce2" office:value-type="float" office:value="57" calcext:value-type="float">
            <text:p>57</text:p>
          </table:table-cell>
          <table:table-cell table:style-name="ce13" table:formula="of:=([alldata.M30]-[alldata.B30])/[alldata.B30]" office:value-type="percentage" office:value="0.0363636363636364" calcext:value-type="percentage">
            <text:p>4%</text:p>
          </table:table-cell>
        </table:table-row>
        <table:table-row table:style-name="ro1">
          <table:table-cell table:style-name="ce2" office:value-type="string" calcext:value-type="string">
            <text:p>c07</text:p>
          </table:table-cell>
          <table:table-cell table:style-name="ce5" office:value-type="float" office:value="102" calcext:value-type="float">
            <text:p>102</text:p>
          </table:table-cell>
          <table:table-cell table:style-name="ce10" office:value-type="float" office:value="1204" calcext:value-type="float">
            <text:p>1204</text:p>
          </table:table-cell>
          <table:table-cell table:style-name="ce13" table:formula="of:=([alldata.C31]-[alldata.B31])/[alldata.B31]" office:value-type="percentage" office:value="10.8039215686275" calcext:value-type="percentage">
            <text:p>1080%</text:p>
          </table:table-cell>
          <table:table-cell table:style-name="ce2" office:value-type="float" office:value="102" calcext:value-type="float">
            <text:p>102</text:p>
          </table:table-cell>
          <table:table-cell table:style-name="ce13" table:formula="of:=([alldata.E31]-[alldata.B31])/[alldata.B31]" office:value-type="percentage" office:value="0" calcext:value-type="percentage">
            <text:p>0%</text:p>
          </table:table-cell>
          <table:table-cell table:style-name="ce2" office:value-type="float" office:value="137" calcext:value-type="float">
            <text:p>137</text:p>
          </table:table-cell>
          <table:table-cell table:style-name="ce13" table:formula="of:=([alldata.G31]-[alldata.B31])/[alldata.B31]" office:value-type="percentage" office:value="0.343137254901961" calcext:value-type="percentage">
            <text:p>34%</text:p>
          </table:table-cell>
          <table:table-cell table:style-name="ce2" office:value-type="float" office:value="114" calcext:value-type="float">
            <text:p>114</text:p>
          </table:table-cell>
          <table:table-cell table:style-name="ce13" table:formula="of:=([alldata.I31]-[alldata.B31])/[alldata.B31]" office:value-type="percentage" office:value="0.117647058823529" calcext:value-type="percentage">
            <text:p>12%</text:p>
          </table:table-cell>
          <table:table-cell table:style-name="ce2" office:value-type="float" office:value="102" calcext:value-type="float">
            <text:p>102</text:p>
          </table:table-cell>
          <table:table-cell table:style-name="ce13" table:formula="of:=([alldata.K31]-[alldata.B31])/[alldata.B31]" office:value-type="percentage" office:value="0" calcext:value-type="percentage">
            <text:p>0%</text:p>
          </table:table-cell>
          <table:table-cell table:style-name="ce2" office:value-type="float" office:value="109" calcext:value-type="float">
            <text:p>109</text:p>
          </table:table-cell>
          <table:table-cell table:style-name="ce13" table:formula="of:=([alldata.M31]-[alldata.B31])/[alldata.B31]" office:value-type="percentage" office:value="0.0686274509803922" calcext:value-type="percentage">
            <text:p>7%</text:p>
          </table:table-cell>
        </table:table-row>
        <table:table-row table:style-name="ro1">
          <table:table-cell table:style-name="ce2" office:value-type="string" calcext:value-type="string">
            <text:p>c08</text:p>
          </table:table-cell>
          <table:table-cell table:style-name="ce5" office:value-type="float" office:value="509" calcext:value-type="float">
            <text:p>509</text:p>
          </table:table-cell>
          <table:table-cell table:style-name="ce10" office:value-type="float" office:value="1172" calcext:value-type="float">
            <text:p>1172</text:p>
          </table:table-cell>
          <table:table-cell table:style-name="ce13" table:formula="of:=([alldata.C32]-[alldata.B32])/[alldata.B32]" office:value-type="percentage" office:value="1.30255402750491" calcext:value-type="percentage">
            <text:p>130%</text:p>
          </table:table-cell>
          <table:table-cell table:style-name="ce2" office:value-type="float" office:value="512" calcext:value-type="float">
            <text:p>512</text:p>
          </table:table-cell>
          <table:table-cell table:style-name="ce13" table:formula="of:=([alldata.E32]-[alldata.B32])/[alldata.B32]" office:value-type="percentage" office:value="0.00589390962671906" calcext:value-type="percentage">
            <text:p>1%</text:p>
          </table:table-cell>
          <table:table-cell table:style-name="ce2" office:value-type="float" office:value="534" calcext:value-type="float">
            <text:p>534</text:p>
          </table:table-cell>
          <table:table-cell table:style-name="ce13" table:formula="of:=([alldata.G32]-[alldata.B32])/[alldata.B32]" office:value-type="percentage" office:value="0.0491159135559921" calcext:value-type="percentage">
            <text:p>5%</text:p>
          </table:table-cell>
          <table:table-cell table:style-name="ce2" office:value-type="float" office:value="546" calcext:value-type="float">
            <text:p>546</text:p>
          </table:table-cell>
          <table:table-cell table:style-name="ce13" table:formula="of:=([alldata.I32]-[alldata.B32])/[alldata.B32]" office:value-type="percentage" office:value="0.0726915520628684" calcext:value-type="percentage">
            <text:p>7%</text:p>
          </table:table-cell>
          <table:table-cell table:style-name="ce2" office:value-type="float" office:value="510" calcext:value-type="float">
            <text:p>510</text:p>
          </table:table-cell>
          <table:table-cell table:style-name="ce13" table:formula="of:=([alldata.K32]-[alldata.B32])/[alldata.B32]" office:value-type="percentage" office:value="0.00196463654223969" calcext:value-type="percentage">
            <text:p>0%</text:p>
          </table:table-cell>
          <table:table-cell table:style-name="ce2" office:value-type="float" office:value="524" calcext:value-type="float">
            <text:p>524</text:p>
          </table:table-cell>
          <table:table-cell table:style-name="ce13" table:formula="of:=([alldata.M32]-[alldata.B32])/[alldata.B32]" office:value-type="percentage" office:value="0.0294695481335953" calcext:value-type="percentage">
            <text:p>3%</text:p>
          </table:table-cell>
        </table:table-row>
        <table:table-row table:style-name="ro1">
          <table:table-cell table:style-name="ce2" office:value-type="string" calcext:value-type="string">
            <text:p>c09</text:p>
          </table:table-cell>
          <table:table-cell table:style-name="ce5" office:value-type="float" office:value="707" calcext:value-type="float">
            <text:p>707</text:p>
          </table:table-cell>
          <table:table-cell table:style-name="ce10" office:value-type="float" office:value="1190" calcext:value-type="float">
            <text:p>1190</text:p>
          </table:table-cell>
          <table:table-cell table:style-name="ce13" table:formula="of:=([alldata.C33]-[alldata.B33])/[alldata.B33]" office:value-type="percentage" office:value="0.683168316831683" calcext:value-type="percentage">
            <text:p>68%</text:p>
          </table:table-cell>
          <table:table-cell table:style-name="ce2" office:value-type="float" office:value="708" calcext:value-type="float">
            <text:p>708</text:p>
          </table:table-cell>
          <table:table-cell table:style-name="ce13" table:formula="of:=([alldata.E33]-[alldata.B33])/[alldata.B33]" office:value-type="percentage" office:value="0.00141442715700141" calcext:value-type="percentage">
            <text:p>0%</text:p>
          </table:table-cell>
          <table:table-cell table:style-name="ce2" office:value-type="float" office:value="744" calcext:value-type="float">
            <text:p>744</text:p>
          </table:table-cell>
          <table:table-cell table:style-name="ce13" table:formula="of:=([alldata.G33]-[alldata.B33])/[alldata.B33]" office:value-type="percentage" office:value="0.0523338048090523" calcext:value-type="percentage">
            <text:p>5%</text:p>
          </table:table-cell>
          <table:table-cell table:style-name="ce2" office:value-type="float" office:value="724" calcext:value-type="float">
            <text:p>724</text:p>
          </table:table-cell>
          <table:table-cell table:style-name="ce13" table:formula="of:=([alldata.I33]-[alldata.B33])/[alldata.B33]" office:value-type="percentage" office:value="0.024045261669024" calcext:value-type="percentage">
            <text:p>2%</text:p>
          </table:table-cell>
          <table:table-cell table:style-name="ce2" office:value-type="float" office:value="708" calcext:value-type="float">
            <text:p>708</text:p>
          </table:table-cell>
          <table:table-cell table:style-name="ce13" table:formula="of:=([alldata.K33]-[alldata.B33])/[alldata.B33]" office:value-type="percentage" office:value="0.00141442715700141" calcext:value-type="percentage">
            <text:p>0%</text:p>
          </table:table-cell>
          <table:table-cell table:style-name="ce2" office:value-type="float" office:value="725" calcext:value-type="float">
            <text:p>725</text:p>
          </table:table-cell>
          <table:table-cell table:style-name="ce13" table:formula="of:=([alldata.M33]-[alldata.B33])/[alldata.B33]" office:value-type="percentage" office:value="0.0254596888260255" calcext:value-type="percentage">
            <text:p>3%</text:p>
          </table:table-cell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5" office:value-type="float" office:value="1093" calcext:value-type="float">
            <text:p>1093</text:p>
          </table:table-cell>
          <table:table-cell table:style-name="ce10" office:value-type="float" office:value="1204" calcext:value-type="float">
            <text:p>1204</text:p>
          </table:table-cell>
          <table:table-cell table:style-name="ce13" table:formula="of:=([alldata.C34]-[alldata.B34])/[alldata.B34]" office:value-type="percentage" office:value="0.101555352241537" calcext:value-type="percentage">
            <text:p>10%</text:p>
          </table:table-cell>
          <table:table-cell table:style-name="ce2" office:value-type="float" office:value="1093" calcext:value-type="float">
            <text:p>1093</text:p>
          </table:table-cell>
          <table:table-cell table:style-name="ce13" table:formula="of:=([alldata.E34]-[alldata.B34])/[alldata.B34]" office:value-type="percentage" office:value="0" calcext:value-type="percentage">
            <text:p>0%</text:p>
          </table:table-cell>
          <table:table-cell table:style-name="ce2" office:value-type="float" office:value="1100" calcext:value-type="float">
            <text:p>1100</text:p>
          </table:table-cell>
          <table:table-cell table:style-name="ce13" table:formula="of:=([alldata.G34]-[alldata.B34])/[alldata.B34]" office:value-type="percentage" office:value="0.00640439158279963" calcext:value-type="percentage">
            <text:p>1%</text:p>
          </table:table-cell>
          <table:table-cell table:style-name="ce2" office:value-type="float" office:value="1095" calcext:value-type="float">
            <text:p>1095</text:p>
          </table:table-cell>
          <table:table-cell table:style-name="ce13" table:formula="of:=([alldata.I34]-[alldata.B34])/[alldata.B34]" office:value-type="percentage" office:value="0.00182982616651418" calcext:value-type="percentage">
            <text:p>0%</text:p>
          </table:table-cell>
          <table:table-cell table:style-name="ce2" office:value-type="float" office:value="1093" calcext:value-type="float">
            <text:p>1093</text:p>
          </table:table-cell>
          <table:table-cell table:style-name="ce13" table:formula="of:=([alldata.K34]-[alldata.B34])/[alldata.B34]" office:value-type="percentage" office:value="0" calcext:value-type="percentage">
            <text:p>0%</text:p>
          </table:table-cell>
          <table:table-cell table:style-name="ce2" office:value-type="float" office:value="1096" calcext:value-type="float">
            <text:p>1096</text:p>
          </table:table-cell>
          <table:table-cell table:style-name="ce13" table:formula="of:=([alldata.M34]-[alldata.B34])/[alldata.B34]" office:value-type="percentage" office:value="0.00274473924977127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c11</text:p>
          </table:table-cell>
          <table:table-cell table:style-name="ce5" office:value-type="float" office:value="32" calcext:value-type="float">
            <text:p>32</text:p>
          </table:table-cell>
          <table:table-cell table:style-name="ce10" office:value-type="float" office:value="500" calcext:value-type="float">
            <text:p>500</text:p>
          </table:table-cell>
          <table:table-cell table:style-name="ce13" table:formula="of:=([alldata.C35]-[alldata.B35])/[alldata.B35]" office:value-type="percentage" office:value="14.625" calcext:value-type="percentage">
            <text:p>1463%</text:p>
          </table:table-cell>
          <table:table-cell table:style-name="ce2" office:value-type="float" office:value="33" calcext:value-type="float">
            <text:p>33</text:p>
          </table:table-cell>
          <table:table-cell table:style-name="ce13" table:formula="of:=([alldata.E35]-[alldata.B35])/[alldata.B35]" office:value-type="percentage" office:value="0.03125" calcext:value-type="percentage">
            <text:p>3%</text:p>
          </table:table-cell>
          <table:table-cell table:style-name="ce2" office:value-type="float" office:value="42" calcext:value-type="float">
            <text:p>42</text:p>
          </table:table-cell>
          <table:table-cell table:style-name="ce13" table:formula="of:=([alldata.G35]-[alldata.B35])/[alldata.B35]" office:value-type="percentage" office:value="0.3125" calcext:value-type="percentage">
            <text:p>31%</text:p>
          </table:table-cell>
          <table:table-cell table:style-name="ce2" office:value-type="float" office:value="40" calcext:value-type="float">
            <text:p>40</text:p>
          </table:table-cell>
          <table:table-cell table:style-name="ce13" table:formula="of:=([alldata.I35]-[alldata.B35])/[alldata.B35]" office:value-type="percentage" office:value="0.25" calcext:value-type="percentage">
            <text:p>25%</text:p>
          </table:table-cell>
          <table:table-cell table:style-name="ce2" office:value-type="float" office:value="32" calcext:value-type="float">
            <text:p>32</text:p>
          </table:table-cell>
          <table:table-cell table:style-name="ce13" table:formula="of:=([alldata.K35]-[alldata.B35])/[alldata.B35]" office:value-type="percentage" office:value="0" calcext:value-type="percentage">
            <text:p>0%</text:p>
          </table:table-cell>
          <table:table-cell table:style-name="ce2" office:value-type="float" office:value="36" calcext:value-type="float">
            <text:p>36</text:p>
          </table:table-cell>
          <table:table-cell table:style-name="ce13" table:formula="of:=([alldata.M35]-[alldata.B35])/[alldata.B35]" office:value-type="percentage" office:value="0.125" calcext:value-type="percentage">
            <text:p>13%</text:p>
          </table:table-cell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5" office:value-type="float" office:value="46" calcext:value-type="float">
            <text:p>46</text:p>
          </table:table-cell>
          <table:table-cell table:style-name="ce10" office:value-type="float" office:value="505" calcext:value-type="float">
            <text:p>505</text:p>
          </table:table-cell>
          <table:table-cell table:style-name="ce13" table:formula="of:=([alldata.C36]-[alldata.B36])/[alldata.B36]" office:value-type="percentage" office:value="9.97826086956522" calcext:value-type="percentage">
            <text:p>998%</text:p>
          </table:table-cell>
          <table:table-cell table:style-name="ce2" office:value-type="float" office:value="47" calcext:value-type="float">
            <text:p>47</text:p>
          </table:table-cell>
          <table:table-cell table:style-name="ce13" table:formula="of:=([alldata.E36]-[alldata.B36])/[alldata.B36]" office:value-type="percentage" office:value="0.0217391304347826" calcext:value-type="percentage">
            <text:p>2%</text:p>
          </table:table-cell>
          <table:table-cell table:style-name="ce2" office:value-type="float" office:value="47" calcext:value-type="float">
            <text:p>47</text:p>
          </table:table-cell>
          <table:table-cell table:style-name="ce13" table:formula="of:=([alldata.G36]-[alldata.B36])/[alldata.B36]" office:value-type="percentage" office:value="0.0217391304347826" calcext:value-type="percentage">
            <text:p>2%</text:p>
          </table:table-cell>
          <table:table-cell table:style-name="ce2" office:value-type="float" office:value="56" calcext:value-type="float">
            <text:p>56</text:p>
          </table:table-cell>
          <table:table-cell table:style-name="ce13" table:formula="of:=([alldata.I36]-[alldata.B36])/[alldata.B36]" office:value-type="percentage" office:value="0.217391304347826" calcext:value-type="percentage">
            <text:p>22%</text:p>
          </table:table-cell>
          <table:table-cell table:style-name="ce2" office:value-type="float" office:value="46" calcext:value-type="float">
            <text:p>46</text:p>
          </table:table-cell>
          <table:table-cell table:style-name="ce13" table:formula="of:=([alldata.K36]-[alldata.B36])/[alldata.B36]" office:value-type="percentage" office:value="0" calcext:value-type="percentage">
            <text:p>0%</text:p>
          </table:table-cell>
          <table:table-cell table:style-name="ce2" office:value-type="float" office:value="46" calcext:value-type="float">
            <text:p>46</text:p>
          </table:table-cell>
          <table:table-cell table:style-name="ce13" table:formula="of:=([alldata.M36]-[alldata.B36])/[alldata.B36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5" office:value-type="float" office:value="258" calcext:value-type="float">
            <text:p>258</text:p>
          </table:table-cell>
          <table:table-cell table:style-name="ce10" office:value-type="float" office:value="542" calcext:value-type="float">
            <text:p>542</text:p>
          </table:table-cell>
          <table:table-cell table:style-name="ce13" table:formula="of:=([alldata.C37]-[alldata.B37])/[alldata.B37]" office:value-type="percentage" office:value="1.10077519379845" calcext:value-type="percentage">
            <text:p>110%</text:p>
          </table:table-cell>
          <table:table-cell table:style-name="ce2" office:value-type="float" office:value="264" calcext:value-type="float">
            <text:p>264</text:p>
          </table:table-cell>
          <table:table-cell table:style-name="ce13" table:formula="of:=([alldata.E37]-[alldata.B37])/[alldata.B37]" office:value-type="percentage" office:value="0.0232558139534884" calcext:value-type="percentage">
            <text:p>2%</text:p>
          </table:table-cell>
          <table:table-cell table:style-name="ce2" office:value-type="float" office:value="268" calcext:value-type="float">
            <text:p>268</text:p>
          </table:table-cell>
          <table:table-cell table:style-name="ce13" table:formula="of:=([alldata.G37]-[alldata.B37])/[alldata.B37]" office:value-type="percentage" office:value="0.0387596899224806" calcext:value-type="percentage">
            <text:p>4%</text:p>
          </table:table-cell>
          <table:table-cell table:style-name="ce2" office:value-type="float" office:value="266" calcext:value-type="float">
            <text:p>266</text:p>
          </table:table-cell>
          <table:table-cell table:style-name="ce13" table:formula="of:=([alldata.I37]-[alldata.B37])/[alldata.B37]" office:value-type="percentage" office:value="0.0310077519379845" calcext:value-type="percentage">
            <text:p>3%</text:p>
          </table:table-cell>
          <table:table-cell table:style-name="ce2" office:value-type="float" office:value="260" calcext:value-type="float">
            <text:p>260</text:p>
          </table:table-cell>
          <table:table-cell table:style-name="ce13" table:formula="of:=([alldata.K37]-[alldata.B37])/[alldata.B37]" office:value-type="percentage" office:value="0.00775193798449612" calcext:value-type="percentage">
            <text:p>1%</text:p>
          </table:table-cell>
          <table:table-cell table:style-name="ce2" office:value-type="float" office:value="265" calcext:value-type="float">
            <text:p>265</text:p>
          </table:table-cell>
          <table:table-cell table:style-name="ce13" table:formula="of:=([alldata.M37]-[alldata.B37])/[alldata.B37]" office:value-type="percentage" office:value="0.0271317829457364" calcext:value-type="percentage">
            <text:p>3%</text:p>
          </table:table-cell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5" office:value-type="float" office:value="323" calcext:value-type="float">
            <text:p>323</text:p>
          </table:table-cell>
          <table:table-cell table:style-name="ce10" office:value-type="float" office:value="539" calcext:value-type="float">
            <text:p>539</text:p>
          </table:table-cell>
          <table:table-cell table:style-name="ce13" table:formula="of:=([alldata.C38]-[alldata.B38])/[alldata.B38]" office:value-type="percentage" office:value="0.668730650154799" calcext:value-type="percentage">
            <text:p>67%</text:p>
          </table:table-cell>
          <table:table-cell table:style-name="ce2" office:value-type="float" office:value="331" calcext:value-type="float">
            <text:p>331</text:p>
          </table:table-cell>
          <table:table-cell table:style-name="ce13" table:formula="of:=([alldata.E38]-[alldata.B38])/[alldata.B38]" office:value-type="percentage" office:value="0.0247678018575851" calcext:value-type="percentage">
            <text:p>2%</text:p>
          </table:table-cell>
          <table:table-cell table:style-name="ce2" office:value-type="float" office:value="335" calcext:value-type="float">
            <text:p>335</text:p>
          </table:table-cell>
          <table:table-cell table:style-name="ce13" table:formula="of:=([alldata.G38]-[alldata.B38])/[alldata.B38]" office:value-type="percentage" office:value="0.0371517027863777" calcext:value-type="percentage">
            <text:p>4%</text:p>
          </table:table-cell>
          <table:table-cell table:style-name="ce2" office:value-type="float" office:value="332" calcext:value-type="float">
            <text:p>332</text:p>
          </table:table-cell>
          <table:table-cell table:style-name="ce13" table:formula="of:=([alldata.I38]-[alldata.B38])/[alldata.B38]" office:value-type="percentage" office:value="0.0278637770897833" calcext:value-type="percentage">
            <text:p>3%</text:p>
          </table:table-cell>
          <table:table-cell table:style-name="ce2" office:value-type="float" office:value="326" calcext:value-type="float">
            <text:p>326</text:p>
          </table:table-cell>
          <table:table-cell table:style-name="ce13" table:formula="of:=([alldata.K38]-[alldata.B38])/[alldata.B38]" office:value-type="percentage" office:value="0.00928792569659443" calcext:value-type="percentage">
            <text:p>1%</text:p>
          </table:table-cell>
          <table:table-cell table:style-name="ce2" office:value-type="float" office:value="330" calcext:value-type="float">
            <text:p>330</text:p>
          </table:table-cell>
          <table:table-cell table:style-name="ce13" table:formula="of:=([alldata.M38]-[alldata.B38])/[alldata.B38]" office:value-type="percentage" office:value="0.021671826625387" calcext:value-type="percentage">
            <text:p>2%</text:p>
          </table:table-cell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5" office:value-type="float" office:value="556" calcext:value-type="float">
            <text:p>556</text:p>
          </table:table-cell>
          <table:table-cell table:style-name="ce10" office:value-type="float" office:value="640" calcext:value-type="float">
            <text:p>640</text:p>
          </table:table-cell>
          <table:table-cell table:style-name="ce13" table:formula="of:=([alldata.C39]-[alldata.B39])/[alldata.B39]" office:value-type="percentage" office:value="0.151079136690647" calcext:value-type="percentage">
            <text:p>15%</text:p>
          </table:table-cell>
          <table:table-cell table:style-name="ce2" office:value-type="float" office:value="559" calcext:value-type="float">
            <text:p>559</text:p>
          </table:table-cell>
          <table:table-cell table:style-name="ce13" table:formula="of:=([alldata.E39]-[alldata.B39])/[alldata.B39]" office:value-type="percentage" office:value="0.00539568345323741" calcext:value-type="percentage">
            <text:p>1%</text:p>
          </table:table-cell>
          <table:table-cell table:style-name="ce2" office:value-type="float" office:value="563" calcext:value-type="float">
            <text:p>563</text:p>
          </table:table-cell>
          <table:table-cell table:style-name="ce13" table:formula="of:=([alldata.G39]-[alldata.B39])/[alldata.B39]" office:value-type="percentage" office:value="0.012589928057554" calcext:value-type="percentage">
            <text:p>1%</text:p>
          </table:table-cell>
          <table:table-cell table:style-name="ce2" office:value-type="float" office:value="559" calcext:value-type="float">
            <text:p>559</text:p>
          </table:table-cell>
          <table:table-cell table:style-name="ce13" table:formula="of:=([alldata.I39]-[alldata.B39])/[alldata.B39]" office:value-type="percentage" office:value="0.00539568345323741" calcext:value-type="percentage">
            <text:p>1%</text:p>
          </table:table-cell>
          <table:table-cell table:style-name="ce2" office:value-type="float" office:value="556" calcext:value-type="float">
            <text:p>556</text:p>
          </table:table-cell>
          <table:table-cell table:style-name="ce13" table:formula="of:=([alldata.K39]-[alldata.B39])/[alldata.B39]" office:value-type="percentage" office:value="0" calcext:value-type="percentage">
            <text:p>0%</text:p>
          </table:table-cell>
          <table:table-cell table:style-name="ce2" office:value-type="float" office:value="562" calcext:value-type="float">
            <text:p>562</text:p>
          </table:table-cell>
          <table:table-cell table:style-name="ce13" table:formula="of:=([alldata.M39]-[alldata.B39])/[alldata.B39]" office:value-type="percentage" office:value="0.0107913669064748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5" office:value-type="float" office:value="11" calcext:value-type="float">
            <text:p>11</text:p>
          </table:table-cell>
          <table:table-cell table:style-name="ce10" office:value-type="float" office:value="221" calcext:value-type="float">
            <text:p>221</text:p>
          </table:table-cell>
          <table:table-cell table:style-name="ce13" table:formula="of:=([alldata.C40]-[alldata.B40])/[alldata.B40]" office:value-type="percentage" office:value="19.0909090909091" calcext:value-type="percentage">
            <text:p>1909%</text:p>
          </table:table-cell>
          <table:table-cell table:style-name="ce2" office:value-type="float" office:value="18" calcext:value-type="float">
            <text:p>18</text:p>
          </table:table-cell>
          <table:table-cell table:style-name="ce13" table:formula="of:=([alldata.E40]-[alldata.B40])/[alldata.B40]" office:value-type="percentage" office:value="0.636363636363636" calcext:value-type="percentage">
            <text:p>64%</text:p>
          </table:table-cell>
          <table:table-cell table:style-name="ce2" office:value-type="float" office:value="14" calcext:value-type="float">
            <text:p>14</text:p>
          </table:table-cell>
          <table:table-cell table:style-name="ce13" table:formula="of:=([alldata.G40]-[alldata.B40])/[alldata.B40]" office:value-type="percentage" office:value="0.272727272727273" calcext:value-type="percentage">
            <text:p>27%</text:p>
          </table:table-cell>
          <table:table-cell table:style-name="ce2" office:value-type="float" office:value="13" calcext:value-type="float">
            <text:p>13</text:p>
          </table:table-cell>
          <table:table-cell table:style-name="ce13" table:formula="of:=([alldata.I40]-[alldata.B40])/[alldata.B40]" office:value-type="percentage" office:value="0.181818181818182" calcext:value-type="percentage">
            <text:p>18%</text:p>
          </table:table-cell>
          <table:table-cell table:style-name="ce2" office:value-type="float" office:value="12" calcext:value-type="float">
            <text:p>12</text:p>
          </table:table-cell>
          <table:table-cell table:style-name="ce13" table:formula="of:=([alldata.K40]-[alldata.B40])/[alldata.B40]" office:value-type="percentage" office:value="0.0909090909090909" calcext:value-type="percentage">
            <text:p>9%</text:p>
          </table:table-cell>
          <table:table-cell table:style-name="ce2" office:value-type="float" office:value="12" calcext:value-type="float">
            <text:p>12</text:p>
          </table:table-cell>
          <table:table-cell table:style-name="ce13" table:formula="of:=([alldata.M40]-[alldata.B40])/[alldata.B40]" office:value-type="percentage" office:value="0.0909090909090909" calcext:value-type="percentage">
            <text:p>9%</text:p>
          </table:table-cell>
        </table:table-row>
        <table:table-row table:style-name="ro1">
          <table:table-cell table:style-name="ce2" office:value-type="string" calcext:value-type="string">
            <text:p>c17</text:p>
          </table:table-cell>
          <table:table-cell table:style-name="ce5" office:value-type="float" office:value="18" calcext:value-type="float">
            <text:p>18</text:p>
          </table:table-cell>
          <table:table-cell table:style-name="ce10" office:value-type="float" office:value="226" calcext:value-type="float">
            <text:p>226</text:p>
          </table:table-cell>
          <table:table-cell table:style-name="ce13" table:formula="of:=([alldata.C41]-[alldata.B41])/[alldata.B41]" office:value-type="percentage" office:value="11.5555555555556" calcext:value-type="percentage">
            <text:p>1156%</text:p>
          </table:table-cell>
          <table:table-cell table:style-name="ce2" office:value-type="float" office:value="24" calcext:value-type="float">
            <text:p>24</text:p>
          </table:table-cell>
          <table:table-cell table:style-name="ce13" table:formula="of:=([alldata.E41]-[alldata.B41])/[alldata.B41]" office:value-type="percentage" office:value="0.333333333333333" calcext:value-type="percentage">
            <text:p>33%</text:p>
          </table:table-cell>
          <table:table-cell table:style-name="ce2" office:value-type="float" office:value="28" calcext:value-type="float">
            <text:p>28</text:p>
          </table:table-cell>
          <table:table-cell table:style-name="ce13" table:formula="of:=([alldata.G41]-[alldata.B41])/[alldata.B41]" office:value-type="percentage" office:value="0.555555555555556" calcext:value-type="percentage">
            <text:p>56%</text:p>
          </table:table-cell>
          <table:table-cell table:style-name="ce2" office:value-type="float" office:value="25" calcext:value-type="float">
            <text:p>25</text:p>
          </table:table-cell>
          <table:table-cell table:style-name="ce13" table:formula="of:=([alldata.I41]-[alldata.B41])/[alldata.B41]" office:value-type="percentage" office:value="0.388888888888889" calcext:value-type="percentage">
            <text:p>39%</text:p>
          </table:table-cell>
          <table:table-cell table:style-name="ce2" office:value-type="float" office:value="20" calcext:value-type="float">
            <text:p>20</text:p>
          </table:table-cell>
          <table:table-cell table:style-name="ce13" table:formula="of:=([alldata.K41]-[alldata.B41])/[alldata.B41]" office:value-type="percentage" office:value="0.111111111111111" calcext:value-type="percentage">
            <text:p>11%</text:p>
          </table:table-cell>
          <table:table-cell table:style-name="ce2" office:value-type="float" office:value="21" calcext:value-type="float">
            <text:p>21</text:p>
          </table:table-cell>
          <table:table-cell table:style-name="ce13" table:formula="of:=([alldata.M41]-[alldata.B41])/[alldata.B41]" office:value-type="percentage" office:value="0.166666666666667" calcext:value-type="percentage">
            <text:p>17%</text:p>
          </table:table-cell>
        </table:table-row>
        <table:table-row table:style-name="ro1">
          <table:table-cell table:style-name="ce2" office:value-type="string" calcext:value-type="string">
            <text:p>c18</text:p>
          </table:table-cell>
          <table:table-cell table:style-name="ce5" office:value-type="float" office:value="113" calcext:value-type="float">
            <text:p>113</text:p>
          </table:table-cell>
          <table:table-cell table:style-name="ce10" office:value-type="float" office:value="267" calcext:value-type="float">
            <text:p>267</text:p>
          </table:table-cell>
          <table:table-cell table:style-name="ce13" table:formula="of:=([alldata.C42]-[alldata.B42])/[alldata.B42]" office:value-type="percentage" office:value="1.36283185840708" calcext:value-type="percentage">
            <text:p>136%</text:p>
          </table:table-cell>
          <table:table-cell table:style-name="ce2" office:value-type="float" office:value="145" calcext:value-type="float">
            <text:p>145</text:p>
          </table:table-cell>
          <table:table-cell table:style-name="ce13" table:formula="of:=([alldata.E42]-[alldata.B42])/[alldata.B42]" office:value-type="percentage" office:value="0.283185840707965" calcext:value-type="percentage">
            <text:p>28%</text:p>
          </table:table-cell>
          <table:table-cell table:style-name="ce2" office:value-type="float" office:value="124" calcext:value-type="float">
            <text:p>124</text:p>
          </table:table-cell>
          <table:table-cell table:style-name="ce13" table:formula="of:=([alldata.G42]-[alldata.B42])/[alldata.B42]" office:value-type="percentage" office:value="0.0973451327433628" calcext:value-type="percentage">
            <text:p>10%</text:p>
          </table:table-cell>
          <table:table-cell table:style-name="ce2" office:value-type="float" office:value="122" calcext:value-type="float">
            <text:p>122</text:p>
          </table:table-cell>
          <table:table-cell table:style-name="ce13" table:formula="of:=([alldata.I42]-[alldata.B42])/[alldata.B42]" office:value-type="percentage" office:value="0.079646017699115" calcext:value-type="percentage">
            <text:p>8%</text:p>
          </table:table-cell>
          <table:table-cell table:style-name="ce2" office:value-type="float" office:value="117" calcext:value-type="float">
            <text:p>117</text:p>
          </table:table-cell>
          <table:table-cell table:style-name="ce13" table:formula="of:=([alldata.K42]-[alldata.B42])/[alldata.B42]" office:value-type="percentage" office:value="0.0353982300884956" calcext:value-type="percentage">
            <text:p>4%</text:p>
          </table:table-cell>
          <table:table-cell table:style-name="ce2" office:value-type="float" office:value="118" calcext:value-type="float">
            <text:p>118</text:p>
          </table:table-cell>
          <table:table-cell table:style-name="ce13" table:formula="of:=([alldata.M42]-[alldata.B42])/[alldata.B42]" office:value-type="percentage" office:value="0.0442477876106195" calcext:value-type="percentage">
            <text:p>4%</text:p>
          </table:table-cell>
        </table:table-row>
        <table:table-row table:style-name="ro1">
          <table:table-cell table:style-name="ce2" office:value-type="string" calcext:value-type="string">
            <text:p>c19</text:p>
          </table:table-cell>
          <table:table-cell table:style-name="ce5" office:value-type="float" office:value="146" calcext:value-type="float">
            <text:p>146</text:p>
          </table:table-cell>
          <table:table-cell table:style-name="ce10" office:value-type="float" office:value="272" calcext:value-type="float">
            <text:p>272</text:p>
          </table:table-cell>
          <table:table-cell table:style-name="ce13" table:formula="of:=([alldata.C43]-[alldata.B43])/[alldata.B43]" office:value-type="percentage" office:value="0.863013698630137" calcext:value-type="percentage">
            <text:p>86%</text:p>
          </table:table-cell>
          <table:table-cell table:style-name="ce2" office:value-type="float" office:value="182" calcext:value-type="float">
            <text:p>182</text:p>
          </table:table-cell>
          <table:table-cell table:style-name="ce13" table:formula="of:=([alldata.E43]-[alldata.B43])/[alldata.B43]" office:value-type="percentage" office:value="0.246575342465753" calcext:value-type="percentage">
            <text:p>25%</text:p>
          </table:table-cell>
          <table:table-cell table:style-name="ce2" office:value-type="float" office:value="165" calcext:value-type="float">
            <text:p>165</text:p>
          </table:table-cell>
          <table:table-cell table:style-name="ce13" table:formula="of:=([alldata.G43]-[alldata.B43])/[alldata.B43]" office:value-type="percentage" office:value="0.13013698630137" calcext:value-type="percentage">
            <text:p>13%</text:p>
          </table:table-cell>
          <table:table-cell table:style-name="ce2" office:value-type="float" office:value="152" calcext:value-type="float">
            <text:p>152</text:p>
          </table:table-cell>
          <table:table-cell table:style-name="ce13" table:formula="of:=([alldata.I43]-[alldata.B43])/[alldata.B43]" office:value-type="percentage" office:value="0.0410958904109589" calcext:value-type="percentage">
            <text:p>4%</text:p>
          </table:table-cell>
          <table:table-cell table:style-name="ce2" office:value-type="float" office:value="150" calcext:value-type="float">
            <text:p>150</text:p>
          </table:table-cell>
          <table:table-cell table:style-name="ce13" table:formula="of:=([alldata.K43]-[alldata.B43])/[alldata.B43]" office:value-type="percentage" office:value="0.0273972602739726" calcext:value-type="percentage">
            <text:p>3%</text:p>
          </table:table-cell>
          <table:table-cell table:style-name="ce2" office:value-type="float" office:value="150" calcext:value-type="float">
            <text:p>150</text:p>
          </table:table-cell>
          <table:table-cell table:style-name="ce13" table:formula="of:=([alldata.M43]-[alldata.B43])/[alldata.B43]" office:value-type="percentage" office:value="0.0273972602739726" calcext:value-type="percentage">
            <text:p>3%</text:p>
          </table:table-cell>
        </table:table-row>
        <table:table-row table:style-name="ro1">
          <table:table-cell table:style-name="ce2" office:value-type="string" calcext:value-type="string">
            <text:p>c20</text:p>
          </table:table-cell>
          <table:table-cell table:style-name="ce5" office:value-type="float" office:value="267" calcext:value-type="float">
            <text:p>267</text:p>
          </table:table-cell>
          <table:table-cell table:style-name="ce10" office:value-type="float" office:value="331" calcext:value-type="float">
            <text:p>331</text:p>
          </table:table-cell>
          <table:table-cell table:style-name="ce13" table:formula="of:=([alldata.C44]-[alldata.B44])/[alldata.B44]" office:value-type="percentage" office:value="0.239700374531835" calcext:value-type="percentage">
            <text:p>24%</text:p>
          </table:table-cell>
          <table:table-cell table:style-name="ce2" office:value-type="float" office:value="312" calcext:value-type="float">
            <text:p>312</text:p>
          </table:table-cell>
          <table:table-cell table:style-name="ce13" table:formula="of:=([alldata.E44]-[alldata.B44])/[alldata.B44]" office:value-type="percentage" office:value="0.168539325842697" calcext:value-type="percentage">
            <text:p>17%</text:p>
          </table:table-cell>
          <table:table-cell table:style-name="ce2" office:value-type="float" office:value="281" calcext:value-type="float">
            <text:p>281</text:p>
          </table:table-cell>
          <table:table-cell table:style-name="ce13" table:formula="of:=([alldata.G44]-[alldata.B44])/[alldata.B44]" office:value-type="percentage" office:value="0.052434456928839" calcext:value-type="percentage">
            <text:p>5%</text:p>
          </table:table-cell>
          <table:table-cell table:style-name="ce2" office:value-type="float" office:value="268" calcext:value-type="float">
            <text:p>268</text:p>
          </table:table-cell>
          <table:table-cell table:style-name="ce13" table:formula="of:=([alldata.I44]-[alldata.B44])/[alldata.B44]" office:value-type="percentage" office:value="0.00374531835205992" calcext:value-type="percentage">
            <text:p>0%</text:p>
          </table:table-cell>
          <table:table-cell table:style-name="ce2" office:value-type="float" office:value="267" calcext:value-type="float">
            <text:p>267</text:p>
          </table:table-cell>
          <table:table-cell table:style-name="ce13" table:formula="of:=([alldata.K44]-[alldata.B44])/[alldata.B44]" office:value-type="percentage" office:value="0" calcext:value-type="percentage">
            <text:p>0%</text:p>
          </table:table-cell>
          <table:table-cell table:style-name="ce2" office:value-type="float" office:value="267" calcext:value-type="float">
            <text:p>267</text:p>
          </table:table-cell>
          <table:table-cell table:style-name="ce13" table:formula="of:=([alldata.M44]-[alldata.B44])/[alldata.B44]" office:value-type="percentage" office:value="0" calcext:value-type="percentage">
            <text:p>0%</text:p>
          </table:table-cell>
        </table:table-row>
        <table:table-row table:style-name="ro1">
          <table:table-cell table:style-name="ce3"/>
          <table:table-cell table:style-name="ce6"/>
          <table:table-cell table:style-name="ce11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5" office:value-type="float" office:value="106" calcext:value-type="float">
            <text:p>106</text:p>
          </table:table-cell>
          <table:table-cell table:style-name="ce10" office:value-type="float" office:value="180820" calcext:value-type="float">
            <text:p>181K</text:p>
          </table:table-cell>
          <table:table-cell table:style-name="ce15" table:formula="of:=([alldata.C46]-[alldata.B46])*100/[alldata.B46]" office:value-type="float" office:value="170484.905660377" calcext:value-type="float">
            <text:p>170K%</text:p>
          </table:table-cell>
          <table:table-cell table:style-name="ce2" office:value-type="float" office:value="107" calcext:value-type="float">
            <text:p>107</text:p>
          </table:table-cell>
          <table:table-cell table:style-name="ce13" table:formula="of:=([alldata.E46]-[alldata.B46])/[alldata.B46]" office:value-type="percentage" office:value="0.00943396226415094" calcext:value-type="percentage">
            <text:p>1%</text:p>
          </table:table-cell>
          <table:table-cell table:style-name="ce2" office:value-type="float" office:value="131" calcext:value-type="float">
            <text:p>131</text:p>
          </table:table-cell>
          <table:table-cell table:style-name="ce13" table:formula="of:=([alldata.G46]-[alldata.B46])/[alldata.B46]" office:value-type="percentage" office:value="0.235849056603774" calcext:value-type="percentage">
            <text:p>24%</text:p>
          </table:table-cell>
          <table:table-cell table:style-name="ce17" office:value-type="float" office:value="119" calcext:value-type="float">
            <text:p>119</text:p>
          </table:table-cell>
          <table:table-cell table:style-name="ce19" table:formula="of:=([alldata.I46]-[alldata.B46])*100/[alldata.B46]" office:value-type="float" office:value="12.2641509433962" calcext:value-type="float">
            <text:p>12%</text:p>
          </table:table-cell>
          <table:table-cell table:style-name="ce2" office:value-type="float" office:value="106" calcext:value-type="float">
            <text:p>106</text:p>
          </table:table-cell>
          <table:table-cell table:style-name="ce13" table:formula="of:=([alldata.K46]-[alldata.B46])/[alldata.B46]" office:value-type="percentage" office:value="0" calcext:value-type="percentage">
            <text:p>0%</text:p>
          </table:table-cell>
          <table:table-cell table:style-name="ce2" office:value-type="float" office:value="108" calcext:value-type="float">
            <text:p>108</text:p>
          </table:table-cell>
          <table:table-cell table:style-name="ce13" table:formula="of:=([alldata.M46]-[alldata.B46])/[alldata.B46]" office:value-type="percentage" office:value="0.0188679245283019" calcext:value-type="percentage">
            <text:p>2%</text:p>
          </table:table-cell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5" office:value-type="float" office:value="220" calcext:value-type="float">
            <text:p>220</text:p>
          </table:table-cell>
          <table:table-cell table:style-name="ce10" office:value-type="float" office:value="139667" calcext:value-type="float">
            <text:p>140K</text:p>
          </table:table-cell>
          <table:table-cell table:style-name="ce15" table:formula="of:=([alldata.C47]-[alldata.B47])*100/[alldata.B47]" office:value-type="float" office:value="63385" calcext:value-type="float">
            <text:p>63K%</text:p>
          </table:table-cell>
          <table:table-cell table:style-name="ce2" office:value-type="float" office:value="229" calcext:value-type="float">
            <text:p>229</text:p>
          </table:table-cell>
          <table:table-cell table:style-name="ce13" table:formula="of:=([alldata.E47]-[alldata.B47])/[alldata.B47]" office:value-type="percentage" office:value="0.0409090909090909" calcext:value-type="percentage">
            <text:p>4%</text:p>
          </table:table-cell>
          <table:table-cell table:style-name="ce2" office:value-type="float" office:value="281" calcext:value-type="float">
            <text:p>281</text:p>
          </table:table-cell>
          <table:table-cell table:style-name="ce13" table:formula="of:=([alldata.G47]-[alldata.B47])/[alldata.B47]" office:value-type="percentage" office:value="0.277272727272727" calcext:value-type="percentage">
            <text:p>28%</text:p>
          </table:table-cell>
          <table:table-cell table:style-name="ce17" office:value-type="float" office:value="249" calcext:value-type="float">
            <text:p>249</text:p>
          </table:table-cell>
          <table:table-cell table:style-name="ce19" table:formula="of:=([alldata.I47]-[alldata.B47])*100/[alldata.B47]" office:value-type="float" office:value="13.1818181818182" calcext:value-type="float">
            <text:p>13%</text:p>
          </table:table-cell>
          <table:table-cell table:style-name="ce2" office:value-type="float" office:value="224" calcext:value-type="float">
            <text:p>224</text:p>
          </table:table-cell>
          <table:table-cell table:style-name="ce13" table:formula="of:=([alldata.K47]-[alldata.B47])/[alldata.B47]" office:value-type="percentage" office:value="0.0181818181818182" calcext:value-type="percentage">
            <text:p>2%</text:p>
          </table:table-cell>
          <table:table-cell table:style-name="ce2" office:value-type="float" office:value="246" calcext:value-type="float">
            <text:p>246</text:p>
          </table:table-cell>
          <table:table-cell table:style-name="ce13" table:formula="of:=([alldata.M47]-[alldata.B47])/[alldata.B47]" office:value-type="percentage" office:value="0.118181818181818" calcext:value-type="percentage">
            <text:p>12%</text:p>
          </table:table-cell>
        </table:table-row>
        <table:table-row table:style-name="ro1">
          <table:table-cell table:style-name="ce2" office:value-type="string" calcext:value-type="string">
            <text:p>d03</text:p>
          </table:table-cell>
          <table:table-cell table:style-name="ce5" office:value-type="float" office:value="1565" calcext:value-type="float">
            <text:p>1565</text:p>
          </table:table-cell>
          <table:table-cell table:style-name="ce10" office:value-type="float" office:value="141757" calcext:value-type="float">
            <text:p>142K</text:p>
          </table:table-cell>
          <table:table-cell table:style-name="ce15" table:formula="of:=([alldata.C48]-[alldata.B48])*100/[alldata.B48]" office:value-type="float" office:value="8957.9552715655" calcext:value-type="float">
            <text:p>8958%</text:p>
          </table:table-cell>
          <table:table-cell table:style-name="ce2" office:value-type="float" office:value="1590" calcext:value-type="float">
            <text:p>1590</text:p>
          </table:table-cell>
          <table:table-cell table:style-name="ce13" table:formula="of:=([alldata.E48]-[alldata.B48])/[alldata.B48]" office:value-type="percentage" office:value="0.0159744408945687" calcext:value-type="percentage">
            <text:p>2%</text:p>
          </table:table-cell>
          <table:table-cell table:style-name="ce2" office:value-type="float" office:value="1735" calcext:value-type="float">
            <text:p>1735</text:p>
          </table:table-cell>
          <table:table-cell table:style-name="ce13" table:formula="of:=([alldata.G48]-[alldata.B48])/[alldata.B48]" office:value-type="percentage" office:value="0.108626198083067" calcext:value-type="percentage">
            <text:p>11%</text:p>
          </table:table-cell>
          <table:table-cell table:style-name="ce17" office:value-type="float" office:value="1642" calcext:value-type="float">
            <text:p>2K</text:p>
          </table:table-cell>
          <table:table-cell table:style-name="ce19" table:formula="of:=([alldata.I48]-[alldata.B48])*100/[alldata.B48]" office:value-type="float" office:value="4.92012779552716" calcext:value-type="float">
            <text:p>5%</text:p>
          </table:table-cell>
          <table:table-cell table:style-name="ce2" office:value-type="float" office:value="1570" calcext:value-type="float">
            <text:p>1570</text:p>
          </table:table-cell>
          <table:table-cell table:style-name="ce13" table:formula="of:=([alldata.K48]-[alldata.B48])/[alldata.B48]" office:value-type="percentage" office:value="0.00319488817891374" calcext:value-type="percentage">
            <text:p>0%</text:p>
          </table:table-cell>
          <table:table-cell table:style-name="ce2" office:value-type="float" office:value="1603" calcext:value-type="float">
            <text:p>1603</text:p>
          </table:table-cell>
          <table:table-cell table:style-name="ce13" table:formula="of:=([alldata.M48]-[alldata.B48])/[alldata.B48]" office:value-type="percentage" office:value="0.0242811501597444" calcext:value-type="percentage">
            <text:p>2%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5" office:value-type="float" office:value="1935" calcext:value-type="float">
            <text:p>1935</text:p>
          </table:table-cell>
          <table:table-cell table:style-name="ce10" office:value-type="float" office:value="83515" calcext:value-type="float">
            <text:p>83515</text:p>
          </table:table-cell>
          <table:table-cell table:style-name="ce15" table:formula="of:=([alldata.C49]-[alldata.B49])*100/[alldata.B49]" office:value-type="float" office:value="4216.02067183463" calcext:value-type="float">
            <text:p>4216%</text:p>
          </table:table-cell>
          <table:table-cell table:style-name="ce2" office:value-type="float" office:value="1950" calcext:value-type="float">
            <text:p>1950</text:p>
          </table:table-cell>
          <table:table-cell table:style-name="ce13" table:formula="of:=([alldata.E49]-[alldata.B49])/[alldata.B49]" office:value-type="percentage" office:value="0.00775193798449612" calcext:value-type="percentage">
            <text:p>1%</text:p>
          </table:table-cell>
          <table:table-cell table:style-name="ce2" office:value-type="float" office:value="2056" calcext:value-type="float">
            <text:p>2056</text:p>
          </table:table-cell>
          <table:table-cell table:style-name="ce13" table:formula="of:=([alldata.G49]-[alldata.B49])/[alldata.B49]" office:value-type="percentage" office:value="0.0625322997416021" calcext:value-type="percentage">
            <text:p>6%</text:p>
          </table:table-cell>
          <table:table-cell table:style-name="ce17" office:value-type="float" office:value="1973" calcext:value-type="float">
            <text:p>2K</text:p>
          </table:table-cell>
          <table:table-cell table:style-name="ce19" table:formula="of:=([alldata.I49]-[alldata.B49])*100/[alldata.B49]" office:value-type="float" office:value="1.96382428940568" calcext:value-type="float">
            <text:p>2%</text:p>
          </table:table-cell>
          <table:table-cell table:style-name="ce2" office:value-type="float" office:value="1941" calcext:value-type="float">
            <text:p>1941</text:p>
          </table:table-cell>
          <table:table-cell table:style-name="ce13" table:formula="of:=([alldata.K49]-[alldata.B49])/[alldata.B49]" office:value-type="percentage" office:value="0.00310077519379845" calcext:value-type="percentage">
            <text:p>0%</text:p>
          </table:table-cell>
          <table:table-cell table:style-name="ce2" office:value-type="float" office:value="1971" calcext:value-type="float">
            <text:p>1971</text:p>
          </table:table-cell>
          <table:table-cell table:style-name="ce13" table:formula="of:=([alldata.M49]-[alldata.B49])/[alldata.B49]" office:value-type="percentage" office:value="0.0186046511627907" calcext:value-type="percentage">
            <text:p>2%</text:p>
          </table:table-cell>
        </table:table-row>
        <table:table-row table:style-name="ro1">
          <table:table-cell table:style-name="ce2" office:value-type="string" calcext:value-type="string">
            <text:p>d05</text:p>
          </table:table-cell>
          <table:table-cell table:style-name="ce5" office:value-type="float" office:value="3250" calcext:value-type="float">
            <text:p>3250</text:p>
          </table:table-cell>
          <table:table-cell table:style-name="ce10" office:value-type="float" office:value="11375" calcext:value-type="float">
            <text:p>11375</text:p>
          </table:table-cell>
          <table:table-cell table:style-name="ce15" table:formula="of:=([alldata.C50]-[alldata.B50])*100/[alldata.B50]" office:value-type="float" office:value="250" calcext:value-type="float">
            <text:p>250%</text:p>
          </table:table-cell>
          <table:table-cell table:style-name="ce2" office:value-type="float" office:value="3253" calcext:value-type="float">
            <text:p>3253</text:p>
          </table:table-cell>
          <table:table-cell table:style-name="ce13" table:formula="of:=([alldata.E50]-[alldata.B50])/[alldata.B50]" office:value-type="percentage" office:value="0.000923076923076923" calcext:value-type="percentage">
            <text:p>0%</text:p>
          </table:table-cell>
          <table:table-cell table:style-name="ce2" office:value-type="float" office:value="3296" calcext:value-type="float">
            <text:p>3296</text:p>
          </table:table-cell>
          <table:table-cell table:style-name="ce13" table:formula="of:=([alldata.G50]-[alldata.B50])/[alldata.B50]" office:value-type="percentage" office:value="0.0141538461538462" calcext:value-type="percentage">
            <text:p>1%</text:p>
          </table:table-cell>
          <table:table-cell table:style-name="ce17" office:value-type="float" office:value="1003259" calcext:value-type="float">
            <text:p>1003K</text:p>
          </table:table-cell>
          <table:table-cell table:style-name="ce19" table:formula="of:=([alldata.I50]-[alldata.B50])*100/[alldata.B50]" office:value-type="float" office:value="30769.5076923077" calcext:value-type="float">
            <text:p>31K%</text:p>
          </table:table-cell>
          <table:table-cell table:style-name="ce2" office:value-type="float" office:value="3251" calcext:value-type="float">
            <text:p>3251</text:p>
          </table:table-cell>
          <table:table-cell table:style-name="ce13" table:formula="of:=([alldata.K50]-[alldata.B50])/[alldata.B50]" office:value-type="percentage" office:value="0.000307692307692308" calcext:value-type="percentage">
            <text:p>0%</text:p>
          </table:table-cell>
          <table:table-cell table:style-name="ce2" office:value-type="float" office:value="3261" calcext:value-type="float">
            <text:p>3261</text:p>
          </table:table-cell>
          <table:table-cell table:style-name="ce13" table:formula="of:=([alldata.M50]-[alldata.B50])/[alldata.B50]" office:value-type="percentage" office:value="0.00338461538461538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d06</text:p>
          </table:table-cell>
          <table:table-cell table:style-name="ce5" office:value-type="float" office:value="67" calcext:value-type="float">
            <text:p>67</text:p>
          </table:table-cell>
          <table:table-cell table:style-name="ce10" office:value-type="float" office:value="13987" calcext:value-type="float">
            <text:p>13987</text:p>
          </table:table-cell>
          <table:table-cell table:style-name="ce15" table:formula="of:=([alldata.C51]-[alldata.B51])*100/[alldata.B51]" office:value-type="float" office:value="20776.1194029851" calcext:value-type="float">
            <text:p>21K%</text:p>
          </table:table-cell>
          <table:table-cell table:style-name="ce2" office:value-type="float" office:value="70" calcext:value-type="float">
            <text:p>70</text:p>
          </table:table-cell>
          <table:table-cell table:style-name="ce13" table:formula="of:=([alldata.E51]-[alldata.B51])/[alldata.B51]" office:value-type="percentage" office:value="0.0447761194029851" calcext:value-type="percentage">
            <text:p>4%</text:p>
          </table:table-cell>
          <table:table-cell table:style-name="ce2" office:value-type="float" office:value="87" calcext:value-type="float">
            <text:p>87</text:p>
          </table:table-cell>
          <table:table-cell table:style-name="ce13" table:formula="of:=([alldata.G51]-[alldata.B51])/[alldata.B51]" office:value-type="percentage" office:value="0.298507462686567" calcext:value-type="percentage">
            <text:p>30%</text:p>
          </table:table-cell>
          <table:table-cell table:style-name="ce17" office:value-type="float" office:value="87" calcext:value-type="float">
            <text:p>87</text:p>
          </table:table-cell>
          <table:table-cell table:style-name="ce19" table:formula="of:=([alldata.I51]-[alldata.B51])*100/[alldata.B51]" office:value-type="float" office:value="29.8507462686567" calcext:value-type="float">
            <text:p>30%</text:p>
          </table:table-cell>
          <table:table-cell table:style-name="ce2" office:value-type="float" office:value="67" calcext:value-type="float">
            <text:p>67</text:p>
          </table:table-cell>
          <table:table-cell table:style-name="ce13" table:formula="of:=([alldata.K51]-[alldata.B51])/[alldata.B51]" office:value-type="percentage" office:value="0" calcext:value-type="percentage">
            <text:p>0%</text:p>
          </table:table-cell>
          <table:table-cell table:style-name="ce2" office:value-type="float" office:value="71" calcext:value-type="float">
            <text:p>71</text:p>
          </table:table-cell>
          <table:table-cell table:style-name="ce13" table:formula="of:=([alldata.M51]-[alldata.B51])/[alldata.B51]" office:value-type="percentage" office:value="0.0597014925373134" calcext:value-type="percentage">
            <text:p>6%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5" office:value-type="float" office:value="103" calcext:value-type="float">
            <text:p>103</text:p>
          </table:table-cell>
          <table:table-cell table:style-name="ce10" office:value-type="float" office:value="3063" calcext:value-type="float">
            <text:p>3063</text:p>
          </table:table-cell>
          <table:table-cell table:style-name="ce15" table:formula="of:=([alldata.C52]-[alldata.B52])*100/[alldata.B52]" office:value-type="float" office:value="2873.78640776699" calcext:value-type="float">
            <text:p>2874%</text:p>
          </table:table-cell>
          <table:table-cell table:style-name="ce2" office:value-type="float" office:value="103" calcext:value-type="float">
            <text:p>103</text:p>
          </table:table-cell>
          <table:table-cell table:style-name="ce13" table:formula="of:=([alldata.E52]-[alldata.B52])/[alldata.B52]" office:value-type="percentage" office:value="0" calcext:value-type="percentage">
            <text:p>0%</text:p>
          </table:table-cell>
          <table:table-cell table:style-name="ce2" office:value-type="float" office:value="185" calcext:value-type="float">
            <text:p>185</text:p>
          </table:table-cell>
          <table:table-cell table:style-name="ce13" table:formula="of:=([alldata.G52]-[alldata.B52])/[alldata.B52]" office:value-type="percentage" office:value="0.796116504854369" calcext:value-type="percentage">
            <text:p>80%</text:p>
          </table:table-cell>
          <table:table-cell table:style-name="ce17" office:value-type="float" office:value="145" calcext:value-type="float">
            <text:p>145</text:p>
          </table:table-cell>
          <table:table-cell table:style-name="ce19" table:formula="of:=([alldata.I52]-[alldata.B52])*100/[alldata.B52]" office:value-type="float" office:value="40.7766990291262" calcext:value-type="float">
            <text:p>41%</text:p>
          </table:table-cell>
          <table:table-cell table:style-name="ce2" office:value-type="float" office:value="103" calcext:value-type="float">
            <text:p>103</text:p>
          </table:table-cell>
          <table:table-cell table:style-name="ce13" table:formula="of:=([alldata.K52]-[alldata.B52])/[alldata.B52]" office:value-type="percentage" office:value="0" calcext:value-type="percentage">
            <text:p>0%</text:p>
          </table:table-cell>
          <table:table-cell table:style-name="ce2" office:value-type="float" office:value="115" calcext:value-type="float">
            <text:p>115</text:p>
          </table:table-cell>
          <table:table-cell table:style-name="ce13" table:formula="of:=([alldata.M52]-[alldata.B52])/[alldata.B52]" office:value-type="percentage" office:value="0.116504854368932" calcext:value-type="percentage">
            <text:p>12%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5" office:value-type="float" office:value="1072" calcext:value-type="float">
            <text:p>1072</text:p>
          </table:table-cell>
          <table:table-cell table:style-name="ce10" office:value-type="float" office:value="3158" calcext:value-type="float">
            <text:p>3158</text:p>
          </table:table-cell>
          <table:table-cell table:style-name="ce15" table:formula="of:=([alldata.C53]-[alldata.B53])*100/[alldata.B53]" office:value-type="float" office:value="194.589552238806" calcext:value-type="float">
            <text:p>195%</text:p>
          </table:table-cell>
          <table:table-cell table:style-name="ce2" office:value-type="float" office:value="1107" calcext:value-type="float">
            <text:p>1107</text:p>
          </table:table-cell>
          <table:table-cell table:style-name="ce13" table:formula="of:=([alldata.E53]-[alldata.B53])/[alldata.B53]" office:value-type="percentage" office:value="0.0326492537313433" calcext:value-type="percentage">
            <text:p>3%</text:p>
          </table:table-cell>
          <table:table-cell table:style-name="ce2" office:value-type="float" office:value="1227" calcext:value-type="float">
            <text:p>1227</text:p>
          </table:table-cell>
          <table:table-cell table:style-name="ce13" table:formula="of:=([alldata.G53]-[alldata.B53])/[alldata.B53]" office:value-type="percentage" office:value="0.144589552238806" calcext:value-type="percentage">
            <text:p>14%</text:p>
          </table:table-cell>
          <table:table-cell table:style-name="ce17" office:value-type="float" office:value="1138" calcext:value-type="float">
            <text:p>1K</text:p>
          </table:table-cell>
          <table:table-cell table:style-name="ce19" table:formula="of:=([alldata.I53]-[alldata.B53])*100/[alldata.B53]" office:value-type="float" office:value="6.15671641791045" calcext:value-type="float">
            <text:p>6%</text:p>
          </table:table-cell>
          <table:table-cell table:style-name="ce2" office:value-type="float" office:value="1080" calcext:value-type="float">
            <text:p>1080</text:p>
          </table:table-cell>
          <table:table-cell table:style-name="ce13" table:formula="of:=([alldata.K53]-[alldata.B53])/[alldata.B53]" office:value-type="percentage" office:value="0.00746268656716418" calcext:value-type="percentage">
            <text:p>1%</text:p>
          </table:table-cell>
          <table:table-cell table:style-name="ce2" office:value-type="float" office:value="1134" calcext:value-type="float">
            <text:p>1134</text:p>
          </table:table-cell>
          <table:table-cell table:style-name="ce13" table:formula="of:=([alldata.M53]-[alldata.B53])/[alldata.B53]" office:value-type="percentage" office:value="0.0578358208955224" calcext:value-type="percentage">
            <text:p>6%</text:p>
          </table:table-cell>
        </table:table-row>
        <table:table-row table:style-name="ro1">
          <table:table-cell table:style-name="ce2" office:value-type="string" calcext:value-type="string">
            <text:p>d09</text:p>
          </table:table-cell>
          <table:table-cell table:style-name="ce5" office:value-type="float" office:value="1448" calcext:value-type="float">
            <text:p>1448</text:p>
          </table:table-cell>
          <table:table-cell table:style-name="ce10" office:value-type="float" office:value="3125" calcext:value-type="float">
            <text:p>3125</text:p>
          </table:table-cell>
          <table:table-cell table:style-name="ce15" table:formula="of:=([alldata.C54]-[alldata.B54])*100/[alldata.B54]" office:value-type="float" office:value="115.814917127072" calcext:value-type="float">
            <text:p>116%</text:p>
          </table:table-cell>
          <table:table-cell table:style-name="ce2" office:value-type="float" office:value="1474" calcext:value-type="float">
            <text:p>1474</text:p>
          </table:table-cell>
          <table:table-cell table:style-name="ce13" table:formula="of:=([alldata.E54]-[alldata.B54])/[alldata.B54]" office:value-type="percentage" office:value="0.0179558011049724" calcext:value-type="percentage">
            <text:p>2%</text:p>
          </table:table-cell>
          <table:table-cell table:style-name="ce2" office:value-type="float" office:value="1574" calcext:value-type="float">
            <text:p>1574</text:p>
          </table:table-cell>
          <table:table-cell table:style-name="ce13" table:formula="of:=([alldata.G54]-[alldata.B54])/[alldata.B54]" office:value-type="percentage" office:value="0.0870165745856354" calcext:value-type="percentage">
            <text:p>9%</text:p>
          </table:table-cell>
          <table:table-cell table:style-name="ce17" office:value-type="float" office:value="1503" calcext:value-type="float">
            <text:p>2K</text:p>
          </table:table-cell>
          <table:table-cell table:style-name="ce19" table:formula="of:=([alldata.I54]-[alldata.B54])*100/[alldata.B54]" office:value-type="float" office:value="3.79834254143646" calcext:value-type="float">
            <text:p>4%</text:p>
          </table:table-cell>
          <table:table-cell table:style-name="ce2" office:value-type="float" office:value="1453" calcext:value-type="float">
            <text:p>1453</text:p>
          </table:table-cell>
          <table:table-cell table:style-name="ce13" table:formula="of:=([alldata.K54]-[alldata.B54])/[alldata.B54]" office:value-type="percentage" office:value="0.00345303867403315" calcext:value-type="percentage">
            <text:p>0%</text:p>
          </table:table-cell>
          <table:table-cell table:style-name="ce2" office:value-type="float" office:value="1486" calcext:value-type="float">
            <text:p>1486</text:p>
          </table:table-cell>
          <table:table-cell table:style-name="ce13" table:formula="of:=([alldata.M54]-[alldata.B54])/[alldata.B54]" office:value-type="percentage" office:value="0.0262430939226519" calcext:value-type="percentage">
            <text:p>3%</text:p>
          </table:table-cell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5" office:value-type="float" office:value="2110" calcext:value-type="float">
            <text:p>2110</text:p>
          </table:table-cell>
          <table:table-cell table:style-name="ce10" office:value-type="float" office:value="2955" calcext:value-type="float">
            <text:p>2955</text:p>
          </table:table-cell>
          <table:table-cell table:style-name="ce15" table:formula="of:=([alldata.C55]-[alldata.B55])*100/[alldata.B55]" office:value-type="float" office:value="40.0473933649289" calcext:value-type="float">
            <text:p>40%</text:p>
          </table:table-cell>
          <table:table-cell table:style-name="ce2" office:value-type="float" office:value="2122" calcext:value-type="float">
            <text:p>2122</text:p>
          </table:table-cell>
          <table:table-cell table:style-name="ce13" table:formula="of:=([alldata.E55]-[alldata.B55])/[alldata.B55]" office:value-type="percentage" office:value="0.00568720379146919" calcext:value-type="percentage">
            <text:p>1%</text:p>
          </table:table-cell>
          <table:table-cell table:style-name="ce2" office:value-type="float" office:value="2156" calcext:value-type="float">
            <text:p>2156</text:p>
          </table:table-cell>
          <table:table-cell table:style-name="ce13" table:formula="of:=([alldata.G55]-[alldata.B55])/[alldata.B55]" office:value-type="percentage" office:value="0.0218009478672986" calcext:value-type="percentage">
            <text:p>2%</text:p>
          </table:table-cell>
          <table:table-cell table:style-name="ce17" office:value-type="float" office:value="2123" calcext:value-type="float">
            <text:p>2K</text:p>
          </table:table-cell>
          <table:table-cell table:style-name="ce19" table:formula="of:=([alldata.I55]-[alldata.B55])*100/[alldata.B55]" office:value-type="float" office:value="0.616113744075829" calcext:value-type="float">
            <text:p>1%</text:p>
          </table:table-cell>
          <table:table-cell table:style-name="ce2" office:value-type="float" office:value="2110" calcext:value-type="float">
            <text:p>2110</text:p>
          </table:table-cell>
          <table:table-cell table:style-name="ce13" table:formula="of:=([alldata.K55]-[alldata.B55])/[alldata.B55]" office:value-type="percentage" office:value="0" calcext:value-type="percentage">
            <text:p>0%</text:p>
          </table:table-cell>
          <table:table-cell table:style-name="ce2" office:value-type="float" office:value="2121" calcext:value-type="float">
            <text:p>2121</text:p>
          </table:table-cell>
          <table:table-cell table:style-name="ce13" table:formula="of:=([alldata.M55]-[alldata.B55])/[alldata.B55]" office:value-type="percentage" office:value="0.0052132701421801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5" office:value-type="float" office:value="29" calcext:value-type="float">
            <text:p>29</text:p>
          </table:table-cell>
          <table:table-cell table:style-name="ce10" office:value-type="float" office:value="1325" calcext:value-type="float">
            <text:p>1325</text:p>
          </table:table-cell>
          <table:table-cell table:style-name="ce15" table:formula="of:=([alldata.C56]-[alldata.B56])*100/[alldata.B56]" office:value-type="float" office:value="4468.96551724138" calcext:value-type="float">
            <text:p>4469%</text:p>
          </table:table-cell>
          <table:table-cell table:style-name="ce2" office:value-type="float" office:value="30" calcext:value-type="float">
            <text:p>30</text:p>
          </table:table-cell>
          <table:table-cell table:style-name="ce13" table:formula="of:=([alldata.E56]-[alldata.B56])/[alldata.B56]" office:value-type="percentage" office:value="0.0344827586206897" calcext:value-type="percentage">
            <text:p>3%</text:p>
          </table:table-cell>
          <table:table-cell table:style-name="ce2" office:value-type="float" office:value="36" calcext:value-type="float">
            <text:p>36</text:p>
          </table:table-cell>
          <table:table-cell table:style-name="ce13" table:formula="of:=([alldata.G56]-[alldata.B56])/[alldata.B56]" office:value-type="percentage" office:value="0.241379310344828" calcext:value-type="percentage">
            <text:p>24%</text:p>
          </table:table-cell>
          <table:table-cell table:style-name="ce17" office:value-type="float" office:value="41" calcext:value-type="float">
            <text:p>41</text:p>
          </table:table-cell>
          <table:table-cell table:style-name="ce19" table:formula="of:=([alldata.I56]-[alldata.B56])*100/[alldata.B56]" office:value-type="float" office:value="41.3793103448276" calcext:value-type="float">
            <text:p>41%</text:p>
          </table:table-cell>
          <table:table-cell table:style-name="ce2" office:value-type="float" office:value="29" calcext:value-type="float">
            <text:p>29</text:p>
          </table:table-cell>
          <table:table-cell table:style-name="ce13" table:formula="of:=([alldata.K56]-[alldata.B56])/[alldata.B56]" office:value-type="percentage" office:value="0" calcext:value-type="percentage">
            <text:p>0%</text:p>
          </table:table-cell>
          <table:table-cell table:style-name="ce2" office:value-type="float" office:value="34" calcext:value-type="float">
            <text:p>34</text:p>
          </table:table-cell>
          <table:table-cell table:style-name="ce13" table:formula="of:=([alldata.M56]-[alldata.B56])/[alldata.B56]" office:value-type="percentage" office:value="0.172413793103448" calcext:value-type="percentage">
            <text:p>17%</text:p>
          </table:table-cell>
        </table:table-row>
        <table:table-row table:style-name="ro1">
          <table:table-cell table:style-name="ce2" office:value-type="string" calcext:value-type="string">
            <text:p>d12</text:p>
          </table:table-cell>
          <table:table-cell table:style-name="ce5" office:value-type="float" office:value="42" calcext:value-type="float">
            <text:p>42</text:p>
          </table:table-cell>
          <table:table-cell table:style-name="ce10" office:value-type="float" office:value="1262" calcext:value-type="float">
            <text:p>1262</text:p>
          </table:table-cell>
          <table:table-cell table:style-name="ce15" table:formula="of:=([alldata.C57]-[alldata.B57])*100/[alldata.B57]" office:value-type="float" office:value="2904.7619047619" calcext:value-type="float">
            <text:p>2905%</text:p>
          </table:table-cell>
          <table:table-cell table:style-name="ce2" office:value-type="float" office:value="42" calcext:value-type="float">
            <text:p>42</text:p>
          </table:table-cell>
          <table:table-cell table:style-name="ce13" table:formula="of:=([alldata.E57]-[alldata.B57])/[alldata.B57]" office:value-type="percentage" office:value="0" calcext:value-type="percentage">
            <text:p>0%</text:p>
          </table:table-cell>
          <table:table-cell table:style-name="ce2" office:value-type="float" office:value="55" calcext:value-type="float">
            <text:p>55</text:p>
          </table:table-cell>
          <table:table-cell table:style-name="ce13" table:formula="of:=([alldata.G57]-[alldata.B57])/[alldata.B57]" office:value-type="percentage" office:value="0.30952380952381" calcext:value-type="percentage">
            <text:p>31%</text:p>
          </table:table-cell>
          <table:table-cell table:style-name="ce17" office:value-type="float" office:value="73" calcext:value-type="float">
            <text:p>73</text:p>
          </table:table-cell>
          <table:table-cell table:style-name="ce19" table:formula="of:=([alldata.I57]-[alldata.B57])*100/[alldata.B57]" office:value-type="float" office:value="73.8095238095238" calcext:value-type="float">
            <text:p>74%</text:p>
          </table:table-cell>
          <table:table-cell table:style-name="ce2" office:value-type="float" office:value="42" calcext:value-type="float">
            <text:p>42</text:p>
          </table:table-cell>
          <table:table-cell table:style-name="ce13" table:formula="of:=([alldata.K57]-[alldata.B57])/[alldata.B57]" office:value-type="percentage" office:value="0" calcext:value-type="percentage">
            <text:p>0%</text:p>
          </table:table-cell>
          <table:table-cell table:style-name="ce2" office:value-type="float" office:value="46" calcext:value-type="float">
            <text:p>46</text:p>
          </table:table-cell>
          <table:table-cell table:style-name="ce13" table:formula="of:=([alldata.M57]-[alldata.B57])/[alldata.B57]" office:value-type="percentage" office:value="0.0952380952380952" calcext:value-type="percentage">
            <text:p>10%</text:p>
          </table:table-cell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5" office:value-type="float" office:value="500" calcext:value-type="float">
            <text:p>500</text:p>
          </table:table-cell>
          <table:table-cell table:style-name="ce10" office:value-type="float" office:value="1325" calcext:value-type="float">
            <text:p>1325</text:p>
          </table:table-cell>
          <table:table-cell table:style-name="ce15" table:formula="of:=([alldata.C58]-[alldata.B58])*100/[alldata.B58]" office:value-type="float" office:value="165" calcext:value-type="float">
            <text:p>165%</text:p>
          </table:table-cell>
          <table:table-cell table:style-name="ce2" office:value-type="float" office:value="529" calcext:value-type="float">
            <text:p>529</text:p>
          </table:table-cell>
          <table:table-cell table:style-name="ce13" table:formula="of:=([alldata.E58]-[alldata.B58])/[alldata.B58]" office:value-type="percentage" office:value="0.058" calcext:value-type="percentage">
            <text:p>6%</text:p>
          </table:table-cell>
          <table:table-cell table:style-name="ce2" office:value-type="float" office:value="586" calcext:value-type="float">
            <text:p>586</text:p>
          </table:table-cell>
          <table:table-cell table:style-name="ce13" table:formula="of:=([alldata.G58]-[alldata.B58])/[alldata.B58]" office:value-type="percentage" office:value="0.172" calcext:value-type="percentage">
            <text:p>17%</text:p>
          </table:table-cell>
          <table:table-cell table:style-name="ce17" office:value-type="float" office:value="542" calcext:value-type="float">
            <text:p>542</text:p>
          </table:table-cell>
          <table:table-cell table:style-name="ce19" table:formula="of:=([alldata.I58]-[alldata.B58])*100/[alldata.B58]" office:value-type="float" office:value="8.4" calcext:value-type="float">
            <text:p>8%</text:p>
          </table:table-cell>
          <table:table-cell table:style-name="ce2" office:value-type="float" office:value="510" calcext:value-type="float">
            <text:p>510</text:p>
          </table:table-cell>
          <table:table-cell table:style-name="ce13" table:formula="of:=([alldata.K58]-[alldata.B58])/[alldata.B58]" office:value-type="percentage" office:value="0.02" calcext:value-type="percentage">
            <text:p>2%</text:p>
          </table:table-cell>
          <table:table-cell table:style-name="ce2" office:value-type="float" office:value="529" calcext:value-type="float">
            <text:p>529</text:p>
          </table:table-cell>
          <table:table-cell table:style-name="ce13" table:formula="of:=([alldata.M58]-[alldata.B58])/[alldata.B58]" office:value-type="percentage" office:value="0.058" calcext:value-type="percentage">
            <text:p>6%</text:p>
          </table:table-cell>
        </table:table-row>
        <table:table-row table:style-name="ro1">
          <table:table-cell table:style-name="ce2" office:value-type="string" calcext:value-type="string">
            <text:p>d14</text:p>
          </table:table-cell>
          <table:table-cell table:style-name="ce5" office:value-type="float" office:value="667" calcext:value-type="float">
            <text:p>667</text:p>
          </table:table-cell>
          <table:table-cell table:style-name="ce10" office:value-type="float" office:value="1345" calcext:value-type="float">
            <text:p>1345</text:p>
          </table:table-cell>
          <table:table-cell table:style-name="ce15" table:formula="of:=([alldata.C59]-[alldata.B59])*100/[alldata.B59]" office:value-type="float" office:value="101.649175412294" calcext:value-type="float">
            <text:p>102%</text:p>
          </table:table-cell>
          <table:table-cell table:style-name="ce2" office:value-type="float" office:value="692" calcext:value-type="float">
            <text:p>692</text:p>
          </table:table-cell>
          <table:table-cell table:style-name="ce13" table:formula="of:=([alldata.E59]-[alldata.B59])/[alldata.B59]" office:value-type="percentage" office:value="0.0374812593703148" calcext:value-type="percentage">
            <text:p>4%</text:p>
          </table:table-cell>
          <table:table-cell table:style-name="ce2" office:value-type="float" office:value="746" calcext:value-type="float">
            <text:p>746</text:p>
          </table:table-cell>
          <table:table-cell table:style-name="ce13" table:formula="of:=([alldata.G59]-[alldata.B59])/[alldata.B59]" office:value-type="percentage" office:value="0.118440779610195" calcext:value-type="percentage">
            <text:p>12%</text:p>
          </table:table-cell>
          <table:table-cell table:style-name="ce17" office:value-type="float" office:value="697" calcext:value-type="float">
            <text:p>697</text:p>
          </table:table-cell>
          <table:table-cell table:style-name="ce19" table:formula="of:=([alldata.I59]-[alldata.B59])*100/[alldata.B59]" office:value-type="float" office:value="4.49775112443778" calcext:value-type="float">
            <text:p>4%</text:p>
          </table:table-cell>
          <table:table-cell table:style-name="ce2" office:value-type="float" office:value="672" calcext:value-type="float">
            <text:p>672</text:p>
          </table:table-cell>
          <table:table-cell table:style-name="ce13" table:formula="of:=([alldata.K59]-[alldata.B59])/[alldata.B59]" office:value-type="percentage" office:value="0.00749625187406297" calcext:value-type="percentage">
            <text:p>1%</text:p>
          </table:table-cell>
          <table:table-cell table:style-name="ce2" office:value-type="float" office:value="692" calcext:value-type="float">
            <text:p>692</text:p>
          </table:table-cell>
          <table:table-cell table:style-name="ce13" table:formula="of:=([alldata.M59]-[alldata.B59])/[alldata.B59]" office:value-type="percentage" office:value="0.0374812593703148" calcext:value-type="percentage">
            <text:p>4%</text:p>
          </table:table-cell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5" office:value-type="float" office:value="1116" calcext:value-type="float">
            <text:p>1116</text:p>
          </table:table-cell>
          <table:table-cell table:style-name="ce10" office:value-type="float" office:value="1440" calcext:value-type="float">
            <text:p>1440</text:p>
          </table:table-cell>
          <table:table-cell table:style-name="ce15" table:formula="of:=([alldata.C60]-[alldata.B60])*100/[alldata.B60]" office:value-type="float" office:value="29.0322580645161" calcext:value-type="float">
            <text:p>29%</text:p>
          </table:table-cell>
          <table:table-cell table:style-name="ce2" office:value-type="float" office:value="1143" calcext:value-type="float">
            <text:p>1143</text:p>
          </table:table-cell>
          <table:table-cell table:style-name="ce13" table:formula="of:=([alldata.E60]-[alldata.B60])/[alldata.B60]" office:value-type="percentage" office:value="0.0241935483870968" calcext:value-type="percentage">
            <text:p>2%</text:p>
          </table:table-cell>
          <table:table-cell table:style-name="ce2" office:value-type="float" office:value="1146" calcext:value-type="float">
            <text:p>1146</text:p>
          </table:table-cell>
          <table:table-cell table:style-name="ce13" table:formula="of:=([alldata.G60]-[alldata.B60])/[alldata.B60]" office:value-type="percentage" office:value="0.0268817204301075" calcext:value-type="percentage">
            <text:p>3%</text:p>
          </table:table-cell>
          <table:table-cell table:style-name="ce17" office:value-type="float" office:value="1127" calcext:value-type="float">
            <text:p>1K</text:p>
          </table:table-cell>
          <table:table-cell table:style-name="ce19" table:formula="of:=([alldata.I60]-[alldata.B60])*100/[alldata.B60]" office:value-type="float" office:value="0.985663082437276" calcext:value-type="float">
            <text:p>1%</text:p>
          </table:table-cell>
          <table:table-cell table:style-name="ce2" office:value-type="float" office:value="1119" calcext:value-type="float">
            <text:p>1119</text:p>
          </table:table-cell>
          <table:table-cell table:style-name="ce13" table:formula="of:=([alldata.K60]-[alldata.B60])/[alldata.B60]" office:value-type="percentage" office:value="0.00268817204301075" calcext:value-type="percentage">
            <text:p>0%</text:p>
          </table:table-cell>
          <table:table-cell table:style-name="ce2" office:value-type="float" office:value="1124" calcext:value-type="float">
            <text:p>1124</text:p>
          </table:table-cell>
          <table:table-cell table:style-name="ce13" table:formula="of:=([alldata.M60]-[alldata.B60])/[alldata.B60]" office:value-type="percentage" office:value="0.00716845878136201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5" office:value-type="float" office:value="13" calcext:value-type="float">
            <text:p>13</text:p>
          </table:table-cell>
          <table:table-cell table:style-name="ce10" office:value-type="float" office:value="530" calcext:value-type="float">
            <text:p>530</text:p>
          </table:table-cell>
          <table:table-cell table:style-name="ce15" table:formula="of:=([alldata.C61]-[alldata.B61])*100/[alldata.B61]" office:value-type="float" office:value="3976.92307692308" calcext:value-type="float">
            <text:p>3977%</text:p>
          </table:table-cell>
          <table:table-cell table:style-name="ce2" office:value-type="float" office:value="23" calcext:value-type="float">
            <text:p>23</text:p>
          </table:table-cell>
          <table:table-cell table:style-name="ce13" table:formula="of:=([alldata.E61]-[alldata.B61])/[alldata.B61]" office:value-type="percentage" office:value="0.769230769230769" calcext:value-type="percentage">
            <text:p>77%</text:p>
          </table:table-cell>
          <table:table-cell table:style-name="ce2" office:value-type="float" office:value="17" calcext:value-type="float">
            <text:p>17</text:p>
          </table:table-cell>
          <table:table-cell table:style-name="ce13" table:formula="of:=([alldata.G61]-[alldata.B61])/[alldata.B61]" office:value-type="percentage" office:value="0.307692307692308" calcext:value-type="percentage">
            <text:p>31%</text:p>
          </table:table-cell>
          <table:table-cell table:style-name="ce17" office:value-type="float" office:value="37" calcext:value-type="float">
            <text:p>37</text:p>
          </table:table-cell>
          <table:table-cell table:style-name="ce19" table:formula="of:=([alldata.I61]-[alldata.B61])*100/[alldata.B61]" office:value-type="float" office:value="184.615384615385" calcext:value-type="float">
            <text:p>185%</text:p>
          </table:table-cell>
          <table:table-cell table:style-name="ce2" office:value-type="float" office:value="15" calcext:value-type="float">
            <text:p>15</text:p>
          </table:table-cell>
          <table:table-cell table:style-name="ce13" table:formula="of:=([alldata.K61]-[alldata.B61])/[alldata.B61]" office:value-type="percentage" office:value="0.153846153846154" calcext:value-type="percentage">
            <text:p>15%</text:p>
          </table:table-cell>
          <table:table-cell table:style-name="ce2" office:value-type="float" office:value="18" calcext:value-type="float">
            <text:p>18</text:p>
          </table:table-cell>
          <table:table-cell table:style-name="ce13" table:formula="of:=([alldata.M61]-[alldata.B61])/[alldata.B61]" office:value-type="percentage" office:value="0.384615384615385" calcext:value-type="percentage">
            <text:p>38%</text:p>
          </table:table-cell>
        </table:table-row>
        <table:table-row table:style-name="ro1">
          <table:table-cell table:style-name="ce2" office:value-type="string" calcext:value-type="string">
            <text:p>d17</text:p>
          </table:table-cell>
          <table:table-cell table:style-name="ce5" office:value-type="float" office:value="23" calcext:value-type="float">
            <text:p>23</text:p>
          </table:table-cell>
          <table:table-cell table:style-name="ce10" office:value-type="float" office:value="524" calcext:value-type="float">
            <text:p>524</text:p>
          </table:table-cell>
          <table:table-cell table:style-name="ce15" table:formula="of:=([alldata.C62]-[alldata.B62])*100/[alldata.B62]" office:value-type="float" office:value="2178.26086956522" calcext:value-type="float">
            <text:p>2178%</text:p>
          </table:table-cell>
          <table:table-cell table:style-name="ce2" office:value-type="float" office:value="40" calcext:value-type="float">
            <text:p>40</text:p>
          </table:table-cell>
          <table:table-cell table:style-name="ce13" table:formula="of:=([alldata.E62]-[alldata.B62])/[alldata.B62]" office:value-type="percentage" office:value="0.739130434782609" calcext:value-type="percentage">
            <text:p>74%</text:p>
          </table:table-cell>
          <table:table-cell table:style-name="ce2" office:value-type="float" office:value="50" calcext:value-type="float">
            <text:p>50</text:p>
          </table:table-cell>
          <table:table-cell table:style-name="ce13" table:formula="of:=([alldata.G62]-[alldata.B62])/[alldata.B62]" office:value-type="percentage" office:value="1.17391304347826" calcext:value-type="percentage">
            <text:p>117%</text:p>
          </table:table-cell>
          <table:table-cell table:style-name="ce17" office:value-type="float" office:value="64" calcext:value-type="float">
            <text:p>64</text:p>
          </table:table-cell>
          <table:table-cell table:style-name="ce19" table:formula="of:=([alldata.I62]-[alldata.B62])*100/[alldata.B62]" office:value-type="float" office:value="178.260869565217" calcext:value-type="float">
            <text:p>178%</text:p>
          </table:table-cell>
          <table:table-cell table:style-name="ce2" office:value-type="float" office:value="26" calcext:value-type="float">
            <text:p>26</text:p>
          </table:table-cell>
          <table:table-cell table:style-name="ce13" table:formula="of:=([alldata.K62]-[alldata.B62])/[alldata.B62]" office:value-type="percentage" office:value="0.130434782608696" calcext:value-type="percentage">
            <text:p>13%</text:p>
          </table:table-cell>
          <table:table-cell table:style-name="ce2" office:value-type="float" office:value="37" calcext:value-type="float">
            <text:p>37</text:p>
          </table:table-cell>
          <table:table-cell table:style-name="ce13" table:formula="of:=([alldata.M62]-[alldata.B62])/[alldata.B62]" office:value-type="percentage" office:value="0.608695652173913" calcext:value-type="percentage">
            <text:p>61%</text:p>
          </table:table-cell>
        </table:table-row>
        <table:table-row table:style-name="ro1">
          <table:table-cell table:style-name="ce2" office:value-type="string" calcext:value-type="string">
            <text:p>d18</text:p>
          </table:table-cell>
          <table:table-cell table:style-name="ce5" office:value-type="float" office:value="223" calcext:value-type="float">
            <text:p>223</text:p>
          </table:table-cell>
          <table:table-cell table:style-name="ce10" office:value-type="float" office:value="591" calcext:value-type="float">
            <text:p>591</text:p>
          </table:table-cell>
          <table:table-cell table:style-name="ce15" table:formula="of:=([alldata.C63]-[alldata.B63])*100/[alldata.B63]" office:value-type="float" office:value="165.022421524664" calcext:value-type="float">
            <text:p>165%</text:p>
          </table:table-cell>
          <table:table-cell table:style-name="ce2" office:value-type="float" office:value="360" calcext:value-type="float">
            <text:p>360</text:p>
          </table:table-cell>
          <table:table-cell table:style-name="ce13" table:formula="of:=([alldata.E63]-[alldata.B63])/[alldata.B63]" office:value-type="percentage" office:value="0.614349775784753" calcext:value-type="percentage">
            <text:p>61%</text:p>
          </table:table-cell>
          <table:table-cell table:style-name="ce2" office:value-type="float" office:value="307" calcext:value-type="float">
            <text:p>307</text:p>
          </table:table-cell>
          <table:table-cell table:style-name="ce13" table:formula="of:=([alldata.G63]-[alldata.B63])/[alldata.B63]" office:value-type="percentage" office:value="0.376681614349776" calcext:value-type="percentage">
            <text:p>38%</text:p>
          </table:table-cell>
          <table:table-cell table:style-name="ce17" office:value-type="float" office:value="271" calcext:value-type="float">
            <text:p>271</text:p>
          </table:table-cell>
          <table:table-cell table:style-name="ce19" table:formula="of:=([alldata.I63]-[alldata.B63])*100/[alldata.B63]" office:value-type="float" office:value="21.52466367713" calcext:value-type="float">
            <text:p>22%</text:p>
          </table:table-cell>
          <table:table-cell table:style-name="ce2" office:value-type="float" office:value="235" calcext:value-type="float">
            <text:p>235</text:p>
          </table:table-cell>
          <table:table-cell table:style-name="ce13" table:formula="of:=([alldata.K63]-[alldata.B63])/[alldata.B63]" office:value-type="percentage" office:value="0.0538116591928251" calcext:value-type="percentage">
            <text:p>5%</text:p>
          </table:table-cell>
          <table:table-cell table:style-name="ce2" office:value-type="float" office:value="247" calcext:value-type="float">
            <text:p>247</text:p>
          </table:table-cell>
          <table:table-cell table:style-name="ce13" table:formula="of:=([alldata.M63]-[alldata.B63])/[alldata.B63]" office:value-type="percentage" office:value="0.10762331838565" calcext:value-type="percentage">
            <text:p>11%</text:p>
          </table:table-cell>
        </table:table-row>
        <table:table-row table:style-name="ro1">
          <table:table-cell table:style-name="ce2" office:value-type="string" calcext:value-type="string">
            <text:p>d19</text:p>
          </table:table-cell>
          <table:table-cell table:style-name="ce5" office:value-type="float" office:value="310" calcext:value-type="float">
            <text:p>310</text:p>
          </table:table-cell>
          <table:table-cell table:style-name="ce10" office:value-type="float" office:value="627" calcext:value-type="float">
            <text:p>627</text:p>
          </table:table-cell>
          <table:table-cell table:style-name="ce15" table:formula="of:=([alldata.C64]-[alldata.B64])*100/[alldata.B64]" office:value-type="float" office:value="102.258064516129" calcext:value-type="float">
            <text:p>102%</text:p>
          </table:table-cell>
          <table:table-cell table:style-name="ce2" office:value-type="float" office:value="471" calcext:value-type="float">
            <text:p>471</text:p>
          </table:table-cell>
          <table:table-cell table:style-name="ce13" table:formula="of:=([alldata.E64]-[alldata.B64])/[alldata.B64]" office:value-type="percentage" office:value="0.519354838709677" calcext:value-type="percentage">
            <text:p>52%</text:p>
          </table:table-cell>
          <table:table-cell table:style-name="ce2" office:value-type="float" office:value="407" calcext:value-type="float">
            <text:p>407</text:p>
          </table:table-cell>
          <table:table-cell table:style-name="ce13" table:formula="of:=([alldata.G64]-[alldata.B64])/[alldata.B64]" office:value-type="percentage" office:value="0.312903225806452" calcext:value-type="percentage">
            <text:p>31%</text:p>
          </table:table-cell>
          <table:table-cell table:style-name="ce17" office:value-type="float" office:value="340" calcext:value-type="float">
            <text:p>340</text:p>
          </table:table-cell>
          <table:table-cell table:style-name="ce19" table:formula="of:=([alldata.I64]-[alldata.B64])*100/[alldata.B64]" office:value-type="float" office:value="9.67741935483871" calcext:value-type="float">
            <text:p>10%</text:p>
          </table:table-cell>
          <table:table-cell table:style-name="ce2" office:value-type="float" office:value="324" calcext:value-type="float">
            <text:p>324</text:p>
          </table:table-cell>
          <table:table-cell table:style-name="ce13" table:formula="of:=([alldata.K64]-[alldata.B64])/[alldata.B64]" office:value-type="percentage" office:value="0.0451612903225806" calcext:value-type="percentage">
            <text:p>5%</text:p>
          </table:table-cell>
          <table:table-cell table:style-name="ce2" office:value-type="float" office:value="328" calcext:value-type="float">
            <text:p>328</text:p>
          </table:table-cell>
          <table:table-cell table:style-name="ce13" table:formula="of:=([alldata.M64]-[alldata.B64])/[alldata.B64]" office:value-type="percentage" office:value="0.0580645161290323" calcext:value-type="percentage">
            <text:p>6%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5" office:value-type="float" office:value="537" calcext:value-type="float">
            <text:p>537</text:p>
          </table:table-cell>
          <table:table-cell table:style-name="ce10" office:value-type="float" office:value="751" calcext:value-type="float">
            <text:p>751</text:p>
          </table:table-cell>
          <table:table-cell table:style-name="ce15" table:formula="of:=([alldata.C65]-[alldata.B65])*100/[alldata.B65]" office:value-type="float" office:value="39.8510242085661" calcext:value-type="float">
            <text:p>40%</text:p>
          </table:table-cell>
          <table:table-cell table:style-name="ce2" office:value-type="float" office:value="685" calcext:value-type="float">
            <text:p>685</text:p>
          </table:table-cell>
          <table:table-cell table:style-name="ce13" table:formula="of:=([alldata.E65]-[alldata.B65])/[alldata.B65]" office:value-type="percentage" office:value="0.2756052141527" calcext:value-type="percentage">
            <text:p>28%</text:p>
          </table:table-cell>
          <table:table-cell table:style-name="ce2" office:value-type="float" office:value="601" calcext:value-type="float">
            <text:p>601</text:p>
          </table:table-cell>
          <table:table-cell table:style-name="ce13" table:formula="of:=([alldata.G65]-[alldata.B65])/[alldata.B65]" office:value-type="percentage" office:value="0.119180633147114" calcext:value-type="percentage">
            <text:p>12%</text:p>
          </table:table-cell>
          <table:table-cell table:style-name="ce17" office:value-type="float" office:value="538" calcext:value-type="float">
            <text:p>538</text:p>
          </table:table-cell>
          <table:table-cell table:style-name="ce19" table:formula="of:=([alldata.I65]-[alldata.B65])*100/[alldata.B65]" office:value-type="float" office:value="0.186219739292365" calcext:value-type="float">
            <text:p>0%</text:p>
          </table:table-cell>
          <table:table-cell table:style-name="ce2" office:value-type="float" office:value="539" calcext:value-type="float">
            <text:p>539</text:p>
          </table:table-cell>
          <table:table-cell table:style-name="ce13" table:formula="of:=([alldata.K65]-[alldata.B65])/[alldata.B65]" office:value-type="percentage" office:value="0.0037243947858473" calcext:value-type="percentage">
            <text:p>0%</text:p>
          </table:table-cell>
          <table:table-cell table:style-name="ce2" office:value-type="float" office:value="540" calcext:value-type="float">
            <text:p>540</text:p>
          </table:table-cell>
          <table:table-cell table:style-name="ce13" table:formula="of:=([alldata.M65]-[alldata.B65])/[alldata.B65]" office:value-type="percentage" office:value="0.00558659217877095" calcext:value-type="percentage">
            <text:p>1%</text:p>
          </table:table-cell>
        </table:table-row>
        <table:table-row table:style-name="ro1">
          <table:table-cell table:style-name="ce3"/>
          <table:table-cell table:style-name="ce6"/>
          <table:table-cell table:style-name="ce11"/>
          <table:table-cell table:style-name="ce16"/>
          <table:table-cell table:style-name="ce3"/>
          <table:table-cell table:style-name="ce14"/>
          <table:table-cell table:style-name="ce3"/>
          <table:table-cell table:style-name="ce14"/>
          <table:table-cell table:style-name="ce18"/>
          <table:table-cell table:style-name="ce20"/>
          <table:table-cell table:style-name="ce3"/>
          <table:table-cell table:style-name="ce14"/>
          <table:table-cell table:style-name="ce3"/>
          <table:table-cell table:style-name="ce14"/>
        </table:table-row>
        <table:table-row table:style-name="ro1">
          <table:table-cell table:style-name="ce2" office:value-type="string" calcext:value-type="string">
            <text:p>e01</text:p>
          </table:table-cell>
          <table:table-cell table:style-name="ce5" office:value-type="float" office:value="111" calcext:value-type="float">
            <text:p>111</text:p>
          </table:table-cell>
          <table:table-cell table:style-name="ce10" office:value-type="float" office:value="2866606" calcext:value-type="float">
            <text:p>2867K</text:p>
          </table:table-cell>
          <table:table-cell table:style-name="ce15" table:formula="of:=([alldata.C67]-[alldata.B67])*100/[alldata.B67]" office:value-type="float" office:value="2582427.92792793" calcext:value-type="float">
            <text:p>2582K%</text:p>
          </table:table-cell>
          <table:table-cell table:style-name="ce2" office:value-type="float" office:value="113" calcext:value-type="float">
            <text:p>113</text:p>
          </table:table-cell>
          <table:table-cell table:style-name="ce13" table:formula="of:=([alldata.E67]-[alldata.B67])/[alldata.B67]" office:value-type="percentage" office:value="0.018018018018018" calcext:value-type="percentage">
            <text:p>2%</text:p>
          </table:table-cell>
          <table:table-cell table:style-name="ce2" office:value-type="float" office:value="136" calcext:value-type="float">
            <text:p>136</text:p>
          </table:table-cell>
          <table:table-cell table:style-name="ce13" table:formula="of:=([alldata.G67]-[alldata.B67])/[alldata.B67]" office:value-type="percentage" office:value="0.225225225225225" calcext:value-type="percentage">
            <text:p>23%</text:p>
          </table:table-cell>
          <table:table-cell table:style-name="ce17" office:value-type="float" office:value="199" calcext:value-type="float">
            <text:p>199</text:p>
          </table:table-cell>
          <table:table-cell table:style-name="ce19" table:formula="of:=([alldata.I67]-[alldata.B67])*100/[alldata.B67]" office:value-type="float" office:value="79.2792792792793" calcext:value-type="float">
            <text:p>79%</text:p>
          </table:table-cell>
          <table:table-cell table:style-name="ce2" office:value-type="float" office:value="111" calcext:value-type="float">
            <text:p>111</text:p>
          </table:table-cell>
          <table:table-cell table:style-name="ce13" table:formula="of:=([alldata.K67]-[alldata.B67])/[alldata.B67]" office:value-type="percentage" office:value="0" calcext:value-type="percentage">
            <text:p>0%</text:p>
          </table:table-cell>
          <table:table-cell table:style-name="ce2" office:value-type="float" office:value="120" calcext:value-type="float">
            <text:p>120</text:p>
          </table:table-cell>
          <table:table-cell table:style-name="ce13" table:formula="of:=([alldata.M67]-[alldata.B67])/[alldata.B67]" office:value-type="percentage" office:value="0.0810810810810811" calcext:value-type="percentage">
            <text:p>8%</text:p>
          </table:table-cell>
        </table:table-row>
        <table:table-row table:style-name="ro1">
          <table:table-cell table:style-name="ce2" office:value-type="string" calcext:value-type="string">
            <text:p>e02</text:p>
          </table:table-cell>
          <table:table-cell table:style-name="ce5" office:value-type="float" office:value="214" calcext:value-type="float">
            <text:p>214</text:p>
          </table:table-cell>
          <table:table-cell table:style-name="ce10" office:value-type="float" office:value="2791197" calcext:value-type="float">
            <text:p>2791K</text:p>
          </table:table-cell>
          <table:table-cell table:style-name="ce15" table:formula="of:=([alldata.C68]-[alldata.B68])*100/[alldata.B68]" office:value-type="float" office:value="1304197.6635514" calcext:value-type="float">
            <text:p>1304K%</text:p>
          </table:table-cell>
          <table:table-cell table:style-name="ce2" office:value-type="float" office:value="234" calcext:value-type="float">
            <text:p>234</text:p>
          </table:table-cell>
          <table:table-cell table:style-name="ce13" table:formula="of:=([alldata.E68]-[alldata.B68])/[alldata.B68]" office:value-type="percentage" office:value="0.0934579439252336" calcext:value-type="percentage">
            <text:p>9%</text:p>
          </table:table-cell>
          <table:table-cell table:style-name="ce2" office:value-type="float" office:value="364" calcext:value-type="float">
            <text:p>364</text:p>
          </table:table-cell>
          <table:table-cell table:style-name="ce13" table:formula="of:=([alldata.G68]-[alldata.B68])/[alldata.B68]" office:value-type="percentage" office:value="0.700934579439252" calcext:value-type="percentage">
            <text:p>70%</text:p>
          </table:table-cell>
          <table:table-cell table:style-name="ce17" office:value-type="float" office:value="305" calcext:value-type="float">
            <text:p>305</text:p>
          </table:table-cell>
          <table:table-cell table:style-name="ce19" table:formula="of:=([alldata.I68]-[alldata.B68])*100/[alldata.B68]" office:value-type="float" office:value="42.5233644859813" calcext:value-type="float">
            <text:p>43%</text:p>
          </table:table-cell>
          <table:table-cell table:style-name="ce2" office:value-type="float" office:value="227" calcext:value-type="float">
            <text:p>227</text:p>
          </table:table-cell>
          <table:table-cell table:style-name="ce13" table:formula="of:=([alldata.K68]-[alldata.B68])/[alldata.B68]" office:value-type="percentage" office:value="0.0607476635514019" calcext:value-type="percentage">
            <text:p>6%</text:p>
          </table:table-cell>
          <table:table-cell table:style-name="ce2" office:value-type="float" office:value="305" calcext:value-type="float">
            <text:p>305</text:p>
          </table:table-cell>
          <table:table-cell table:style-name="ce13" table:formula="of:=([alldata.M68]-[alldata.B68])/[alldata.B68]" office:value-type="percentage" office:value="0.425233644859813" calcext:value-type="percentage">
            <text:p>43%</text:p>
          </table:table-cell>
        </table:table-row>
        <table:table-row table:style-name="ro1">
          <table:table-cell table:style-name="ce2" office:value-type="string" calcext:value-type="string">
            <text:p>e03</text:p>
          </table:table-cell>
          <table:table-cell table:style-name="ce5" office:value-type="float" office:value="4013" calcext:value-type="float">
            <text:p>4013</text:p>
          </table:table-cell>
          <table:table-cell table:style-name="ce10" office:value-type="float" office:value="2314660" calcext:value-type="float">
            <text:p>2315K</text:p>
          </table:table-cell>
          <table:table-cell table:style-name="ce15" table:formula="of:=([alldata.C69]-[alldata.B69])*100/[alldata.B69]" office:value-type="float" office:value="57579.0431098929" calcext:value-type="float">
            <text:p>58K%</text:p>
          </table:table-cell>
          <table:table-cell table:style-name="ce2" office:value-type="float" office:value="4139" calcext:value-type="float">
            <text:p>4139</text:p>
          </table:table-cell>
          <table:table-cell table:style-name="ce13" table:formula="of:=([alldata.E69]-[alldata.B69])/[alldata.B69]" office:value-type="percentage" office:value="0.031397956640917" calcext:value-type="percentage">
            <text:p>3%</text:p>
          </table:table-cell>
          <table:table-cell table:style-name="ce2" office:value-type="float" office:value="4448" calcext:value-type="float">
            <text:p>4448</text:p>
          </table:table-cell>
          <table:table-cell table:style-name="ce13" table:formula="of:=([alldata.G69]-[alldata.B69])/[alldata.B69]" office:value-type="percentage" office:value="0.108397707450785" calcext:value-type="percentage">
            <text:p>11%</text:p>
          </table:table-cell>
          <table:table-cell table:style-name="ce17" office:value-type="float" office:value="1004647" calcext:value-type="float">
            <text:p>1005K</text:p>
          </table:table-cell>
          <table:table-cell table:style-name="ce19" table:formula="of:=([alldata.I69]-[alldata.B69])*100/[alldata.B69]" office:value-type="float" office:value="24934.8118614503" calcext:value-type="float">
            <text:p>25K%</text:p>
          </table:table-cell>
          <table:table-cell table:style-name="ce2" office:value-type="float" office:value="4048" calcext:value-type="float">
            <text:p>4048</text:p>
          </table:table-cell>
          <table:table-cell table:style-name="ce13" table:formula="of:=([alldata.K69]-[alldata.B69])/[alldata.B69]" office:value-type="percentage" office:value="0.00872165462247695" calcext:value-type="percentage">
            <text:p>1%</text:p>
          </table:table-cell>
          <table:table-cell table:style-name="ce2" office:value-type="float" office:value="4173" calcext:value-type="float">
            <text:p>4173</text:p>
          </table:table-cell>
          <table:table-cell table:style-name="ce13" table:formula="of:=([alldata.M69]-[alldata.B69])/[alldata.B69]" office:value-type="percentage" office:value="0.0398704211313232" calcext:value-type="percentage">
            <text:p>4%</text:p>
          </table:table-cell>
        </table:table-row>
        <table:table-row table:style-name="ro1">
          <table:table-cell table:style-name="ce2" office:value-type="string" calcext:value-type="string">
            <text:p>e04</text:p>
          </table:table-cell>
          <table:table-cell table:style-name="ce5" office:value-type="float" office:value="5101" calcext:value-type="float">
            <text:p>5101</text:p>
          </table:table-cell>
          <table:table-cell table:style-name="ce10" office:value-type="float" office:value="1797141" calcext:value-type="float">
            <text:p>1797K</text:p>
          </table:table-cell>
          <table:table-cell table:style-name="ce15" table:formula="of:=([alldata.C70]-[alldata.B70])*100/[alldata.B70]" office:value-type="float" office:value="35131.150754754" calcext:value-type="float">
            <text:p>35K%</text:p>
          </table:table-cell>
          <table:table-cell table:style-name="ce2" office:value-type="float" office:value="5188" calcext:value-type="float">
            <text:p>5188</text:p>
          </table:table-cell>
          <table:table-cell table:style-name="ce13" table:formula="of:=([alldata.E70]-[alldata.B70])/[alldata.B70]" office:value-type="percentage" office:value="0.0170554793177808" calcext:value-type="percentage">
            <text:p>2%</text:p>
          </table:table-cell>
          <table:table-cell table:style-name="ce2" office:value-type="float" office:value="5489" calcext:value-type="float">
            <text:p>5489</text:p>
          </table:table-cell>
          <table:table-cell table:style-name="ce13" table:formula="of:=([alldata.G70]-[alldata.B70])/[alldata.B70]" office:value-type="percentage" office:value="0.0760635169574593" calcext:value-type="percentage">
            <text:p>8%</text:p>
          </table:table-cell>
          <table:table-cell table:style-name="ce17" office:value-type="float" office:value="3005195" calcext:value-type="float">
            <text:p>3005K</text:p>
          </table:table-cell>
          <table:table-cell table:style-name="ce19" table:formula="of:=([alldata.I70]-[alldata.B70])*100/[alldata.B70]" office:value-type="float" office:value="58813.8404234464" calcext:value-type="float">
            <text:p>59K%</text:p>
          </table:table-cell>
          <table:table-cell table:style-name="ce2" office:value-type="float" office:value="5133" calcext:value-type="float">
            <text:p>5133</text:p>
          </table:table-cell>
          <table:table-cell table:style-name="ce13" table:formula="of:=([alldata.K70]-[alldata.B70])/[alldata.B70]" office:value-type="percentage" office:value="0.00627327974906881" calcext:value-type="percentage">
            <text:p>1%</text:p>
          </table:table-cell>
          <table:table-cell table:style-name="ce2" office:value-type="float" office:value="5231" calcext:value-type="float">
            <text:p>5231</text:p>
          </table:table-cell>
          <table:table-cell table:style-name="ce13" table:formula="of:=([alldata.M70]-[alldata.B70])/[alldata.B70]" office:value-type="percentage" office:value="0.025485198980592" calcext:value-type="percentage">
            <text:p>3%</text:p>
          </table:table-cell>
        </table:table-row>
        <table:table-row table:style-name="ro1">
          <table:table-cell table:style-name="ce2" office:value-type="string" calcext:value-type="string">
            <text:p>e05</text:p>
          </table:table-cell>
          <table:table-cell table:style-name="ce5" office:value-type="float" office:value="8128" calcext:value-type="float">
            <text:p>8128</text:p>
          </table:table-cell>
          <table:table-cell table:style-name="ce10" office:value-type="float" office:value="1098301" calcext:value-type="float">
            <text:p>1098K</text:p>
          </table:table-cell>
          <table:table-cell table:style-name="ce15" table:formula="of:=([alldata.C71]-[alldata.B71])*100/[alldata.B71]" office:value-type="float" office:value="13412.561515748" calcext:value-type="float">
            <text:p>13K%</text:p>
          </table:table-cell>
          <table:table-cell table:style-name="ce2" office:value-type="float" office:value="8182" calcext:value-type="float">
            <text:p>8182</text:p>
          </table:table-cell>
          <table:table-cell table:style-name="ce13" table:formula="of:=([alldata.E71]-[alldata.B71])/[alldata.B71]" office:value-type="percentage" office:value="0.00664370078740158" calcext:value-type="percentage">
            <text:p>1%</text:p>
          </table:table-cell>
          <table:table-cell table:style-name="ce2" office:value-type="float" office:value="8342" calcext:value-type="float">
            <text:p>8342</text:p>
          </table:table-cell>
          <table:table-cell table:style-name="ce13" table:formula="of:=([alldata.G71]-[alldata.B71])/[alldata.B71]" office:value-type="percentage" office:value="0.0263287401574803" calcext:value-type="percentage">
            <text:p>3%</text:p>
          </table:table-cell>
          <table:table-cell table:style-name="ce17" office:value-type="float" office:value="7008065" calcext:value-type="float">
            <text:p>7008K</text:p>
          </table:table-cell>
          <table:table-cell table:style-name="ce19" table:formula="of:=([alldata.I71]-[alldata.B71])*100/[alldata.B71]" office:value-type="float" office:value="86121.2721456693" calcext:value-type="float">
            <text:p>86K%</text:p>
          </table:table-cell>
          <table:table-cell table:style-name="ce2" office:value-type="float" office:value="8143" calcext:value-type="float">
            <text:p>8143</text:p>
          </table:table-cell>
          <table:table-cell table:style-name="ce13" table:formula="of:=([alldata.K71]-[alldata.B71])/[alldata.B71]" office:value-type="percentage" office:value="0.00184547244094488" calcext:value-type="percentage">
            <text:p>0%</text:p>
          </table:table-cell>
          <table:table-cell table:style-name="ce2" office:value-type="float" office:value="8164" calcext:value-type="float">
            <text:p>8164</text:p>
          </table:table-cell>
          <table:table-cell table:style-name="ce13" table:formula="of:=([alldata.M71]-[alldata.B71])/[alldata.B71]" office:value-type="percentage" office:value="0.00442913385826772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e06</text:p>
          </table:table-cell>
          <table:table-cell table:style-name="ce5" office:value-type="float" office:value="73" calcext:value-type="float">
            <text:p>73</text:p>
          </table:table-cell>
          <table:table-cell table:style-name="ce10" office:value-type="float" office:value="774687" calcext:value-type="float">
            <text:p>775K</text:p>
          </table:table-cell>
          <table:table-cell table:style-name="ce15" table:formula="of:=([alldata.C72]-[alldata.B72])*100/[alldata.B72]" office:value-type="float" office:value="1061115.06849315" calcext:value-type="float">
            <text:p>1061K%</text:p>
          </table:table-cell>
          <table:table-cell table:style-name="ce2" office:value-type="float" office:value="78" calcext:value-type="float">
            <text:p>78</text:p>
          </table:table-cell>
          <table:table-cell table:style-name="ce13" table:formula="of:=([alldata.E72]-[alldata.B72])/[alldata.B72]" office:value-type="percentage" office:value="0.0684931506849315" calcext:value-type="percentage">
            <text:p>7%</text:p>
          </table:table-cell>
          <table:table-cell table:style-name="ce2" office:value-type="float" office:value="138" calcext:value-type="float">
            <text:p>138</text:p>
          </table:table-cell>
          <table:table-cell table:style-name="ce13" table:formula="of:=([alldata.G72]-[alldata.B72])/[alldata.B72]" office:value-type="percentage" office:value="0.89041095890411" calcext:value-type="percentage">
            <text:p>89%</text:p>
          </table:table-cell>
          <table:table-cell table:style-name="ce17" office:value-type="float" office:value="3719" calcext:value-type="float">
            <text:p>4K</text:p>
          </table:table-cell>
          <table:table-cell table:style-name="ce19" table:formula="of:=([alldata.I72]-[alldata.B72])*100/[alldata.B72]" office:value-type="float" office:value="4994.52054794521" calcext:value-type="float">
            <text:p>5K%</text:p>
          </table:table-cell>
          <table:table-cell table:style-name="ce2" office:value-type="float" office:value="76" calcext:value-type="float">
            <text:p>76</text:p>
          </table:table-cell>
          <table:table-cell table:style-name="ce13" table:formula="of:=([alldata.K72]-[alldata.B72])/[alldata.B72]" office:value-type="percentage" office:value="0.0410958904109589" calcext:value-type="percentage">
            <text:p>4%</text:p>
          </table:table-cell>
          <table:table-cell table:style-name="ce2" office:value-type="float" office:value="94" calcext:value-type="float">
            <text:p>94</text:p>
          </table:table-cell>
          <table:table-cell table:style-name="ce13" table:formula="of:=([alldata.M72]-[alldata.B72])/[alldata.B72]" office:value-type="percentage" office:value="0.287671232876712" calcext:value-type="percentage">
            <text:p>29%</text:p>
          </table:table-cell>
        </table:table-row>
        <table:table-row table:style-name="ro1">
          <table:table-cell table:style-name="ce2" office:value-type="string" calcext:value-type="string">
            <text:p>e07</text:p>
          </table:table-cell>
          <table:table-cell table:style-name="ce5" office:value-type="float" office:value="145" calcext:value-type="float">
            <text:p>145</text:p>
          </table:table-cell>
          <table:table-cell table:style-name="ce10" office:value-type="float" office:value="750639" calcext:value-type="float">
            <text:p>751K</text:p>
          </table:table-cell>
          <table:table-cell table:style-name="ce15" table:formula="of:=([alldata.C73]-[alldata.B73])*100/[alldata.B73]" office:value-type="float" office:value="517582.068965517" calcext:value-type="float">
            <text:p>518K%</text:p>
          </table:table-cell>
          <table:table-cell table:style-name="ce2" office:value-type="float" office:value="150" calcext:value-type="float">
            <text:p>150</text:p>
          </table:table-cell>
          <table:table-cell table:style-name="ce13" table:formula="of:=([alldata.E73]-[alldata.B73])/[alldata.B73]" office:value-type="percentage" office:value="0.0344827586206897" calcext:value-type="percentage">
            <text:p>3%</text:p>
          </table:table-cell>
          <table:table-cell table:style-name="ce2" office:value-type="float" office:value="203" calcext:value-type="float">
            <text:p>203</text:p>
          </table:table-cell>
          <table:table-cell table:style-name="ce13" table:formula="of:=([alldata.G73]-[alldata.B73])/[alldata.B73]" office:value-type="percentage" office:value="0.4" calcext:value-type="percentage">
            <text:p>40%</text:p>
          </table:table-cell>
          <table:table-cell table:style-name="ce17" office:value-type="float" office:value="3726" calcext:value-type="float">
            <text:p>4K</text:p>
          </table:table-cell>
          <table:table-cell table:style-name="ce19" table:formula="of:=([alldata.I73]-[alldata.B73])*100/[alldata.B73]" office:value-type="float" office:value="2469.65517241379" calcext:value-type="float">
            <text:p>2K%</text:p>
          </table:table-cell>
          <table:table-cell table:style-name="ce2" office:value-type="float" office:value="147" calcext:value-type="float">
            <text:p>147</text:p>
          </table:table-cell>
          <table:table-cell table:style-name="ce13" table:formula="of:=([alldata.K73]-[alldata.B73])/[alldata.B73]" office:value-type="percentage" office:value="0.0137931034482759" calcext:value-type="percentage">
            <text:p>1%</text:p>
          </table:table-cell>
          <table:table-cell table:style-name="ce2" office:value-type="float" office:value="182" calcext:value-type="float">
            <text:p>182</text:p>
          </table:table-cell>
          <table:table-cell table:style-name="ce13" table:formula="of:=([alldata.M73]-[alldata.B73])/[alldata.B73]" office:value-type="percentage" office:value="0.255172413793103" calcext:value-type="percentage">
            <text:p>26%</text:p>
          </table:table-cell>
        </table:table-row>
        <table:table-row table:style-name="ro1">
          <table:table-cell table:style-name="ce2" office:value-type="string" calcext:value-type="string">
            <text:p>e08</text:p>
          </table:table-cell>
          <table:table-cell table:style-name="ce5" office:value-type="float" office:value="2640" calcext:value-type="float">
            <text:p>2640</text:p>
          </table:table-cell>
          <table:table-cell table:style-name="ce10" office:value-type="float" office:value="638503" calcext:value-type="float">
            <text:p>639K</text:p>
          </table:table-cell>
          <table:table-cell table:style-name="ce15" table:formula="of:=([alldata.C74]-[alldata.B74])*100/[alldata.B74]" office:value-type="float" office:value="24085.7196969697" calcext:value-type="float">
            <text:p>24K%</text:p>
          </table:table-cell>
          <table:table-cell table:style-name="ce2" office:value-type="float" office:value="2746" calcext:value-type="float">
            <text:p>2746</text:p>
          </table:table-cell>
          <table:table-cell table:style-name="ce13" table:formula="of:=([alldata.E74]-[alldata.B74])/[alldata.B74]" office:value-type="percentage" office:value="0.0401515151515152" calcext:value-type="percentage">
            <text:p>4%</text:p>
          </table:table-cell>
          <table:table-cell table:style-name="ce2" office:value-type="float" office:value="3049" calcext:value-type="float">
            <text:p>3049</text:p>
          </table:table-cell>
          <table:table-cell table:style-name="ce13" table:formula="of:=([alldata.G74]-[alldata.B74])/[alldata.B74]" office:value-type="percentage" office:value="0.154924242424242" calcext:value-type="percentage">
            <text:p>15%</text:p>
          </table:table-cell>
          <table:table-cell table:style-name="ce17" office:value-type="float" office:value="2815" calcext:value-type="float">
            <text:p>3K</text:p>
          </table:table-cell>
          <table:table-cell table:style-name="ce19" table:formula="of:=([alldata.I74]-[alldata.B74])*100/[alldata.B74]" office:value-type="float" office:value="6.62878787878788" calcext:value-type="float">
            <text:p>7%</text:p>
          </table:table-cell>
          <table:table-cell table:style-name="ce2" office:value-type="float" office:value="2683" calcext:value-type="float">
            <text:p>2683</text:p>
          </table:table-cell>
          <table:table-cell table:style-name="ce13" table:formula="of:=([alldata.K74]-[alldata.B74])/[alldata.B74]" office:value-type="percentage" office:value="0.0162878787878788" calcext:value-type="percentage">
            <text:p>2%</text:p>
          </table:table-cell>
          <table:table-cell table:style-name="ce2" office:value-type="float" office:value="2797" calcext:value-type="float">
            <text:p>2797</text:p>
          </table:table-cell>
          <table:table-cell table:style-name="ce13" table:formula="of:=([alldata.M74]-[alldata.B74])/[alldata.B74]" office:value-type="percentage" office:value="0.059469696969697" calcext:value-type="percentage">
            <text:p>6%</text:p>
          </table:table-cell>
        </table:table-row>
        <table:table-row table:style-name="ro1">
          <table:table-cell table:style-name="ce2" office:value-type="string" calcext:value-type="string">
            <text:p>e09</text:p>
          </table:table-cell>
          <table:table-cell table:style-name="ce5" office:value-type="float" office:value="3604" calcext:value-type="float">
            <text:p>3604</text:p>
          </table:table-cell>
          <table:table-cell table:style-name="ce10" office:value-type="float" office:value="566370" calcext:value-type="float">
            <text:p>566K</text:p>
          </table:table-cell>
          <table:table-cell table:style-name="ce15" table:formula="of:=([alldata.C75]-[alldata.B75])*100/[alldata.B75]" office:value-type="float" office:value="15615.038845727" calcext:value-type="float">
            <text:p>16K%</text:p>
          </table:table-cell>
          <table:table-cell table:style-name="ce2" office:value-type="float" office:value="3717" calcext:value-type="float">
            <text:p>3717</text:p>
          </table:table-cell>
          <table:table-cell table:style-name="ce13" table:formula="of:=([alldata.E75]-[alldata.B75])/[alldata.B75]" office:value-type="percentage" office:value="0.031354051054384" calcext:value-type="percentage">
            <text:p>3%</text:p>
          </table:table-cell>
          <table:table-cell table:style-name="ce2" office:value-type="float" office:value="4058" calcext:value-type="float">
            <text:p>4058</text:p>
          </table:table-cell>
          <table:table-cell table:style-name="ce13" table:formula="of:=([alldata.G75]-[alldata.B75])/[alldata.B75]" office:value-type="percentage" office:value="0.125971143174251" calcext:value-type="percentage">
            <text:p>13%</text:p>
          </table:table-cell>
          <table:table-cell table:style-name="ce17" office:value-type="float" office:value="1003714" calcext:value-type="float">
            <text:p>1004K</text:p>
          </table:table-cell>
          <table:table-cell table:style-name="ce19" table:formula="of:=([alldata.I75]-[alldata.B75])*100/[alldata.B75]" office:value-type="float" office:value="27750" calcext:value-type="float">
            <text:p>28K%</text:p>
          </table:table-cell>
          <table:table-cell table:style-name="ce2" office:value-type="float" office:value="3643" calcext:value-type="float">
            <text:p>3643</text:p>
          </table:table-cell>
          <table:table-cell table:style-name="ce13" table:formula="of:=([alldata.K75]-[alldata.B75])/[alldata.B75]" office:value-type="percentage" office:value="0.0108213096559378" calcext:value-type="percentage">
            <text:p>1%</text:p>
          </table:table-cell>
          <table:table-cell table:style-name="ce2" office:value-type="float" office:value="3754" calcext:value-type="float">
            <text:p>3754</text:p>
          </table:table-cell>
          <table:table-cell table:style-name="ce13" table:formula="of:=([alldata.M75]-[alldata.B75])/[alldata.B75]" office:value-type="percentage" office:value="0.0416204217536071" calcext:value-type="percentage">
            <text:p>4%</text:p>
          </table:table-cell>
        </table:table-row>
        <table:table-row table:style-name="ro1">
          <table:table-cell table:style-name="ce2" office:value-type="string" calcext:value-type="string">
            <text:p>e10</text:p>
          </table:table-cell>
          <table:table-cell table:style-name="ce5" office:value-type="float" office:value="5600" calcext:value-type="float">
            <text:p>5600</text:p>
          </table:table-cell>
          <table:table-cell table:style-name="ce10" office:value-type="float" office:value="229667" calcext:value-type="float">
            <text:p>230K</text:p>
          </table:table-cell>
          <table:table-cell table:style-name="ce15" table:formula="of:=([alldata.C76]-[alldata.B76])*100/[alldata.B76]" office:value-type="float" office:value="4001.19642857143" calcext:value-type="float">
            <text:p>4001%</text:p>
          </table:table-cell>
          <table:table-cell table:style-name="ce2" office:value-type="float" office:value="5655" calcext:value-type="float">
            <text:p>5655</text:p>
          </table:table-cell>
          <table:table-cell table:style-name="ce13" table:formula="of:=([alldata.E76]-[alldata.B76])/[alldata.B76]" office:value-type="percentage" office:value="0.00982142857142857" calcext:value-type="percentage">
            <text:p>1%</text:p>
          </table:table-cell>
          <table:table-cell table:style-name="ce2" office:value-type="float" office:value="5892" calcext:value-type="float">
            <text:p>5892</text:p>
          </table:table-cell>
          <table:table-cell table:style-name="ce13" table:formula="of:=([alldata.G76]-[alldata.B76])/[alldata.B76]" office:value-type="percentage" office:value="0.0521428571428571" calcext:value-type="percentage">
            <text:p>5%</text:p>
          </table:table-cell>
          <table:table-cell table:style-name="ce17" office:value-type="float" office:value="1005639" calcext:value-type="float">
            <text:p>1006K</text:p>
          </table:table-cell>
          <table:table-cell table:style-name="ce19" table:formula="of:=([alldata.I76]-[alldata.B76])*100/[alldata.B76]" office:value-type="float" office:value="17857.8392857143" calcext:value-type="float">
            <text:p>18K%</text:p>
          </table:table-cell>
          <table:table-cell table:style-name="ce2" office:value-type="float" office:value="5610" calcext:value-type="float">
            <text:p>5610</text:p>
          </table:table-cell>
          <table:table-cell table:style-name="ce13" table:formula="of:=([alldata.K76]-[alldata.B76])/[alldata.B76]" office:value-type="percentage" office:value="0.00178571428571429" calcext:value-type="percentage">
            <text:p>0%</text:p>
          </table:table-cell>
          <table:table-cell table:style-name="ce2" office:value-type="float" office:value="5654" calcext:value-type="float">
            <text:p>5654</text:p>
          </table:table-cell>
          <table:table-cell table:style-name="ce13" table:formula="of:=([alldata.M76]-[alldata.B76])/[alldata.B76]" office:value-type="percentage" office:value="0.00964285714285714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e11</text:p>
          </table:table-cell>
          <table:table-cell table:style-name="ce5" office:value-type="float" office:value="34" calcext:value-type="float">
            <text:p>34</text:p>
          </table:table-cell>
          <table:table-cell table:style-name="ce10" office:value-type="float" office:value="3713" calcext:value-type="float">
            <text:p>3713</text:p>
          </table:table-cell>
          <table:table-cell table:style-name="ce15" table:formula="of:=([alldata.C77]-[alldata.B77])*100/[alldata.B77]" office:value-type="float" office:value="10820.5882352941" calcext:value-type="float">
            <text:p>11K%</text:p>
          </table:table-cell>
          <table:table-cell table:style-name="ce2" office:value-type="float" office:value="34" calcext:value-type="float">
            <text:p>34</text:p>
          </table:table-cell>
          <table:table-cell table:style-name="ce13" table:formula="of:=([alldata.E77]-[alldata.B77])/[alldata.B77]" office:value-type="percentage" office:value="0" calcext:value-type="percentage">
            <text:p>0%</text:p>
          </table:table-cell>
          <table:table-cell table:style-name="ce2" office:value-type="float" office:value="40" calcext:value-type="float">
            <text:p>40</text:p>
          </table:table-cell>
          <table:table-cell table:style-name="ce13" table:formula="of:=([alldata.G77]-[alldata.B77])/[alldata.B77]" office:value-type="percentage" office:value="0.176470588235294" calcext:value-type="percentage">
            <text:p>18%</text:p>
          </table:table-cell>
          <table:table-cell table:style-name="ce17" office:value-type="float" office:value="2612" calcext:value-type="float">
            <text:p>3K</text:p>
          </table:table-cell>
          <table:table-cell table:style-name="ce19" table:formula="of:=([alldata.I77]-[alldata.B77])*100/[alldata.B77]" office:value-type="float" office:value="7582.35294117647" calcext:value-type="float">
            <text:p>8K%</text:p>
          </table:table-cell>
          <table:table-cell table:style-name="ce2" office:value-type="float" office:value="34" calcext:value-type="float">
            <text:p>34</text:p>
          </table:table-cell>
          <table:table-cell table:style-name="ce13" table:formula="of:=([alldata.K77]-[alldata.B77])/[alldata.B77]" office:value-type="percentage" office:value="0" calcext:value-type="percentage">
            <text:p>0%</text:p>
          </table:table-cell>
          <table:table-cell table:style-name="ce2" office:value-type="float" office:value="34" calcext:value-type="float">
            <text:p>34</text:p>
          </table:table-cell>
          <table:table-cell table:style-name="ce13" table:formula="of:=([alldata.M77]-[alldata.B77])/[alldata.B77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e12</text:p>
          </table:table-cell>
          <table:table-cell table:style-name="ce5" office:value-type="float" office:value="67" calcext:value-type="float">
            <text:p>67</text:p>
          </table:table-cell>
          <table:table-cell table:style-name="ce10" office:value-type="float" office:value="3612" calcext:value-type="float">
            <text:p>3612</text:p>
          </table:table-cell>
          <table:table-cell table:style-name="ce15" table:formula="of:=([alldata.C78]-[alldata.B78])*100/[alldata.B78]" office:value-type="float" office:value="5291.0447761194" calcext:value-type="float">
            <text:p>5291%</text:p>
          </table:table-cell>
          <table:table-cell table:style-name="ce2" office:value-type="float" office:value="68" calcext:value-type="float">
            <text:p>68</text:p>
          </table:table-cell>
          <table:table-cell table:style-name="ce13" table:formula="of:=([alldata.E78]-[alldata.B78])/[alldata.B78]" office:value-type="percentage" office:value="0.0149253731343284" calcext:value-type="percentage">
            <text:p>1%</text:p>
          </table:table-cell>
          <table:table-cell table:style-name="ce2" office:value-type="float" office:value="89" calcext:value-type="float">
            <text:p>89</text:p>
          </table:table-cell>
          <table:table-cell table:style-name="ce13" table:formula="of:=([alldata.G78]-[alldata.B78])/[alldata.B78]" office:value-type="percentage" office:value="0.328358208955224" calcext:value-type="percentage">
            <text:p>33%</text:p>
          </table:table-cell>
          <table:table-cell table:style-name="ce17" office:value-type="float" office:value="2647" calcext:value-type="float">
            <text:p>3K</text:p>
          </table:table-cell>
          <table:table-cell table:style-name="ce19" table:formula="of:=([alldata.I78]-[alldata.B78])*100/[alldata.B78]" office:value-type="float" office:value="3850.74626865672" calcext:value-type="float">
            <text:p>4K%</text:p>
          </table:table-cell>
          <table:table-cell table:style-name="ce2" office:value-type="float" office:value="67" calcext:value-type="float">
            <text:p>67</text:p>
          </table:table-cell>
          <table:table-cell table:style-name="ce13" table:formula="of:=([alldata.K78]-[alldata.B78])/[alldata.B78]" office:value-type="percentage" office:value="0" calcext:value-type="percentage">
            <text:p>0%</text:p>
          </table:table-cell>
          <table:table-cell table:style-name="ce2" office:value-type="float" office:value="80" calcext:value-type="float">
            <text:p>80</text:p>
          </table:table-cell>
          <table:table-cell table:style-name="ce13" table:formula="of:=([alldata.M78]-[alldata.B78])/[alldata.B78]" office:value-type="percentage" office:value="0.194029850746269" calcext:value-type="percentage">
            <text:p>19%</text:p>
          </table:table-cell>
        </table:table-row>
        <table:table-row table:style-name="ro1">
          <table:table-cell table:style-name="ce2" office:value-type="string" calcext:value-type="string">
            <text:p>e13</text:p>
          </table:table-cell>
          <table:table-cell table:style-name="ce5" office:value-type="float" office:value="1280" calcext:value-type="float">
            <text:p>1280</text:p>
          </table:table-cell>
          <table:table-cell table:style-name="ce10" office:value-type="float" office:value="3587" calcext:value-type="float">
            <text:p>3587</text:p>
          </table:table-cell>
          <table:table-cell table:style-name="ce15" table:formula="of:=([alldata.C79]-[alldata.B79])*100/[alldata.B79]" office:value-type="float" office:value="180.234375" calcext:value-type="float">
            <text:p>180%</text:p>
          </table:table-cell>
          <table:table-cell table:style-name="ce2" office:value-type="float" office:value="1387" calcext:value-type="float">
            <text:p>1387</text:p>
          </table:table-cell>
          <table:table-cell table:style-name="ce13" table:formula="of:=([alldata.E79]-[alldata.B79])/[alldata.B79]" office:value-type="percentage" office:value="0.08359375" calcext:value-type="percentage">
            <text:p>8%</text:p>
          </table:table-cell>
          <table:table-cell table:style-name="ce2" office:value-type="float" office:value="1506" calcext:value-type="float">
            <text:p>1506</text:p>
          </table:table-cell>
          <table:table-cell table:style-name="ce13" table:formula="of:=([alldata.G79]-[alldata.B79])/[alldata.B79]" office:value-type="percentage" office:value="0.1765625" calcext:value-type="percentage">
            <text:p>18%</text:p>
          </table:table-cell>
          <table:table-cell table:style-name="ce17" office:value-type="float" office:value="2521" calcext:value-type="float">
            <text:p>3K</text:p>
          </table:table-cell>
          <table:table-cell table:style-name="ce19" table:formula="of:=([alldata.I79]-[alldata.B79])*100/[alldata.B79]" office:value-type="float" office:value="96.953125" calcext:value-type="float">
            <text:p>97%</text:p>
          </table:table-cell>
          <table:table-cell table:style-name="ce2" office:value-type="float" office:value="1310" calcext:value-type="float">
            <text:p>1310</text:p>
          </table:table-cell>
          <table:table-cell table:style-name="ce13" table:formula="of:=([alldata.K79]-[alldata.B79])/[alldata.B79]" office:value-type="percentage" office:value="0.0234375" calcext:value-type="percentage">
            <text:p>2%</text:p>
          </table:table-cell>
          <table:table-cell table:style-name="ce2" office:value-type="float" office:value="1380" calcext:value-type="float">
            <text:p>1380</text:p>
          </table:table-cell>
          <table:table-cell table:style-name="ce13" table:formula="of:=([alldata.M79]-[alldata.B79])/[alldata.B79]" office:value-type="percentage" office:value="0.078125" calcext:value-type="percentage">
            <text:p>8%</text:p>
          </table:table-cell>
        </table:table-row>
        <table:table-row table:style-name="ro1">
          <table:table-cell table:style-name="ce2" office:value-type="string" calcext:value-type="string">
            <text:p>e14</text:p>
          </table:table-cell>
          <table:table-cell table:style-name="ce5" office:value-type="float" office:value="1732" calcext:value-type="float">
            <text:p>1732</text:p>
          </table:table-cell>
          <table:table-cell table:style-name="ce10" office:value-type="float" office:value="3811" calcext:value-type="float">
            <text:p>3811</text:p>
          </table:table-cell>
          <table:table-cell table:style-name="ce15" table:formula="of:=([alldata.C80]-[alldata.B80])*100/[alldata.B80]" office:value-type="float" office:value="120.034642032333" calcext:value-type="float">
            <text:p>120%</text:p>
          </table:table-cell>
          <table:table-cell table:style-name="ce2" office:value-type="float" office:value="1841" calcext:value-type="float">
            <text:p>1841</text:p>
          </table:table-cell>
          <table:table-cell table:style-name="ce13" table:formula="of:=([alldata.E80]-[alldata.B80])/[alldata.B80]" office:value-type="percentage" office:value="0.062933025404157" calcext:value-type="percentage">
            <text:p>6%</text:p>
          </table:table-cell>
          <table:table-cell table:style-name="ce2" office:value-type="float" office:value="1973" calcext:value-type="float">
            <text:p>1973</text:p>
          </table:table-cell>
          <table:table-cell table:style-name="ce13" table:formula="of:=([alldata.G80]-[alldata.B80])/[alldata.B80]" office:value-type="percentage" office:value="0.139145496535797" calcext:value-type="percentage">
            <text:p>14%</text:p>
          </table:table-cell>
          <table:table-cell table:style-name="ce17" office:value-type="float" office:value="2822" calcext:value-type="float">
            <text:p>3K</text:p>
          </table:table-cell>
          <table:table-cell table:style-name="ce19" table:formula="of:=([alldata.I80]-[alldata.B80])*100/[alldata.B80]" office:value-type="float" office:value="62.933025404157" calcext:value-type="float">
            <text:p>63%</text:p>
          </table:table-cell>
          <table:table-cell table:style-name="ce2" office:value-type="float" office:value="1758" calcext:value-type="float">
            <text:p>1758</text:p>
          </table:table-cell>
          <table:table-cell table:style-name="ce13" table:formula="of:=([alldata.K80]-[alldata.B80])/[alldata.B80]" office:value-type="percentage" office:value="0.0150115473441109" calcext:value-type="percentage">
            <text:p>2%</text:p>
          </table:table-cell>
          <table:table-cell table:style-name="ce2" office:value-type="float" office:value="1827" calcext:value-type="float">
            <text:p>1827</text:p>
          </table:table-cell>
          <table:table-cell table:style-name="ce13" table:formula="of:=([alldata.M80]-[alldata.B80])/[alldata.B80]" office:value-type="percentage" office:value="0.0548498845265589" calcext:value-type="percentage">
            <text:p>5%</text:p>
          </table:table-cell>
        </table:table-row>
        <table:table-row table:style-name="ro1">
          <table:table-cell table:style-name="ce2" office:value-type="string" calcext:value-type="string">
            <text:p>e15</text:p>
          </table:table-cell>
          <table:table-cell table:style-name="ce5" office:value-type="float" office:value="2784" calcext:value-type="float">
            <text:p>2784</text:p>
          </table:table-cell>
          <table:table-cell table:style-name="ce10" office:value-type="float" office:value="3904" calcext:value-type="float">
            <text:p>3904</text:p>
          </table:table-cell>
          <table:table-cell table:style-name="ce15" table:formula="of:=([alldata.C81]-[alldata.B81])*100/[alldata.B81]" office:value-type="float" office:value="40.2298850574713" calcext:value-type="float">
            <text:p>40%</text:p>
          </table:table-cell>
          <table:table-cell table:style-name="ce2" office:value-type="float" office:value="2870" calcext:value-type="float">
            <text:p>2870</text:p>
          </table:table-cell>
          <table:table-cell table:style-name="ce13" table:formula="of:=([alldata.E81]-[alldata.B81])/[alldata.B81]" office:value-type="percentage" office:value="0.0308908045977011" calcext:value-type="percentage">
            <text:p>3%</text:p>
          </table:table-cell>
          <table:table-cell table:style-name="ce2" office:value-type="float" office:value="2930" calcext:value-type="float">
            <text:p>2930</text:p>
          </table:table-cell>
          <table:table-cell table:style-name="ce13" table:formula="of:=([alldata.G81]-[alldata.B81])/[alldata.B81]" office:value-type="percentage" office:value="0.0524425287356322" calcext:value-type="percentage">
            <text:p>5%</text:p>
          </table:table-cell>
          <table:table-cell table:style-name="ce17" office:value-type="float" office:value="2826" calcext:value-type="float">
            <text:p>3K</text:p>
          </table:table-cell>
          <table:table-cell table:style-name="ce19" table:formula="of:=([alldata.I81]-[alldata.B81])*100/[alldata.B81]" office:value-type="float" office:value="1.50862068965517" calcext:value-type="float">
            <text:p>2%</text:p>
          </table:table-cell>
          <table:table-cell table:style-name="ce2" office:value-type="float" office:value="2793" calcext:value-type="float">
            <text:p>2793</text:p>
          </table:table-cell>
          <table:table-cell table:style-name="ce13" table:formula="of:=([alldata.K81]-[alldata.B81])/[alldata.B81]" office:value-type="percentage" office:value="0.00323275862068966" calcext:value-type="percentage">
            <text:p>0%</text:p>
          </table:table-cell>
          <table:table-cell table:style-name="ce2" office:value-type="float" office:value="2816" calcext:value-type="float">
            <text:p>2816</text:p>
          </table:table-cell>
          <table:table-cell table:style-name="ce13" table:formula="of:=([alldata.M81]-[alldata.B81])/[alldata.B81]" office:value-type="percentage" office:value="0.0114942528735632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e16</text:p>
          </table:table-cell>
          <table:table-cell table:style-name="ce5" office:value-type="float" office:value="15" calcext:value-type="float">
            <text:p>15</text:p>
          </table:table-cell>
          <table:table-cell table:style-name="ce10" office:value-type="float" office:value="1390" calcext:value-type="float">
            <text:p>1390</text:p>
          </table:table-cell>
          <table:table-cell table:style-name="ce15" table:formula="of:=([alldata.C82]-[alldata.B82])*100/[alldata.B82]" office:value-type="float" office:value="9166.66666666667" calcext:value-type="float">
            <text:p>9167%</text:p>
          </table:table-cell>
          <table:table-cell table:style-name="ce2" office:value-type="float" office:value="28" calcext:value-type="float">
            <text:p>28</text:p>
          </table:table-cell>
          <table:table-cell table:style-name="ce13" table:formula="of:=([alldata.E82]-[alldata.B82])/[alldata.B82]" office:value-type="percentage" office:value="0.866666666666667" calcext:value-type="percentage">
            <text:p>87%</text:p>
          </table:table-cell>
          <table:table-cell table:style-name="ce2" office:value-type="float" office:value="31" calcext:value-type="float">
            <text:p>31</text:p>
          </table:table-cell>
          <table:table-cell table:style-name="ce13" table:formula="of:=([alldata.G82]-[alldata.B82])/[alldata.B82]" office:value-type="percentage" office:value="1.06666666666667" calcext:value-type="percentage">
            <text:p>107%</text:p>
          </table:table-cell>
          <table:table-cell table:style-name="ce17" office:value-type="float" office:value="1703" calcext:value-type="float">
            <text:p>2K</text:p>
          </table:table-cell>
          <table:table-cell table:style-name="ce19" table:formula="of:=([alldata.I82]-[alldata.B82])*100/[alldata.B82]" office:value-type="float" office:value="11253.3333333333" calcext:value-type="float">
            <text:p>11K%</text:p>
          </table:table-cell>
          <table:table-cell table:style-name="ce2" office:value-type="float" office:value="19" calcext:value-type="float">
            <text:p>19</text:p>
          </table:table-cell>
          <table:table-cell table:style-name="ce13" table:formula="of:=([alldata.K82]-[alldata.B82])/[alldata.B82]" office:value-type="percentage" office:value="0.266666666666667" calcext:value-type="percentage">
            <text:p>27%</text:p>
          </table:table-cell>
          <table:table-cell table:style-name="ce2" office:value-type="float" office:value="32" calcext:value-type="float">
            <text:p>32</text:p>
          </table:table-cell>
          <table:table-cell table:style-name="ce13" table:formula="of:=([alldata.M82]-[alldata.B82])/[alldata.B82]" office:value-type="percentage" office:value="1.13333333333333" calcext:value-type="percentage">
            <text:p>113%</text:p>
          </table:table-cell>
        </table:table-row>
        <table:table-row table:style-name="ro1">
          <table:table-cell table:style-name="ce2" office:value-type="string" calcext:value-type="string">
            <text:p>e17</text:p>
          </table:table-cell>
          <table:table-cell table:style-name="ce5" office:value-type="float" office:value="25" calcext:value-type="float">
            <text:p>25</text:p>
          </table:table-cell>
          <table:table-cell table:style-name="ce10" office:value-type="float" office:value="1360" calcext:value-type="float">
            <text:p>1360</text:p>
          </table:table-cell>
          <table:table-cell table:style-name="ce15" table:formula="of:=([alldata.C83]-[alldata.B83])*100/[alldata.B83]" office:value-type="float" office:value="5340" calcext:value-type="float">
            <text:p>5340%</text:p>
          </table:table-cell>
          <table:table-cell table:style-name="ce2" office:value-type="float" office:value="66" calcext:value-type="float">
            <text:p>66</text:p>
          </table:table-cell>
          <table:table-cell table:style-name="ce13" table:formula="of:=([alldata.E83]-[alldata.B83])/[alldata.B83]" office:value-type="percentage" office:value="1.64" calcext:value-type="percentage">
            <text:p>164%</text:p>
          </table:table-cell>
          <table:table-cell table:style-name="ce2" office:value-type="float" office:value="64" calcext:value-type="float">
            <text:p>64</text:p>
          </table:table-cell>
          <table:table-cell table:style-name="ce13" table:formula="of:=([alldata.G83]-[alldata.B83])/[alldata.B83]" office:value-type="percentage" office:value="1.56" calcext:value-type="percentage">
            <text:p>156%</text:p>
          </table:table-cell>
          <table:table-cell table:style-name="ce17" office:value-type="float" office:value="1527" calcext:value-type="float">
            <text:p>2K</text:p>
          </table:table-cell>
          <table:table-cell table:style-name="ce19" table:formula="of:=([alldata.I83]-[alldata.B83])*100/[alldata.B83]" office:value-type="float" office:value="6008" calcext:value-type="float">
            <text:p>6K%</text:p>
          </table:table-cell>
          <table:table-cell table:style-name="ce2" office:value-type="float" office:value="27" calcext:value-type="float">
            <text:p>27</text:p>
          </table:table-cell>
          <table:table-cell table:style-name="ce13" table:formula="of:=([alldata.K83]-[alldata.B83])/[alldata.B83]" office:value-type="percentage" office:value="0.08" calcext:value-type="percentage">
            <text:p>8%</text:p>
          </table:table-cell>
          <table:table-cell table:style-name="ce2" office:value-type="float" office:value="54" calcext:value-type="float">
            <text:p>54</text:p>
          </table:table-cell>
          <table:table-cell table:style-name="ce13" table:formula="of:=([alldata.M83]-[alldata.B83])/[alldata.B83]" office:value-type="percentage" office:value="1.16" calcext:value-type="percentage">
            <text:p>116%</text:p>
          </table:table-cell>
        </table:table-row>
        <table:table-row table:style-name="ro1">
          <table:table-cell table:style-name="ce2" office:value-type="string" calcext:value-type="string">
            <text:p>e18</text:p>
          </table:table-cell>
          <table:table-cell table:style-name="ce5" office:value-type="float" office:value="564" calcext:value-type="float">
            <text:p>564</text:p>
          </table:table-cell>
          <table:table-cell table:style-name="ce10" office:value-type="float" office:value="1514" calcext:value-type="float">
            <text:p>1514</text:p>
          </table:table-cell>
          <table:table-cell table:style-name="ce15" table:formula="of:=([alldata.C84]-[alldata.B84])*100/[alldata.B84]" office:value-type="float" office:value="168.439716312057" calcext:value-type="float">
            <text:p>168%</text:p>
          </table:table-cell>
          <table:table-cell table:style-name="ce2" office:value-type="float" office:value="979" calcext:value-type="float">
            <text:p>979</text:p>
          </table:table-cell>
          <table:table-cell table:style-name="ce13" table:formula="of:=([alldata.E84]-[alldata.B84])/[alldata.B84]" office:value-type="percentage" office:value="0.735815602836879" calcext:value-type="percentage">
            <text:p>74%</text:p>
          </table:table-cell>
          <table:table-cell table:style-name="ce2" office:value-type="float" office:value="827" calcext:value-type="float">
            <text:p>827</text:p>
          </table:table-cell>
          <table:table-cell table:style-name="ce13" table:formula="of:=([alldata.G84]-[alldata.B84])/[alldata.B84]" office:value-type="percentage" office:value="0.466312056737589" calcext:value-type="percentage">
            <text:p>47%</text:p>
          </table:table-cell>
          <table:table-cell table:style-name="ce17" office:value-type="float" office:value="1325" calcext:value-type="float">
            <text:p>1K</text:p>
          </table:table-cell>
          <table:table-cell table:style-name="ce19" table:formula="of:=([alldata.I84]-[alldata.B84])*100/[alldata.B84]" office:value-type="float" office:value="134.929078014184" calcext:value-type="float">
            <text:p>135%</text:p>
          </table:table-cell>
          <table:table-cell table:style-name="ce2" office:value-type="float" office:value="589" calcext:value-type="float">
            <text:p>589</text:p>
          </table:table-cell>
          <table:table-cell table:style-name="ce13" table:formula="of:=([alldata.K84]-[alldata.B84])/[alldata.B84]" office:value-type="percentage" office:value="0.0443262411347518" calcext:value-type="percentage">
            <text:p>4%</text:p>
          </table:table-cell>
          <table:table-cell table:style-name="ce2" office:value-type="float" office:value="650" calcext:value-type="float">
            <text:p>650</text:p>
          </table:table-cell>
          <table:table-cell table:style-name="ce13" table:formula="of:=([alldata.M84]-[alldata.B84])/[alldata.B84]" office:value-type="percentage" office:value="0.152482269503546" calcext:value-type="percentage">
            <text:p>15%</text:p>
          </table:table-cell>
        </table:table-row>
        <table:table-row table:style-name="ro1">
          <table:table-cell table:style-name="ce2" office:value-type="string" calcext:value-type="string">
            <text:p>e19</text:p>
          </table:table-cell>
          <table:table-cell table:style-name="ce5" office:value-type="float" office:value="758" calcext:value-type="float">
            <text:p>758</text:p>
          </table:table-cell>
          <table:table-cell table:style-name="ce10" office:value-type="float" office:value="1616" calcext:value-type="float">
            <text:p>1616</text:p>
          </table:table-cell>
          <table:table-cell table:style-name="ce15" table:formula="of:=([alldata.C85]-[alldata.B85])*100/[alldata.B85]" office:value-type="float" office:value="113.192612137203" calcext:value-type="float">
            <text:p>113%</text:p>
          </table:table-cell>
          <table:table-cell table:style-name="ce2" office:value-type="float" office:value="1196" calcext:value-type="float">
            <text:p>1196</text:p>
          </table:table-cell>
          <table:table-cell table:style-name="ce13" table:formula="of:=([alldata.E85]-[alldata.B85])/[alldata.B85]" office:value-type="percentage" office:value="0.577836411609499" calcext:value-type="percentage">
            <text:p>58%</text:p>
          </table:table-cell>
          <table:table-cell table:style-name="ce2" office:value-type="float" office:value="1006" calcext:value-type="float">
            <text:p>1006</text:p>
          </table:table-cell>
          <table:table-cell table:style-name="ce13" table:formula="of:=([alldata.G85]-[alldata.B85])/[alldata.B85]" office:value-type="percentage" office:value="0.327176781002639" calcext:value-type="percentage">
            <text:p>33%</text:p>
          </table:table-cell>
          <table:table-cell table:style-name="ce17" office:value-type="float" office:value="1689" calcext:value-type="float">
            <text:p>2K</text:p>
          </table:table-cell>
          <table:table-cell table:style-name="ce19" table:formula="of:=([alldata.I85]-[alldata.B85])*100/[alldata.B85]" office:value-type="float" office:value="122.823218997361" calcext:value-type="float">
            <text:p>123%</text:p>
          </table:table-cell>
          <table:table-cell table:style-name="ce2" office:value-type="float" office:value="781" calcext:value-type="float">
            <text:p>781</text:p>
          </table:table-cell>
          <table:table-cell table:style-name="ce13" table:formula="of:=([alldata.K85]-[alldata.B85])/[alldata.B85]" office:value-type="percentage" office:value="0.0303430079155673" calcext:value-type="percentage">
            <text:p>3%</text:p>
          </table:table-cell>
          <table:table-cell table:style-name="ce2" office:value-type="float" office:value="801" calcext:value-type="float">
            <text:p>801</text:p>
          </table:table-cell>
          <table:table-cell table:style-name="ce13" table:formula="of:=([alldata.M85]-[alldata.B85])/[alldata.B85]" office:value-type="percentage" office:value="0.0567282321899736" calcext:value-type="percentage">
            <text:p>6%</text:p>
          </table:table-cell>
        </table:table-row>
        <table:table-row table:style-name="ro1">
          <table:table-cell table:style-name="ce2" office:value-type="string" calcext:value-type="string">
            <text:p>e20</text:p>
          </table:table-cell>
          <table:table-cell table:style-name="ce5" office:value-type="float" office:value="1342" calcext:value-type="float">
            <text:p>1342</text:p>
          </table:table-cell>
          <table:table-cell table:style-name="ce10" office:value-type="float" office:value="1906" calcext:value-type="float">
            <text:p>1906</text:p>
          </table:table-cell>
          <table:table-cell table:style-name="ce15" table:formula="of:=([alldata.C86]-[alldata.B86])*100/[alldata.B86]" office:value-type="float" office:value="42.026825633383" calcext:value-type="float">
            <text:p>42%</text:p>
          </table:table-cell>
          <table:table-cell table:style-name="ce2" office:value-type="float" office:value="1775" calcext:value-type="float">
            <text:p>1775</text:p>
          </table:table-cell>
          <table:table-cell table:style-name="ce13" table:formula="of:=([alldata.E86]-[alldata.B86])/[alldata.B86]" office:value-type="percentage" office:value="0.322652757078987" calcext:value-type="percentage">
            <text:p>32%</text:p>
          </table:table-cell>
          <table:table-cell table:style-name="ce2" office:value-type="float" office:value="1547" calcext:value-type="float">
            <text:p>1547</text:p>
          </table:table-cell>
          <table:table-cell table:style-name="ce13" table:formula="of:=([alldata.G86]-[alldata.B86])/[alldata.B86]" office:value-type="percentage" office:value="0.152757078986587" calcext:value-type="percentage">
            <text:p>15%</text:p>
          </table:table-cell>
          <table:table-cell table:style-name="ce17" office:value-type="float" office:value="1621" calcext:value-type="float">
            <text:p>2K</text:p>
          </table:table-cell>
          <table:table-cell table:style-name="ce19" table:formula="of:=([alldata.I86]-[alldata.B86])*100/[alldata.B86]" office:value-type="float" office:value="20.7898658718331" calcext:value-type="float">
            <text:p>21%</text:p>
          </table:table-cell>
          <table:table-cell table:style-name="ce2" office:value-type="float" office:value="1349" calcext:value-type="float">
            <text:p>1349</text:p>
          </table:table-cell>
          <table:table-cell table:style-name="ce13" table:formula="of:=([alldata.K86]-[alldata.B86])/[alldata.B86]" office:value-type="percentage" office:value="0.00521609538002981" calcext:value-type="percentage">
            <text:p>1%</text:p>
          </table:table-cell>
          <table:table-cell table:style-name="ce2" office:value-type="float" office:value="1353" calcext:value-type="float">
            <text:p>1353</text:p>
          </table:table-cell>
          <table:table-cell table:style-name="ce13" table:formula="of:=([alldata.M86]-[alldata.B86])/[alldata.B86]" office:value-type="percentage" office:value="0.00819672131147541" calcext:value-type="percentage">
            <text:p>1%</text:p>
          </table:table-cell>
        </table:table-row>
        <table:table-row table:style-name="ro1">
          <table:table-cell/>
          <table:table-cell table:style-name="ce7" table:formula="of:=SUM([.B67:.B86])/20" office:value-type="percentage" office:value="1911.5" calcext:value-type="percentage">
            <text:p>191150%</text:p>
          </table:table-cell>
          <table:table-cell table:style-name="ce7" table:formula="of:=SUM([.C67:.C86])/20" office:value-type="percentage" office:value="692709.2" calcext:value-type="percentage">
            <text:p>69270920%</text:p>
          </table:table-cell>
          <table:table-cell table:formula="of:=SUM([.D67:.D86])/20" office:value-type="percentage" office:value="282321.494851196" calcext:value-type="percentage">
            <text:p>28232149%</text:p>
          </table:table-cell>
          <table:table-cell table:style-name="ce7" table:formula="of:=SUM([.E67:.E86])/20" office:value-type="percentage" office:value="2022.3" calcext:value-type="percentage">
            <text:p>202230%</text:p>
          </table:table-cell>
          <table:table-cell table:formula="of:=SUM([.F67:.F86])/20" office:value-type="percentage" office:value="0.234309519705026" calcext:value-type="percentage">
            <text:p>23%</text:p>
          </table:table-cell>
          <table:table-cell table:style-name="ce7" table:formula="of:=SUM([.G67:.G86])/20" office:value-type="percentage" office:value="2106.6" calcext:value-type="percentage">
            <text:p>210660%</text:p>
          </table:table-cell>
          <table:table-cell table:formula="of:=SUM([.H67:.H86])/20" office:value-type="percentage" office:value="0.360314543836554" calcext:value-type="percentage">
            <text:p>36%</text:p>
          </table:table-cell>
          <table:table-cell table:style-name="ce7" table:formula="of:=SUM([.I67:.I86])/20" office:value-type="percentage" office:value="652965.85" calcext:value-type="percentage">
            <text:p>65296585%</text:p>
          </table:table-cell>
          <table:table-cell table:formula="of:=SUM([.J67:.J86])/20" office:value-type="percentage" office:value="12610.2370172714" calcext:value-type="percentage">
            <text:p>1261024%</text:p>
          </table:table-cell>
          <table:table-cell table:style-name="ce7" table:formula="of:=SUM([.K67:.K86])/20" office:value-type="percentage" office:value="1927.4" calcext:value-type="percentage">
            <text:p>192740%</text:p>
          </table:table-cell>
          <table:table-cell table:formula="of:=SUM([.L67:.L86])/20" office:value-type="percentage" office:value="0.0314802892007237" calcext:value-type="percentage">
            <text:p>3%</text:p>
          </table:table-cell>
          <table:table-cell table:style-name="ce7" table:formula="of:=SUM([.M67:.M86])/20" office:value-type="percentage" office:value="1975.05" calcext:value-type="percentage">
            <text:p>197505%</text:p>
          </table:table-cell>
          <table:table-cell table:formula="of:=SUM([.N67:.N86])/20" office:value-type="percentage" office:value="0.203945782346589" calcext:value-type="percentage">
            <text:p>20%</text:p>
          </table:table-cell>
        </table:table-row>
        <table:table-row table:style-name="ro2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opt</text:p>
          </table:table-cell>
          <table:table-cell table:style-name="ce9" office:value-type="string" calcext:value-type="string">
            <text:p>Gene</text:p>
            <text:p>Rand</text:p>
            <text:p>Score</text:p>
          </table:table-cell>
          <table:table-cell table:style-name="ce12" office:value-type="string" calcext:value-type="string">
            <text:p>%écart</text:p>
          </table:table-cell>
          <table:table-cell table:style-name="ce1" office:value-type="string" calcext:value-type="string">
            <text:p>gene</text:p>
            <text:p>Pcc</text:p>
            <text:p>Score</text:p>
          </table:table-cell>
          <table:table-cell table:style-name="ce12" office:value-type="string" calcext:value-type="string">
            <text:p>%</text:p>
          </table:table-cell>
          <table:table-cell table:style-name="ce1" office:value-type="string" calcext:value-type="string">
            <text:p>gene</text:p>
            <text:p>Acpm</text:p>
            <text:p>Score</text:p>
          </table:table-cell>
          <table:table-cell table:style-name="ce12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Rand</text:p>
            <text:p>Score</text:p>
          </table:table-cell>
          <table:table-cell table:style-name="ce12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Pcc</text:p>
            <text:p>Score</text:p>
          </table:table-cell>
          <table:table-cell table:style-name="ce12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Acpm</text:p>
            <text:p>Score</text:p>
          </table:table-cell>
          <table:table-cell table:style-name="ce12" office:value-type="string" calcext:value-type="string">
            <text:p>%</text:p>
          </table:table-cell>
        </table:table-row>
        <table:table-row table:style-name="ro1" table:number-rows-repeated="104848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andvspcc1" table:style-name="ta1">
        <table:shapes>
          <draw:frame draw:z-index="0" draw:style-name="gr1" draw:text-style-name="P1" svg:width="394.92pt" svg:height="255.26pt" svg:x="199.79pt" svg:y="54.2pt">
            <loext:p draw:notify-on-update-of-ranges="randvspcc1.B5:randvspcc1.B5 randvspcc1.B6:randvspcc1.B186 randvspcc1.C5:randvspcc1.C5 randvspcc1.C6:randvspcc1.C18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andom vs P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6_g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s(sec)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1" calcext:value-type="float">
            <text:p>5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51" calcext:value-type="float">
            <text:p>5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51" calcext:value-type="float">
            <text:p>5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1" calcext:value-type="float">
            <text:p>5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51" calcext:value-type="float">
            <text:p>5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51" calcext:value-type="float">
            <text:p>5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51" calcext:value-type="float">
            <text:p>5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51" calcext:value-type="float">
            <text:p>5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51" calcext:value-type="float">
            <text:p>5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51" calcext:value-type="float">
            <text:p>5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51" calcext:value-type="float">
            <text:p>5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51" calcext:value-type="float">
            <text:p>5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8" calcext:value-type="float">
            <text:p>5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randvspcc2" table:style-name="ta1">
        <table:shapes>
          <draw:frame draw:z-index="0" draw:style-name="gr1" draw:text-style-name="P1" svg:width="381.66pt" svg:height="255.26pt" svg:x="247.41pt" svg:y="75.29pt">
            <loext:p draw:notify-on-update-of-ranges="randvspcc2.B5:randvspcc2.B5 randvspcc2.B6:randvspcc2.B186 randvspcc2.C5:randvspcc2.C5 randvspcc2.C6:randvspcc2.C18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18_lo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8" calcext:value-type="float">
            <text:p>142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6" calcext:value-type="float">
            <text:p>142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5" calcext:value-type="float">
            <text:p>142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23" calcext:value-type="float">
            <text:p>1423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2" calcext:value-type="float">
            <text:p>142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1" calcext:value-type="float">
            <text:p>142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19" calcext:value-type="float">
            <text:p>141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18" calcext:value-type="float">
            <text:p>1418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17" calcext:value-type="float">
            <text:p>1417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16" calcext:value-type="float">
            <text:p>1416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15" calcext:value-type="float">
            <text:p>141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14" calcext:value-type="float">
            <text:p>1414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12" calcext:value-type="float">
            <text:p>1412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12" calcext:value-type="float">
            <text:p>1412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10" calcext:value-type="float">
            <text:p>141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09" calcext:value-type="float">
            <text:p>1409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9" calcext:value-type="float">
            <text:p>1409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08" calcext:value-type="float">
            <text:p>1408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7" calcext:value-type="float">
            <text:p>1407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6" calcext:value-type="float">
            <text:p>1406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06" calcext:value-type="float">
            <text:p>1406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5" calcext:value-type="float">
            <text:p>1405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05" calcext:value-type="float">
            <text:p>140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04" calcext:value-type="float">
            <text:p>1404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04" calcext:value-type="float">
            <text:p>140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03" calcext:value-type="float">
            <text:p>140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03" calcext:value-type="float">
            <text:p>140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02" calcext:value-type="float">
            <text:p>140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2" calcext:value-type="float">
            <text:p>140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01" calcext:value-type="float">
            <text:p>140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01" calcext:value-type="float">
            <text:p>140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00" calcext:value-type="float">
            <text:p>14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99" calcext:value-type="float">
            <text:p>139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99" calcext:value-type="float">
            <text:p>139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98" calcext:value-type="float">
            <text:p>139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98" calcext:value-type="float">
            <text:p>139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97" calcext:value-type="float">
            <text:p>1397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97" calcext:value-type="float">
            <text:p>1397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96" calcext:value-type="float">
            <text:p>1396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96" calcext:value-type="float">
            <text:p>1396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96" calcext:value-type="float">
            <text:p>139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94" calcext:value-type="float">
            <text:p>139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94" calcext:value-type="float">
            <text:p>1394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93" calcext:value-type="float">
            <text:p>1393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93" calcext:value-type="float">
            <text:p>139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2" calcext:value-type="float">
            <text:p>139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92" calcext:value-type="float">
            <text:p>139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1" calcext:value-type="float">
            <text:p>139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91" calcext:value-type="float">
            <text:p>139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0" calcext:value-type="float">
            <text:p>139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90" calcext:value-type="float">
            <text:p>139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89" calcext:value-type="float">
            <text:p>138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" calcext:value-type="float">
            <text:p>138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87" calcext:value-type="float">
            <text:p>138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87" calcext:value-type="float">
            <text:p>138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86" calcext:value-type="float">
            <text:p>138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86" calcext:value-type="float">
            <text:p>138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85" calcext:value-type="float">
            <text:p>138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85" calcext:value-type="float">
            <text:p>138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84" calcext:value-type="float">
            <text:p>138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84" calcext:value-type="float">
            <text:p>138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84" calcext:value-type="float">
            <text:p>138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83" calcext:value-type="float">
            <text:p>138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83" calcext:value-type="float">
            <text:p>138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82" calcext:value-type="float">
            <text:p>138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82" calcext:value-type="float">
            <text:p>138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81" calcext:value-type="float">
            <text:p>138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81" calcext:value-type="float">
            <text:p>138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0" calcext:value-type="float">
            <text:p>138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78" calcext:value-type="float">
            <text:p>137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78" calcext:value-type="float">
            <text:p>137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76" calcext:value-type="float">
            <text:p>137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76" calcext:value-type="float">
            <text:p>137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75" calcext:value-type="float">
            <text:p>137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5" calcext:value-type="float">
            <text:p>137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74" calcext:value-type="float">
            <text:p>137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74" calcext:value-type="float">
            <text:p>137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73" calcext:value-type="float">
            <text:p>137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73" calcext:value-type="float">
            <text:p>137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73" calcext:value-type="float">
            <text:p>137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72" calcext:value-type="float">
            <text:p>137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72" calcext:value-type="float">
            <text:p>137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71" calcext:value-type="float">
            <text:p>137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71" calcext:value-type="float">
            <text:p>137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70" calcext:value-type="float">
            <text:p>137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70" calcext:value-type="float">
            <text:p>137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69" calcext:value-type="float">
            <text:p>136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69" calcext:value-type="float">
            <text:p>136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68" calcext:value-type="float">
            <text:p>136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68" calcext:value-type="float">
            <text:p>136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67" calcext:value-type="float">
            <text:p>136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67" calcext:value-type="float">
            <text:p>136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66" calcext:value-type="float">
            <text:p>136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66" calcext:value-type="float">
            <text:p>136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65" calcext:value-type="float">
            <text:p>136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65" calcext:value-type="float">
            <text:p>136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64" calcext:value-type="float">
            <text:p>136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64" calcext:value-type="float">
            <text:p>136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3" calcext:value-type="float">
            <text:p>136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63" calcext:value-type="float">
            <text:p>136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61" calcext:value-type="float">
            <text:p>136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61" calcext:value-type="float">
            <text:p>136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61" calcext:value-type="float">
            <text:p>136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60" calcext:value-type="float">
            <text:p>136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60" calcext:value-type="float">
            <text:p>136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59" calcext:value-type="float">
            <text:p>135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59" calcext:value-type="float">
            <text:p>135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58" calcext:value-type="float">
            <text:p>135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58" calcext:value-type="float">
            <text:p>135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57" calcext:value-type="float">
            <text:p>135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57" calcext:value-type="float">
            <text:p>135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56" calcext:value-type="float">
            <text:p>135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56" calcext:value-type="float">
            <text:p>135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55" calcext:value-type="float">
            <text:p>135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55" calcext:value-type="float">
            <text:p>135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54" calcext:value-type="float">
            <text:p>135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54" calcext:value-type="float">
            <text:p>135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53" calcext:value-type="float">
            <text:p>135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53" calcext:value-type="float">
            <text:p>135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52" calcext:value-type="float">
            <text:p>135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52" calcext:value-type="float">
            <text:p>135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2" calcext:value-type="float">
            <text:p>135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51" calcext:value-type="float">
            <text:p>135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51" calcext:value-type="float">
            <text:p>135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50" calcext:value-type="float">
            <text:p>135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50" calcext:value-type="float">
            <text:p>135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49" calcext:value-type="float">
            <text:p>134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9" calcext:value-type="float">
            <text:p>134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48" calcext:value-type="float">
            <text:p>134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8" calcext:value-type="float">
            <text:p>134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47" calcext:value-type="float">
            <text:p>134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47" calcext:value-type="float">
            <text:p>134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46" calcext:value-type="float">
            <text:p>134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46" calcext:value-type="float">
            <text:p>134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4" calcext:value-type="float">
            <text:p>134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44" calcext:value-type="float">
            <text:p>134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43" calcext:value-type="float">
            <text:p>134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43" calcext:value-type="float">
            <text:p>134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42" calcext:value-type="float">
            <text:p>134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42" calcext:value-type="float">
            <text:p>134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41" calcext:value-type="float">
            <text:p>134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41" calcext:value-type="float">
            <text:p>134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40" calcext:value-type="float">
            <text:p>134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40" calcext:value-type="float">
            <text:p>134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9" calcext:value-type="float">
            <text:p>133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39" calcext:value-type="float">
            <text:p>133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38" calcext:value-type="float">
            <text:p>133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38" calcext:value-type="float">
            <text:p>133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38" calcext:value-type="float">
            <text:p>133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37" calcext:value-type="float">
            <text:p>133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37" calcext:value-type="float">
            <text:p>133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36" calcext:value-type="float">
            <text:p>133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36" calcext:value-type="float">
            <text:p>133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35" calcext:value-type="float">
            <text:p>133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35" calcext:value-type="float">
            <text:p>133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34" calcext:value-type="float">
            <text:p>133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34" calcext:value-type="float">
            <text:p>133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33" calcext:value-type="float">
            <text:p>133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33" calcext:value-type="float">
            <text:p>133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32" calcext:value-type="float">
            <text:p>133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32" calcext:value-type="float">
            <text:p>133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31" calcext:value-type="float">
            <text:p>133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31" calcext:value-type="float">
            <text:p>133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30" calcext:value-type="float">
            <text:p>133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0" calcext:value-type="float">
            <text:p>133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9" calcext:value-type="float">
            <text:p>132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29" calcext:value-type="float">
            <text:p>132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29" calcext:value-type="float">
            <text:p>132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28" calcext:value-type="float">
            <text:p>132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28" calcext:value-type="float">
            <text:p>132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27" calcext:value-type="float">
            <text:p>132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27" calcext:value-type="float">
            <text:p>132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26" calcext:value-type="float">
            <text:p>132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26" calcext:value-type="float">
            <text:p>132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25" calcext:value-type="float">
            <text:p>132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25" calcext:value-type="float">
            <text:p>1325</text:p>
          </table:table-cell>
          <table:table-cell/>
        </table:table-row>
      </table:table>
      <table:table table:name="50vs500" table:style-name="ta1">
        <table:shapes>
          <draw:frame draw:z-index="0" draw:style-name="gr1" draw:text-style-name="P1" svg:width="353.57pt" svg:height="255.26pt" svg:x="195.11pt" svg:y="54.2pt">
            <loext:p draw:notify-on-update-of-ranges="50vs500.B5:50vs500.B5 50vs500.B6:50vs500.B185 50vs500.C5:50vs500.C5 50vs500.C6:50vs500.C18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16_gene_3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temps</text:p>
          </table:table-cell>
          <table:table-cell table:style-name="ce21" office:value-type="string" calcext:value-type="string">
            <text:p>50_individus</text:p>
          </table:table-cell>
          <table:table-cell office:value-type="string" calcext:value-type="string">
            <text:p>500_individ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6" calcext:value-type="float">
            <text:p>226</text:p>
          </table:table-cell>
          <table:table-cell/>
        </table:table-row>
      </table:table>
      <table:table table:name="c19_gene_1" table:style-name="ta1">
        <table:shapes>
          <draw:frame draw:z-index="0" draw:style-name="gr1" draw:text-style-name="P1" svg:width="418.34pt" svg:height="255.26pt" svg:x="195.11pt" svg:y="2306.95pt">
            <loext:p draw:notify-on-update-of-ranges="c19_gene_1.B4:c19_gene_1.B4 c19_gene_1.B5:c19_gene_1.B185 c19_gene_1.C4:c19_gene_1.C4 c19_gene_1.C5:c19_gene_1.C18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19_gene_ran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s (sec)</text:p>
          </table:table-cell>
          <table:table-cell office:value-type="string" calcext:value-type="string">
            <text:p>50_individus</text:p>
          </table:table-cell>
          <table:table-cell office:value-type="string" calcext:value-type="string">
            <text:p>500_individu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3" calcext:value-type="float">
            <text:p>31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3" calcext:value-type="float">
            <text:p>31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3" calcext:value-type="float">
            <text:p>31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3" calcext:value-type="float">
            <text:p>31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3" calcext:value-type="float">
            <text:p>31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2" calcext:value-type="float">
            <text:p>31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5" calcext:value-type="float">
            <text:p>30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" calcext:value-type="float">
            <text:p>30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4" calcext:value-type="float">
            <text:p>30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2" calcext:value-type="float">
            <text:p>30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2" calcext:value-type="float">
            <text:p>30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0" calcext:value-type="float">
            <text:p>3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9" calcext:value-type="float">
            <text:p>29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9" calcext:value-type="float">
            <text:p>29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8" calcext:value-type="float">
            <text:p>298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8" calcext:value-type="float">
            <text:p>298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8" calcext:value-type="float">
            <text:p>298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4" calcext:value-type="float">
            <text:p>29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1" calcext:value-type="float">
            <text:p>29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1" calcext:value-type="float">
            <text:p>29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91" calcext:value-type="float">
            <text:p>29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0" calcext:value-type="float">
            <text:p>29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0" calcext:value-type="float">
            <text:p>29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0" calcext:value-type="float">
            <text:p>29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0" calcext:value-type="float">
            <text:p>29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0" calcext:value-type="float">
            <text:p>29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9" calcext:value-type="float">
            <text:p>28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9" calcext:value-type="float">
            <text:p>28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9" calcext:value-type="float">
            <text:p>28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9" calcext:value-type="float">
            <text:p>28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9" calcext:value-type="float">
            <text:p>28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7" calcext:value-type="float">
            <text:p>28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7" calcext:value-type="float">
            <text:p>28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7" calcext:value-type="float">
            <text:p>28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7" calcext:value-type="float">
            <text:p>28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7" calcext:value-type="float">
            <text:p>28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7" calcext:value-type="float">
            <text:p>28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7" calcext:value-type="float">
            <text:p>28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7" calcext:value-type="float">
            <text:p>28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7" calcext:value-type="float">
            <text:p>28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7" calcext:value-type="float">
            <text:p>28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7" calcext:value-type="float">
            <text:p>28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7" calcext:value-type="float">
            <text:p>28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7" calcext:value-type="float">
            <text:p>28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7" calcext:value-type="float">
            <text:p>28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7" calcext:value-type="float">
            <text:p>28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3" calcext:value-type="float">
            <text:p>28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3" calcext:value-type="float">
            <text:p>28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3" calcext:value-type="float">
            <text:p>28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3" calcext:value-type="float">
            <text:p>28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3" calcext:value-type="float">
            <text:p>28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2" calcext:value-type="float">
            <text:p>28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2" calcext:value-type="float">
            <text:p>28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1" calcext:value-type="float">
            <text:p>28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1" calcext:value-type="float">
            <text:p>28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1" calcext:value-type="float">
            <text:p>28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0" calcext:value-type="float">
            <text:p>28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0" calcext:value-type="float">
            <text:p>28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0" calcext:value-type="float">
            <text:p>28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0" calcext:value-type="float">
            <text:p>28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80" calcext:value-type="float">
            <text:p>28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0" calcext:value-type="float">
            <text:p>28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0" calcext:value-type="float">
            <text:p>28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7" calcext:value-type="float">
            <text:p>27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77" calcext:value-type="float">
            <text:p>27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77" calcext:value-type="float">
            <text:p>27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77" calcext:value-type="float">
            <text:p>27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77" calcext:value-type="float">
            <text:p>27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6" calcext:value-type="float">
            <text:p>27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76" calcext:value-type="float">
            <text:p>27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6" calcext:value-type="float">
            <text:p>27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75" calcext:value-type="float">
            <text:p>27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5" calcext:value-type="float">
            <text:p>27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3" calcext:value-type="float">
            <text:p>27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73" calcext:value-type="float">
            <text:p>27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73" calcext:value-type="float">
            <text:p>27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73" calcext:value-type="float">
            <text:p>27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73" calcext:value-type="float">
            <text:p>27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73" calcext:value-type="float">
            <text:p>27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71" calcext:value-type="float">
            <text:p>27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71" calcext:value-type="float">
            <text:p>27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71" calcext:value-type="float">
            <text:p>27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71" calcext:value-type="float">
            <text:p>27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71" calcext:value-type="float">
            <text:p>27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1" calcext:value-type="float">
            <text:p>27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71" calcext:value-type="float">
            <text:p>27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71" calcext:value-type="float">
            <text:p>27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71" calcext:value-type="float">
            <text:p>27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9" calcext:value-type="float">
            <text:p>26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8" calcext:value-type="float">
            <text:p>26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68" calcext:value-type="float">
            <text:p>26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8" calcext:value-type="float">
            <text:p>26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5" calcext:value-type="float">
            <text:p>26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65" calcext:value-type="float">
            <text:p>26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65" calcext:value-type="float">
            <text:p>26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5" calcext:value-type="float">
            <text:p>26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4" calcext:value-type="float">
            <text:p>26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1" calcext:value-type="float">
            <text:p>26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1" calcext:value-type="float">
            <text:p>2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1" calcext:value-type="float">
            <text:p>26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1" calcext:value-type="float">
            <text:p>26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1" calcext:value-type="float">
            <text:p>26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1" calcext:value-type="float">
            <text:p>26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9" calcext:value-type="float">
            <text:p>259</text:p>
          </table:table-cell>
          <table:table-cell office:value-type="float" office:value="299" calcext:value-type="float">
            <text:p>299</text:p>
          </table:table-cell>
        </table:table-row>
      </table:table>
      <table:table table:name="e14_local_1vs3" table:style-name="ta1">
        <table:shapes>
          <draw:frame draw:z-index="0" draw:style-name="gr1" draw:text-style-name="P1" svg:width="407.42pt" svg:height="255.26pt" svg:x="195.11pt" svg:y="2332.57pt">
            <loext:p draw:notify-on-update-of-ranges="e14_local_1vs3.B5:e14_local_1vs3.B5 e14_local_1vs3.B6:e14_local_1vs3.B185 e14_local_1vs3.C5:e14_local_1vs3.C5 e14_local_1vs3.C6:e14_local_1vs3.C18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andom vs acp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cp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9" calcext:value-type="float">
            <text:p>3669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59" calcext:value-type="float">
            <text:p>3659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46" calcext:value-type="float">
            <text:p>3646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38" calcext:value-type="float">
            <text:p>3638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5" calcext:value-type="float">
            <text:p>3625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14" calcext:value-type="float">
            <text:p>3614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1" calcext:value-type="float">
            <text:p>3601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93" calcext:value-type="float">
            <text:p>3593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84" calcext:value-type="float">
            <text:p>358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77" calcext:value-type="float">
            <text:p>3577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65" calcext:value-type="float">
            <text:p>3565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60" calcext:value-type="float">
            <text:p>3560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47" calcext:value-type="float">
            <text:p>3547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44" calcext:value-type="float">
            <text:p>3544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38" calcext:value-type="float">
            <text:p>3538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28" calcext:value-type="float">
            <text:p>3528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22" calcext:value-type="float">
            <text:p>3522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19" calcext:value-type="float">
            <text:p>3519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15" calcext:value-type="float">
            <text:p>3515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07" calcext:value-type="float">
            <text:p>3507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00" calcext:value-type="float">
            <text:p>3500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95" calcext:value-type="float">
            <text:p>3495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83" calcext:value-type="float">
            <text:p>3483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77" calcext:value-type="float">
            <text:p>3477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72" calcext:value-type="float">
            <text:p>3472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67" calcext:value-type="float">
            <text:p>3467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62" calcext:value-type="float">
            <text:p>3462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58" calcext:value-type="float">
            <text:p>3458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52" calcext:value-type="float">
            <text:p>3452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47" calcext:value-type="float">
            <text:p>3447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37" calcext:value-type="float">
            <text:p>3437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28" calcext:value-type="float">
            <text:p>3428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24" calcext:value-type="float">
            <text:p>3424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16" calcext:value-type="float">
            <text:p>3416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13" calcext:value-type="float">
            <text:p>3413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11" calcext:value-type="float">
            <text:p>3411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02" calcext:value-type="float">
            <text:p>3402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98" calcext:value-type="float">
            <text:p>3398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91" calcext:value-type="float">
            <text:p>3391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84" calcext:value-type="float">
            <text:p>3384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77" calcext:value-type="float">
            <text:p>3377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72" calcext:value-type="float">
            <text:p>3372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64" calcext:value-type="float">
            <text:p>3364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58" calcext:value-type="float">
            <text:p>3358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52" calcext:value-type="float">
            <text:p>3352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344" calcext:value-type="float">
            <text:p>3344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42" calcext:value-type="float">
            <text:p>3342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37" calcext:value-type="float">
            <text:p>3337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32" calcext:value-type="float">
            <text:p>3332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28" calcext:value-type="float">
            <text:p>3328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21" calcext:value-type="float">
            <text:p>3321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14" calcext:value-type="float">
            <text:p>3314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08" calcext:value-type="float">
            <text:p>3308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06" calcext:value-type="float">
            <text:p>3306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99" calcext:value-type="float">
            <text:p>3299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296" calcext:value-type="float">
            <text:p>3296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92" calcext:value-type="float">
            <text:p>3292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90" calcext:value-type="float">
            <text:p>3290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281" calcext:value-type="float">
            <text:p>3281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77" calcext:value-type="float">
            <text:p>3277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74" calcext:value-type="float">
            <text:p>3274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270" calcext:value-type="float">
            <text:p>3270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68" calcext:value-type="float">
            <text:p>3268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60" calcext:value-type="float">
            <text:p>3260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55" calcext:value-type="float">
            <text:p>3255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249" calcext:value-type="float">
            <text:p>3249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245" calcext:value-type="float">
            <text:p>3245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40" calcext:value-type="float">
            <text:p>3240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237" calcext:value-type="float">
            <text:p>3237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26" calcext:value-type="float">
            <text:p>3226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224" calcext:value-type="float">
            <text:p>3224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219" calcext:value-type="float">
            <text:p>3219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17" calcext:value-type="float">
            <text:p>3217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13" calcext:value-type="float">
            <text:p>3213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09" calcext:value-type="float">
            <text:p>3209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04" calcext:value-type="float">
            <text:p>3204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00" calcext:value-type="float">
            <text:p>3200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97" calcext:value-type="float">
            <text:p>3197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194" calcext:value-type="float">
            <text:p>3194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191" calcext:value-type="float">
            <text:p>3191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85" calcext:value-type="float">
            <text:p>3185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82" calcext:value-type="float">
            <text:p>3182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79" calcext:value-type="float">
            <text:p>3179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76" calcext:value-type="float">
            <text:p>3176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170" calcext:value-type="float">
            <text:p>3170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68" calcext:value-type="float">
            <text:p>3168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65" calcext:value-type="float">
            <text:p>3165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160" calcext:value-type="float">
            <text:p>3160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57" calcext:value-type="float">
            <text:p>3157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54" calcext:value-type="float">
            <text:p>3154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51" calcext:value-type="float">
            <text:p>3151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45" calcext:value-type="float">
            <text:p>3145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40" calcext:value-type="float">
            <text:p>3140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138" calcext:value-type="float">
            <text:p>3138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34" calcext:value-type="float">
            <text:p>3134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29" calcext:value-type="float">
            <text:p>3129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124" calcext:value-type="float">
            <text:p>3124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18" calcext:value-type="float">
            <text:p>3118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115" calcext:value-type="float">
            <text:p>3115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111" calcext:value-type="float">
            <text:p>3111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105" calcext:value-type="float">
            <text:p>3105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103" calcext:value-type="float">
            <text:p>3103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99" calcext:value-type="float">
            <text:p>3099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097" calcext:value-type="float">
            <text:p>3097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095" calcext:value-type="float">
            <text:p>3095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088" calcext:value-type="float">
            <text:p>3088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083" calcext:value-type="float">
            <text:p>3083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076" calcext:value-type="float">
            <text:p>3076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072" calcext:value-type="float">
            <text:p>3072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68" calcext:value-type="float">
            <text:p>306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063" calcext:value-type="float">
            <text:p>3063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58" calcext:value-type="float">
            <text:p>305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55" calcext:value-type="float">
            <text:p>305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53" calcext:value-type="float">
            <text:p>3053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047" calcext:value-type="float">
            <text:p>3047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44" calcext:value-type="float">
            <text:p>3044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38" calcext:value-type="float">
            <text:p>303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035" calcext:value-type="float">
            <text:p>303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032" calcext:value-type="float">
            <text:p>3032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27" calcext:value-type="float">
            <text:p>3027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21" calcext:value-type="float">
            <text:p>3021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016" calcext:value-type="float">
            <text:p>3016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011" calcext:value-type="float">
            <text:p>3011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08" calcext:value-type="float">
            <text:p>300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004" calcext:value-type="float">
            <text:p>3004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001" calcext:value-type="float">
            <text:p>3001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998" calcext:value-type="float">
            <text:p>299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994" calcext:value-type="float">
            <text:p>2994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991" calcext:value-type="float">
            <text:p>2991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988" calcext:value-type="float">
            <text:p>298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983" calcext:value-type="float">
            <text:p>2983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77" calcext:value-type="float">
            <text:p>2977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974" calcext:value-type="float">
            <text:p>2974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970" calcext:value-type="float">
            <text:p>2970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65" calcext:value-type="float">
            <text:p>296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960" calcext:value-type="float">
            <text:p>2960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956" calcext:value-type="float">
            <text:p>2956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51" calcext:value-type="float">
            <text:p>2951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48" calcext:value-type="float">
            <text:p>294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944" calcext:value-type="float">
            <text:p>2944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942" calcext:value-type="float">
            <text:p>2942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38" calcext:value-type="float">
            <text:p>293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33" calcext:value-type="float">
            <text:p>2933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926" calcext:value-type="float">
            <text:p>2926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920" calcext:value-type="float">
            <text:p>2920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917" calcext:value-type="float">
            <text:p>2917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14" calcext:value-type="float">
            <text:p>2914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911" calcext:value-type="float">
            <text:p>2911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908" calcext:value-type="float">
            <text:p>290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904" calcext:value-type="float">
            <text:p>2904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900" calcext:value-type="float">
            <text:p>2900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898" calcext:value-type="float">
            <text:p>289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96" calcext:value-type="float">
            <text:p>2896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891" calcext:value-type="float">
            <text:p>2891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885" calcext:value-type="float">
            <text:p>288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83" calcext:value-type="float">
            <text:p>2883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78" calcext:value-type="float">
            <text:p>287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874" calcext:value-type="float">
            <text:p>2874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872" calcext:value-type="float">
            <text:p>2872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68" calcext:value-type="float">
            <text:p>286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866" calcext:value-type="float">
            <text:p>2866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862" calcext:value-type="float">
            <text:p>2862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58" calcext:value-type="float">
            <text:p>285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856" calcext:value-type="float">
            <text:p>2856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852" calcext:value-type="float">
            <text:p>2852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48" calcext:value-type="float">
            <text:p>284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846" calcext:value-type="float">
            <text:p>2846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841" calcext:value-type="float">
            <text:p>2841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35" calcext:value-type="float">
            <text:p>283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833" calcext:value-type="float">
            <text:p>2833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28" calcext:value-type="float">
            <text:p>282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26" calcext:value-type="float">
            <text:p>2826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22" calcext:value-type="float">
            <text:p>282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22" calcext:value-type="float">
            <text:p>2822</text:p>
          </table:table-cell>
          <table:table-cell/>
        </table:table-row>
      </table:table>
      <table:table table:name="d13_gene_1vs3" table:style-name="ta1">
        <table:shapes>
          <draw:frame draw:z-index="0" draw:style-name="gr1" draw:text-style-name="P1" svg:width="379.3pt" svg:height="255.23pt" svg:x="194.34pt" svg:y="79.06pt">
            <loext:p draw:notify-on-update-of-ranges="d13_gene_1vs3.B7:d13_gene_1vs3.B7 d13_gene_1vs3.B8:d13_gene_1vs3.B181 d13_gene_1vs3.C7:d13_gene_1vs3.C7 d13_gene_1vs3.C8:d13_gene_1vs3.C18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andom vs ac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3_gen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acp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35" calcext:value-type="float">
            <text:p>143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35" calcext:value-type="float">
            <text:p>143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35" calcext:value-type="float">
            <text:p>143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35" calcext:value-type="float">
            <text:p>143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35" calcext:value-type="float">
            <text:p>143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35" calcext:value-type="float">
            <text:p>143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35" calcext:value-type="float">
            <text:p>143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4" calcext:value-type="float">
            <text:p>140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95" calcext:value-type="float">
            <text:p>139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95" calcext:value-type="float">
            <text:p>139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95" calcext:value-type="float">
            <text:p>139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95" calcext:value-type="float">
            <text:p>139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95" calcext:value-type="float">
            <text:p>139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95" calcext:value-type="float">
            <text:p>139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95" calcext:value-type="float">
            <text:p>139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95" calcext:value-type="float">
            <text:p>139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72" calcext:value-type="float">
            <text:p>137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72" calcext:value-type="float">
            <text:p>137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72" calcext:value-type="float">
            <text:p>137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72" calcext:value-type="float">
            <text:p>137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72" calcext:value-type="float">
            <text:p>137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72" calcext:value-type="float">
            <text:p>137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72" calcext:value-type="float">
            <text:p>137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72" calcext:value-type="float">
            <text:p>137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72" calcext:value-type="float">
            <text:p>137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72" calcext:value-type="float">
            <text:p>137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72" calcext:value-type="float">
            <text:p>137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72" calcext:value-type="float">
            <text:p>137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72" calcext:value-type="float">
            <text:p>137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72" calcext:value-type="float">
            <text:p>137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72" calcext:value-type="float">
            <text:p>137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72" calcext:value-type="float">
            <text:p>137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72" calcext:value-type="float">
            <text:p>137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72" calcext:value-type="float">
            <text:p>137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9" calcext:value-type="float">
            <text:p>135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54" calcext:value-type="float">
            <text:p>135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54" calcext:value-type="float">
            <text:p>135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46" calcext:value-type="float">
            <text:p>13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40" calcext:value-type="float">
            <text:p>134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25" calcext:value-type="float">
            <text:p>132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25" calcext:value-type="float">
            <text:p>132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25" calcext:value-type="float">
            <text:p>132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25" calcext:value-type="float">
            <text:p>132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25" calcext:value-type="float">
            <text:p>132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25" calcext:value-type="float">
            <text:p>132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25" calcext:value-type="float">
            <text:p>132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5" calcext:value-type="float">
            <text:p>132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25" calcext:value-type="float">
            <text:p>132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25" calcext:value-type="float">
            <text:p>132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25" calcext:value-type="float">
            <text:p>132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25" calcext:value-type="float">
            <text:p>132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25" calcext:value-type="float">
            <text:p>132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25" calcext:value-type="float">
            <text:p>132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25" calcext:value-type="float">
            <text:p>132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25" calcext:value-type="float">
            <text:p>132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25" calcext:value-type="float">
            <text:p>1325</text:p>
          </table:table-cell>
          <table:table-cell/>
        </table:table-row>
      </table:table>
      <table:table table:name="e07_local_2vs3" table:style-name="ta1">
        <table:shapes>
          <draw:frame draw:z-index="0" draw:style-name="gr1" draw:text-style-name="P1" svg:width="408.22pt" svg:height="255.26pt" svg:x="195.11pt" svg:y="2063.76pt">
            <loext:p draw:notify-on-update-of-ranges="e07_local_2vs3.B7:e07_local_2vs3.B186 e07_local_2vs3.C7:e07_local_2vs3.C18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07_local_2vs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</table:table-row>
      </table:table>
      <table:table table:name="d19 gene 2v3" table:style-name="ta1">
        <table:shapes>
          <draw:frame draw:z-index="0" draw:style-name="gr1" draw:text-style-name="P1" svg:width="383.22pt" svg:height="255.23pt" svg:x="195.11pt" svg:y="41.41pt">
            <loext:p draw:notify-on-update-of-ranges="'d19 gene 2v3'.B4:'d19 gene 2v3'.B4 'd19 gene 2v3'.B5:'d19 gene 2v3'.B184 'd19 gene 2v3'.C4:'d19 gene 2v3'.C4 'd19 gene 2v3'.C5:'d19 gene 2v3'.C18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19 gen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s (sec)</text:p>
          </table:table-cell>
          <table:table-cell office:value-type="string" calcext:value-type="string">
            <text:p>pcc</text:p>
          </table:table-cell>
          <table:table-cell office:value-type="string" calcext:value-type="string">
            <text:p>ac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2" calcext:value-type="float">
            <text:p>48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2" calcext:value-type="float">
            <text:p>48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2" calcext:value-type="float">
            <text:p>48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82" calcext:value-type="float">
            <text:p>48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82" calcext:value-type="float">
            <text:p>48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2" calcext:value-type="float">
            <text:p>48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82" calcext:value-type="float">
            <text:p>48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2" calcext:value-type="float">
            <text:p>48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2" calcext:value-type="float">
            <text:p>48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82" calcext:value-type="float">
            <text:p>48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2" calcext:value-type="float">
            <text:p>48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1" calcext:value-type="float">
            <text:p>48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71" calcext:value-type="float">
            <text:p>47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</table:table-row>
      </table:table>
      <table:table table:name="e13_GvsL" table:style-name="ta1">
        <table:shapes>
          <draw:frame draw:z-index="0" draw:style-name="gr1" draw:text-style-name="P1" svg:width="417.83pt" svg:height="255.09pt" svg:x="283.07pt" svg:y="23.9pt">
            <loext:p draw:notify-on-update-of-ranges="e13_GvsL.B5:e13_GvsL.B5 e13_GvsL.B6:e13_GvsL.B186 e13_GvsL.C5:e13_GvsL.C5 e13_GvsL.C6:e13_GvsL.C18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13_rando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mps (sec)</text:p>
          </table:table-cell>
          <table:table-cell office:value-type="string" calcext:value-type="string">
            <text:p>génétique</text:p>
          </table:table-cell>
          <table:table-cell office:value-type="string" calcext:value-type="string">
            <text:p>loc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76" calcext:value-type="float">
            <text:p>3676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76" calcext:value-type="float">
            <text:p>3676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76" calcext:value-type="float">
            <text:p>3676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76" calcext:value-type="float">
            <text:p>3676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76" calcext:value-type="float">
            <text:p>3676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76" calcext:value-type="float">
            <text:p>3676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76" calcext:value-type="float">
            <text:p>3676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76" calcext:value-type="float">
            <text:p>3676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76" calcext:value-type="float">
            <text:p>3676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76" calcext:value-type="float">
            <text:p>3676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76" calcext:value-type="float">
            <text:p>3676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76" calcext:value-type="float">
            <text:p>3676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76" calcext:value-type="float">
            <text:p>3676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76" calcext:value-type="float">
            <text:p>3676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76" calcext:value-type="float">
            <text:p>3676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76" calcext:value-type="float">
            <text:p>3676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76" calcext:value-type="float">
            <text:p>3676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76" calcext:value-type="float">
            <text:p>3676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76" calcext:value-type="float">
            <text:p>3676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76" calcext:value-type="float">
            <text:p>3676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76" calcext:value-type="float">
            <text:p>3676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76" calcext:value-type="float">
            <text:p>3676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76" calcext:value-type="float">
            <text:p>3676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76" calcext:value-type="float">
            <text:p>3676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76" calcext:value-type="float">
            <text:p>3676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76" calcext:value-type="float">
            <text:p>3676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76" calcext:value-type="float">
            <text:p>3676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76" calcext:value-type="float">
            <text:p>3676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76" calcext:value-type="float">
            <text:p>3676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76" calcext:value-type="float">
            <text:p>3676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76" calcext:value-type="float">
            <text:p>3676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76" calcext:value-type="float">
            <text:p>3676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76" calcext:value-type="float">
            <text:p>3676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76" calcext:value-type="float">
            <text:p>3676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76" calcext:value-type="float">
            <text:p>3676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676" calcext:value-type="float">
            <text:p>3676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76" calcext:value-type="float">
            <text:p>3676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76" calcext:value-type="float">
            <text:p>3676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76" calcext:value-type="float">
            <text:p>3676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76" calcext:value-type="float">
            <text:p>3676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76" calcext:value-type="float">
            <text:p>3676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76" calcext:value-type="float">
            <text:p>3676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676" calcext:value-type="float">
            <text:p>3676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76" calcext:value-type="float">
            <text:p>3676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676" calcext:value-type="float">
            <text:p>3676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76" calcext:value-type="float">
            <text:p>3676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76" calcext:value-type="float">
            <text:p>3676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76" calcext:value-type="float">
            <text:p>3676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76" calcext:value-type="float">
            <text:p>3676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76" calcext:value-type="float">
            <text:p>3676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76" calcext:value-type="float">
            <text:p>3676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76" calcext:value-type="float">
            <text:p>3676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76" calcext:value-type="float">
            <text:p>3676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76" calcext:value-type="float">
            <text:p>3676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76" calcext:value-type="float">
            <text:p>3676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76" calcext:value-type="float">
            <text:p>3676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76" calcext:value-type="float">
            <text:p>3676</text:p>
          </table:table-cell>
          <table:table-cell office:value-type="float" office:value="2966" calcext:value-type="float">
            <text:p>29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76" calcext:value-type="float">
            <text:p>3676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76" calcext:value-type="float">
            <text:p>3676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76" calcext:value-type="float">
            <text:p>3676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76" calcext:value-type="float">
            <text:p>3676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76" calcext:value-type="float">
            <text:p>3676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76" calcext:value-type="float">
            <text:p>3676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76" calcext:value-type="float">
            <text:p>3676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76" calcext:value-type="float">
            <text:p>3676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76" calcext:value-type="float">
            <text:p>3676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76" calcext:value-type="float">
            <text:p>3676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76" calcext:value-type="float">
            <text:p>3676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676" calcext:value-type="float">
            <text:p>3676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676" calcext:value-type="float">
            <text:p>3676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676" calcext:value-type="float">
            <text:p>3676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676" calcext:value-type="float">
            <text:p>3676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676" calcext:value-type="float">
            <text:p>3676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76" calcext:value-type="float">
            <text:p>3676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76" calcext:value-type="float">
            <text:p>3676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76" calcext:value-type="float">
            <text:p>3676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676" calcext:value-type="float">
            <text:p>3676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676" calcext:value-type="float">
            <text:p>3676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676" calcext:value-type="float">
            <text:p>3676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76" calcext:value-type="float">
            <text:p>3676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76" calcext:value-type="float">
            <text:p>3676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676" calcext:value-type="float">
            <text:p>3676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676" calcext:value-type="float">
            <text:p>3676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76" calcext:value-type="float">
            <text:p>3676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676" calcext:value-type="float">
            <text:p>3676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676" calcext:value-type="float">
            <text:p>3676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676" calcext:value-type="float">
            <text:p>3676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676" calcext:value-type="float">
            <text:p>3676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676" calcext:value-type="float">
            <text:p>3676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76" calcext:value-type="float">
            <text:p>3676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676" calcext:value-type="float">
            <text:p>3676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676" calcext:value-type="float">
            <text:p>3676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676" calcext:value-type="float">
            <text:p>3676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676" calcext:value-type="float">
            <text:p>3676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76" calcext:value-type="float">
            <text:p>3676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676" calcext:value-type="float">
            <text:p>3676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76" calcext:value-type="float">
            <text:p>3676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676" calcext:value-type="float">
            <text:p>3676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76" calcext:value-type="float">
            <text:p>3676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76" calcext:value-type="float">
            <text:p>3676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76" calcext:value-type="float">
            <text:p>3676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76" calcext:value-type="float">
            <text:p>3676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676" calcext:value-type="float">
            <text:p>3676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76" calcext:value-type="float">
            <text:p>3676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676" calcext:value-type="float">
            <text:p>3676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676" calcext:value-type="float">
            <text:p>3676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676" calcext:value-type="float">
            <text:p>3676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676" calcext:value-type="float">
            <text:p>3676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676" calcext:value-type="float">
            <text:p>3676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676" calcext:value-type="float">
            <text:p>3676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676" calcext:value-type="float">
            <text:p>3676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76" calcext:value-type="float">
            <text:p>3676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676" calcext:value-type="float">
            <text:p>3676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676" calcext:value-type="float">
            <text:p>3676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676" calcext:value-type="float">
            <text:p>3676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676" calcext:value-type="float">
            <text:p>3676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76" calcext:value-type="float">
            <text:p>3676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676" calcext:value-type="float">
            <text:p>3676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676" calcext:value-type="float">
            <text:p>3676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676" calcext:value-type="float">
            <text:p>3676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676" calcext:value-type="float">
            <text:p>3676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676" calcext:value-type="float">
            <text:p>3676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676" calcext:value-type="float">
            <text:p>3676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76" calcext:value-type="float">
            <text:p>3676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676" calcext:value-type="float">
            <text:p>3676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676" calcext:value-type="float">
            <text:p>3676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676" calcext:value-type="float">
            <text:p>3676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676" calcext:value-type="float">
            <text:p>3676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676" calcext:value-type="float">
            <text:p>3676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676" calcext:value-type="float">
            <text:p>3676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602" calcext:value-type="float">
            <text:p>3602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587" calcext:value-type="float">
            <text:p>3587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587" calcext:value-type="float">
            <text:p>3587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87" calcext:value-type="float">
            <text:p>3587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587" calcext:value-type="float">
            <text:p>3587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587" calcext:value-type="float">
            <text:p>3587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587" calcext:value-type="float">
            <text:p>3587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587" calcext:value-type="float">
            <text:p>3587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587" calcext:value-type="float">
            <text:p>3587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587" calcext:value-type="float">
            <text:p>3587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587" calcext:value-type="float">
            <text:p>3587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587" calcext:value-type="float">
            <text:p>3587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587" calcext:value-type="float">
            <text:p>3587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587" calcext:value-type="float">
            <text:p>3587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587" calcext:value-type="float">
            <text:p>3587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587" calcext:value-type="float">
            <text:p>3587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587" calcext:value-type="float">
            <text:p>3587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587" calcext:value-type="float">
            <text:p>3587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587" calcext:value-type="float">
            <text:p>3587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587" calcext:value-type="float">
            <text:p>3587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587" calcext:value-type="float">
            <text:p>3587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587" calcext:value-type="float">
            <text:p>3587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587" calcext:value-type="float">
            <text:p>3587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87" calcext:value-type="float">
            <text:p>3587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87" calcext:value-type="float">
            <text:p>3587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587" calcext:value-type="float">
            <text:p>3587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587" calcext:value-type="float">
            <text:p>3587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587" calcext:value-type="float">
            <text:p>3587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87" calcext:value-type="float">
            <text:p>3587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587" calcext:value-type="float">
            <text:p>3587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587" calcext:value-type="float">
            <text:p>3587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587" calcext:value-type="float">
            <text:p>3587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587" calcext:value-type="float">
            <text:p>358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587" calcext:value-type="float">
            <text:p>3587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table:number-columns-repeated="2"/>
          <table:table-cell office:value-type="float" office:value="2521" calcext:value-type="float">
            <text:p>2521</text:p>
          </table:table-cell>
        </table:table-row>
      </table:table>
      <table:table table:name="d18_GvsL" table:style-name="ta1">
        <table:shapes>
          <draw:frame draw:z-index="0" draw:style-name="gr1" draw:text-style-name="P1" svg:width="399.63pt" svg:height="255.26pt" svg:x="195.11pt" svg:y="2114.96pt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19 AC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s (sec)</text:p>
          </table:table-cell>
          <table:table-cell office:value-type="string" calcext:value-type="string">
            <text:p>Génétique</text:p>
          </table:table-cell>
          <table:table-cell office:value-type="string" calcext:value-type="string">
            <text:p>Loc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6" calcext:value-type="float">
            <text:p>4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3" calcext:value-type="float">
            <text:p>37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2" calcext:value-type="float">
            <text:p>3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72" calcext:value-type="float">
            <text:p>3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2" calcext:value-type="float">
            <text:p>3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72" calcext:value-type="float">
            <text:p>3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72" calcext:value-type="float">
            <text:p>3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2" calcext:value-type="float">
            <text:p>3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2" calcext:value-type="float">
            <text:p>3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70" calcext:value-type="float">
            <text:p>37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0" calcext:value-type="float">
            <text:p>37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70" calcext:value-type="float">
            <text:p>37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0" calcext:value-type="float">
            <text:p>37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70" calcext:value-type="float">
            <text:p>37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0" calcext:value-type="float">
            <text:p>37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70" calcext:value-type="float">
            <text:p>37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70" calcext:value-type="float">
            <text:p>37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70" calcext:value-type="float">
            <text:p>37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70" calcext:value-type="float">
            <text:p>37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0" calcext:value-type="float">
            <text:p>37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70" calcext:value-type="float">
            <text:p>37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0" calcext:value-type="float">
            <text:p>37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70" calcext:value-type="float">
            <text:p>37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62" calcext:value-type="float">
            <text:p>36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60" calcext:value-type="float">
            <text:p>3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0" calcext:value-type="float">
            <text:p>3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60" calcext:value-type="float">
            <text:p>3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60" calcext:value-type="float">
            <text:p>3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0" calcext:value-type="float">
            <text:p>3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60" calcext:value-type="float">
            <text:p>3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60" calcext:value-type="float">
            <text:p>3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60" calcext:value-type="float">
            <text:p>3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60" calcext:value-type="float">
            <text:p>3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60" calcext:value-type="float">
            <text:p>3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office:value-type="float" office:value="235" calcext:value-type="float">
            <text:p>235</text:p>
          </table:table-cell>
        </table:table-row>
      </table:table>
      <table:table table:name="c19_GvsL" table:style-name="ta1">
        <table:shapes>
          <draw:frame draw:z-index="0" draw:style-name="gr1" draw:text-style-name="P1" svg:width="373.1pt" svg:height="255.26pt" svg:x="195.11pt" svg:y="2319.76pt">
            <loext:p draw:notify-on-update-of-ranges="c19_GvsL.B5:c19_GvsL.B5 c19_GvsL.B6:c19_GvsL.B185 c19_GvsL.C5:c19_GvsL.C5 c19_GvsL.C6:c19_GvsL.C18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19 acp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mps (sec)</text:p>
          </table:table-cell>
          <table:table-cell office:value-type="string" calcext:value-type="string">
            <text:p>Génétique</text:p>
          </table:table-cell>
          <table:table-cell office:value-type="string" calcext:value-type="string">
            <text:p>Loc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6" calcext:value-type="float">
            <text:p>22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6" calcext:value-type="float">
            <text:p>22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6" calcext:value-type="float">
            <text:p>22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6" calcext:value-type="float">
            <text:p>22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6" calcext:value-type="float">
            <text:p>22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6" calcext:value-type="float">
            <text:p>22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5" calcext:value-type="float">
            <text:p>18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5" calcext:value-type="float">
            <text:p>18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5" calcext:value-type="float">
            <text:p>18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1" calcext:value-type="float">
            <text:p>18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1" calcext:value-type="float">
            <text:p>18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1" calcext:value-type="float">
            <text:p>18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1" calcext:value-type="float">
            <text:p>17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</table:table-row>
      </table:table>
      <table:table table:name="allon1_d18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d18 a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mps (sec)</text:p>
          </table:table-cell>
          <table:table-cell office:value-type="string" calcext:value-type="string">
            <text:p>gen_random</text:p>
          </table:table-cell>
          <table:table-cell office:value-type="string" calcext:value-type="string">
            <text:p>gene_pcc</text:p>
          </table:table-cell>
          <table:table-cell office:value-type="string" calcext:value-type="string">
            <text:p>gene_acpm</text:p>
          </table:table-cell>
          <table:table-cell office:value-type="string" calcext:value-type="string">
            <text:p>local_random</text:p>
          </table:table-cell>
          <table:table-cell office:value-type="string" calcext:value-type="string">
            <text:p>local_pcc</text:p>
          </table:table-cell>
          <table:table-cell office:value-type="string" calcext:value-type="string">
            <text:p>local_acp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248" calcext:value-type="float">
            <text:p>24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83" calcext:value-type="float">
            <text:p>583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238" calcext:value-type="float">
            <text:p>23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235" calcext:value-type="float">
            <text:p>23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235" calcext:value-type="float">
            <text:p>23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235" calcext:value-type="float">
            <text:p>23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17" calcext:value-type="float">
            <text:p>517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99" calcext:value-type="float">
            <text:p>499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73" calcext:value-type="float">
            <text:p>473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235" calcext:value-type="float">
            <text:p>23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235" calcext:value-type="float">
            <text:p>23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235" calcext:value-type="float">
            <text:p>23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06" calcext:value-type="float">
            <text:p>606</text:p>
          </table:table-cell>
          <table:table-cell office:value-type="float" office:value="373" calcext:value-type="float">
            <text:p>373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06" calcext:value-type="float">
            <text:p>606</text:p>
          </table:table-cell>
          <table:table-cell office:value-type="float" office:value="372" calcext:value-type="float">
            <text:p>372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06" calcext:value-type="float">
            <text:p>606</text:p>
          </table:table-cell>
          <table:table-cell office:value-type="float" office:value="372" calcext:value-type="float">
            <text:p>372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06" calcext:value-type="float">
            <text:p>606</text:p>
          </table:table-cell>
          <table:table-cell office:value-type="float" office:value="372" calcext:value-type="float">
            <text:p>372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72" calcext:value-type="float">
            <text:p>372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06" calcext:value-type="float">
            <text:p>606</text:p>
          </table:table-cell>
          <table:table-cell office:value-type="float" office:value="372" calcext:value-type="float">
            <text:p>372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06" calcext:value-type="float">
            <text:p>606</text:p>
          </table:table-cell>
          <table:table-cell office:value-type="float" office:value="372" calcext:value-type="float">
            <text:p>372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06" calcext:value-type="float">
            <text:p>606</text:p>
          </table:table-cell>
          <table:table-cell office:value-type="float" office:value="372" calcext:value-type="float">
            <text:p>372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06" calcext:value-type="float">
            <text:p>606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06" calcext:value-type="float">
            <text:p>606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6" calcext:value-type="float">
            <text:p>606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6" calcext:value-type="float">
            <text:p>606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6" calcext:value-type="float">
            <text:p>606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06" calcext:value-type="float">
            <text:p>606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06" calcext:value-type="float">
            <text:p>606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06" calcext:value-type="float">
            <text:p>606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06" calcext:value-type="float">
            <text:p>606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06" calcext:value-type="float">
            <text:p>606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06" calcext:value-type="float">
            <text:p>606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06" calcext:value-type="float">
            <text:p>606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06" calcext:value-type="float">
            <text:p>606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06" calcext:value-type="float">
            <text:p>606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27" calcext:value-type="float">
            <text:p>32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10" calcext:value-type="float">
            <text:p>310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06" calcext:value-type="float">
            <text:p>606</text:p>
          </table:table-cell>
          <table:table-cell office:value-type="float" office:value="366" calcext:value-type="float">
            <text:p>366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93" calcext:value-type="float">
            <text:p>593</text:p>
          </table:table-cell>
          <table:table-cell office:value-type="float" office:value="366" calcext:value-type="float">
            <text:p>366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91" calcext:value-type="float">
            <text:p>591</text:p>
          </table:table-cell>
          <table:table-cell office:value-type="float" office:value="366" calcext:value-type="float">
            <text:p>366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91" calcext:value-type="float">
            <text:p>591</text:p>
          </table:table-cell>
          <table:table-cell office:value-type="float" office:value="366" calcext:value-type="float">
            <text:p>366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91" calcext:value-type="float">
            <text:p>591</text:p>
          </table:table-cell>
          <table:table-cell office:value-type="float" office:value="366" calcext:value-type="float">
            <text:p>366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91" calcext:value-type="float">
            <text:p>591</text:p>
          </table:table-cell>
          <table:table-cell office:value-type="float" office:value="362" calcext:value-type="float">
            <text:p>362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91" calcext:value-type="float">
            <text:p>591</text:p>
          </table:table-cell>
          <table:table-cell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91" calcext:value-type="float">
            <text:p>591</text:p>
          </table:table-cell>
          <table:table-cell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91" calcext:value-type="float">
            <text:p>591</text:p>
          </table:table-cell>
          <table:table-cell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91" calcext:value-type="float">
            <text:p>591</text:p>
          </table:table-cell>
          <table:table-cell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1" calcext:value-type="float">
            <text:p>591</text:p>
          </table:table-cell>
          <table:table-cell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1" calcext:value-type="float">
            <text:p>591</text:p>
          </table:table-cell>
          <table:table-cell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91" calcext:value-type="float">
            <text:p>591</text:p>
          </table:table-cell>
          <table:table-cell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91" calcext:value-type="float">
            <text:p>591</text:p>
          </table:table-cell>
          <table:table-cell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91" calcext:value-type="float">
            <text:p>591</text:p>
          </table:table-cell>
          <table:table-cell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91" calcext:value-type="float">
            <text:p>591</text:p>
          </table:table-cell>
          <table:table-cell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91" calcext:value-type="float">
            <text:p>591</text:p>
          </table:table-cell>
          <table:table-cell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91" calcext:value-type="float">
            <text:p>591</text:p>
          </table:table-cell>
          <table:table-cell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display-factor="1000"/>
      <number:text>K</number:text>
    </number:number-style>
    <number:number-style style:name="N121">
      <number:number number:decimal-places="0" loext:min-decimal-places="0" number:min-integer-digits="1"/>
      <style:map style:condition="value()&gt;=1000" style:apply-style-name="N121P0"/>
    </number:number-style>
    <number:number-style style:name="N122P0" style:volatile="true">
      <number:number number:decimal-places="0" loext:min-decimal-places="0" number:min-integer-digits="1" number:grouping="true" number:display-factor="1000"/>
      <number:text>K</number:text>
    </number:number-style>
    <number:number-style style:name="N122">
      <number:number number:decimal-places="0" loext:min-decimal-places="0" number:min-integer-digits="1"/>
      <style:map style:condition="value()&gt;=1000000" style:apply-style-name="N122P0"/>
    </number:number-style>
    <number:number-style style:name="N123P0" style:volatile="true">
      <number:number number:decimal-places="0" loext:min-decimal-places="0" number:min-integer-digits="1" number:display-factor="1000"/>
      <number:text>K</number:text>
    </number:number-style>
    <number:number-style style:name="N123">
      <number:number number:decimal-places="0" loext:min-decimal-places="0" number:min-integer-digits="1"/>
      <style:map style:condition="value()&gt;=100000" style:apply-style-name="N123P0"/>
    </number:number-style>
    <number:percentage-style style:name="N124P0" style:volatile="true">
      <number:number number:decimal-places="0" loext:min-decimal-places="0" number:min-integer-digits="1"/>
      <number:text>%,K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=100000" style:apply-style-name="N124P0"/>
    </number:percentage-style>
    <number:percentage-style style:name="N125P0" style:volatile="true">
      <number:number number:decimal-places="0" loext:min-decimal-places="0" number:min-integer-digits="1"/>
      <number:text>%,K%</number:text>
    </number:percentage-style>
    <number:percentage-style style:name="N125">
      <number:number number:decimal-places="0" loext:min-decimal-places="0" number:min-integer-digits="1"/>
      <number:text>%</number:text>
      <style:map style:condition="value()&gt;=1000" style:apply-style-name="N125P0"/>
    </number:percentage-style>
    <number:number-style style:name="N126P0" style:volatile="true">
      <number:number number:decimal-places="0" loext:min-decimal-places="0" number:min-integer-digits="1" number:display-factor="1000"/>
      <number:text>K%</number:text>
    </number:number-style>
    <number:percentage-style style:name="N126">
      <number:number number:decimal-places="0" loext:min-decimal-places="0" number:min-integer-digits="1"/>
      <number:text>%</number:text>
      <style:map style:condition="value()&gt;=10000" style:apply-style-name="N126P0"/>
    </number:percentage-style>
    <number:percentage-style style:name="N127P0" style:volatile="true">
      <number:number number:decimal-places="0" loext:min-decimal-places="0" number:min-integer-digits="1"/>
      <number:text>%,K%</number:text>
    </number:percentage-style>
    <number:percentage-style style:name="N127">
      <number:number number:decimal-places="0" loext:min-decimal-places="0" number:min-integer-digits="1"/>
      <number:text>%</number:text>
      <style:map style:condition="value()&gt;=100000" style:apply-style-name="N127P0"/>
    </number:percentage-style>
    <number:percentage-style style:name="N128P0" style:volatile="true">
      <number:number number:decimal-places="0" loext:min-decimal-places="0" number:min-integer-digits="1"/>
      <number:text>%,K%</number:text>
    </number:percentage-style>
    <number:percentage-style style:name="N128">
      <number:number number:decimal-places="0" loext:min-decimal-places="0" number:min-integer-digits="1"/>
      <number:text>%</number:text>
      <style:map style:condition="value()&gt;=10000" style:apply-style-name="N128P0"/>
    </number:percentage-style>
    <number:number-style style:name="N129P0" style:volatile="true">
      <number:number number:decimal-places="0" loext:min-decimal-places="0" number:min-integer-digits="1" number:display-factor="1000"/>
      <number:text>K%</number:text>
    </number:number-style>
    <number:percentage-style style:name="N129">
      <number:number number:decimal-places="0" loext:min-decimal-places="0" number:min-integer-digits="1"/>
      <number:text>%</number:text>
      <style:map style:condition="value()&gt;=100000" style:apply-style-name="N129P0"/>
    </number:percentage-style>
    <number:number-style style:name="N130P0" style:volatile="true">
      <number:number number:decimal-places="0" loext:min-decimal-places="0" number:min-integer-digits="1" number:display-factor="1000"/>
      <number:text>K%</number:text>
    </number:number-style>
    <number:percentage-style style:name="N130">
      <number:number number:decimal-places="0" loext:min-decimal-places="0" number:min-integer-digits="1"/>
      <number:text>%</number:text>
      <style:map style:condition="value()&gt;=1000" style:apply-style-name="N130P0"/>
    </number:percentage-style>
    <number:number-style style:name="N131P0" style:volatile="true">
      <number:number number:decimal-places="0" loext:min-decimal-places="0" number:min-integer-digits="1" number:display-factor="1000"/>
      <number:text>K%</number:text>
    </number:number-style>
    <number:percentage-style style:name="N131">
      <number:number number:decimal-places="0" loext:min-decimal-places="0" number:min-integer-digits="1"/>
      <number:text>%</number:text>
      <style:map style:condition="value()&gt;=1000" style:apply-style-name="N131P0"/>
    </number:percentage-style>
    <number:number-style style:name="N132P0" style:volatile="true">
      <number:number number:decimal-places="0" loext:min-decimal-places="0" number:min-integer-digits="1" number:display-factor="1000"/>
      <number:text>K%</number:text>
    </number:number-style>
    <number:percentage-style style:name="N132">
      <number:number number:decimal-places="0" loext:min-decimal-places="0" number:min-integer-digits="1"/>
      <number:text>%</number:text>
      <style:map style:condition="value()&gt;=100000" style:apply-style-name="N132P0"/>
    </number:percentage-style>
    <number:number-style style:name="N133P0" style:volatile="true">
      <number:number number:decimal-places="0" loext:min-decimal-places="0" number:min-integer-digits="1" number:display-factor="1000"/>
      <number:text>K%</number:text>
    </number:number-style>
    <number:percentage-style style:name="N133">
      <number:number number:decimal-places="0" loext:min-decimal-places="0" number:min-integer-digits="1"/>
      <number:text>%</number:text>
      <style:map style:condition="value()&gt;=100" style:apply-style-name="N133P0"/>
    </number:percentage-style>
    <number:number-style style:name="N134P0" style:volatile="true">
      <number:number number:decimal-places="0" loext:min-decimal-places="0" number:min-integer-digits="1"/>
      <number:text>K%</number:text>
    </number:number-style>
    <number:percentage-style style:name="N134">
      <number:number number:decimal-places="0" loext:min-decimal-places="0" number:min-integer-digits="1"/>
      <number:text>%</number:text>
      <style:map style:condition="value()&gt;=1000" style:apply-style-name="N134P0"/>
    </number:percentage-style>
    <number:number-style style:name="N135P0" style:volatile="true">
      <number:number number:decimal-places="0" loext:min-decimal-places="0" number:min-integer-digits="1"/>
      <number:text>K%</number:text>
    </number:number-style>
    <number:percentage-style style:name="N135">
      <number:number number:decimal-places="0" loext:min-decimal-places="0" number:min-integer-digits="1"/>
      <number:text>%</number:text>
      <style:map style:condition="value()&gt;=100" style:apply-style-name="N135P0"/>
    </number:percentage-style>
    <number:number-style style:name="N136P0" style:volatile="true">
      <number:number number:decimal-places="0" loext:min-decimal-places="0" number:min-integer-digits="1"/>
      <number:text>K%</number:text>
    </number:number-style>
    <number:percentage-style style:name="N136">
      <number:number number:decimal-places="0" loext:min-decimal-places="0" number:min-integer-digits="1"/>
      <number:text>%</number:text>
      <style:map style:condition="value()&gt;=100" style:apply-style-name="N136P0"/>
    </number:percentage-style>
    <number:number-style style:name="N137P0" style:volatile="true">
      <number:number number:decimal-places="0" loext:min-decimal-places="0" number:min-integer-digits="1"/>
      <number:text>K%</number:text>
    </number:number-style>
    <number:percentage-style style:name="N137">
      <number:number number:decimal-places="0" loext:min-decimal-places="0" number:min-integer-digits="1"/>
      <number:text>%</number:text>
      <style:map style:condition="value()&gt;=100" style:apply-style-name="N137P0"/>
    </number:percentage-style>
    <number:number-style style:name="N138P0" style:volatile="true">
      <number:number number:decimal-places="0" loext:min-decimal-places="0" number:min-integer-digits="1"/>
      <number:text>K%</number:text>
    </number:number-style>
    <number:percentage-style style:name="N138">
      <number:number number:decimal-places="0" loext:min-decimal-places="0" number:min-integer-digits="1"/>
      <number:text>%</number:text>
      <style:map style:condition="value()&gt;=100" style:apply-style-name="N138P0"/>
    </number:percentage-style>
    <number:number-style style:name="N139P0" style:volatile="true">
      <number:number number:decimal-places="0" loext:min-decimal-places="0" number:min-integer-digits="1" number:display-factor="1000"/>
      <number:text>K%</number:text>
    </number:number-style>
    <number:percentage-style style:name="N139">
      <number:number number:decimal-places="0" loext:min-decimal-places="0" number:min-integer-digits="0" number:display-factor="1000"/>
      <number:text>%</number:text>
      <style:map style:condition="value()&gt;=1000" style:apply-style-name="N139P0"/>
    </number:percentage-style>
    <number:number-style style:name="N140P0" style:volatile="true">
      <number:number number:decimal-places="0" loext:min-decimal-places="0" number:min-integer-digits="1" number:display-factor="1000"/>
      <number:text>K%</number:text>
    </number:number-style>
    <number:percentage-style style:name="N140">
      <number:number number:decimal-places="0" loext:min-decimal-places="0" number:min-integer-digits="1" number:display-factor="1000"/>
      <number:text>%</number:text>
      <style:map style:condition="value()&gt;=10000" style:apply-style-name="N140P0"/>
    </number:percentage-style>
    <number:number-style style:name="N141P0" style:volatile="true">
      <number:number number:decimal-places="0" loext:min-decimal-places="0" number:min-integer-digits="1" number:display-factor="1000"/>
      <number:text>K%</number:text>
    </number:number-style>
    <number:percentage-style style:name="N141">
      <number:number number:decimal-places="0" loext:min-decimal-places="0" number:min-integer-digits="0" number:display-factor="1000"/>
      <number:text>%</number:text>
      <style:map style:condition="value()&gt;=10000" style:apply-style-name="N141P0"/>
    </number:percentage-style>
    <number:number-style style:name="N142P0" style:volatile="true">
      <number:number number:decimal-places="0" loext:min-decimal-places="0" number:min-integer-digits="1" number:display-factor="1000"/>
      <number:text>K%</number:text>
    </number:number-style>
    <number:percentage-style style:name="N142">
      <number:number number:decimal-places="0" loext:min-decimal-places="0" number:min-integer-digits="1"/>
      <number:text>%</number:text>
      <style:map style:condition="value()&gt;=10000" style:apply-style-name="N142P0"/>
    </number:percentage-style>
    <number:number-style style:name="N143P0" style:volatile="true">
      <number:number number:decimal-places="0" loext:min-decimal-places="0" number:min-integer-digits="1" number:display-factor="1000"/>
      <number:text>K%</number:text>
    </number:number-style>
    <number:percentage-style style:name="N143">
      <number:number number:decimal-places="0" loext:min-decimal-places="0" number:min-integer-digits="1" number:grouping="true"/>
      <number:text>%</number:text>
      <style:map style:condition="value()&gt;=10000" style:apply-style-name="N143P0"/>
    </number:percentage-style>
    <number:number-style style:name="N144P0" style:volatile="true">
      <number:number number:decimal-places="0" loext:min-decimal-places="0" number:min-integer-digits="1" number:display-factor="1000"/>
      <number:text>K%</number:text>
    </number:number-style>
    <number:percentage-style style:name="N144">
      <number:number number:decimal-places="0" loext:min-decimal-places="0" number:min-integer-digits="2" number:grouping="true"/>
      <number:text>%</number:text>
      <style:map style:condition="value()&gt;=10000" style:apply-style-name="N144P0"/>
    </number:percentage-style>
    <number:number-style style:name="N145P0" style:volatile="true">
      <number:number number:decimal-places="0" loext:min-decimal-places="0" number:min-integer-digits="1" number:display-factor="1000"/>
      <number:text>K%</number:text>
    </number:number-style>
    <number:number-style style:name="N145">
      <number:number number:decimal-places="0" loext:min-decimal-places="0" number:min-integer-digits="1"/>
      <number:text>%</number:text>
      <style:map style:condition="value()&gt;=10000" style:apply-style-name="N145P0"/>
    </number:number-style>
    <number:number-style style:name="N146P0" style:volatile="true">
      <number:number number:decimal-places="0" loext:min-decimal-places="0" number:min-integer-digits="1" number:display-factor="1000"/>
      <number:text>K%</number:text>
    </number:number-style>
    <number:number-style style:name="N146">
      <number:number number:decimal-places="0" loext:min-decimal-places="0" number:min-integer-digits="1"/>
      <number:text>%</number:text>
      <style:map style:condition="value()&gt;=1000" style:apply-style-name="N146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6:56:48.424469825</meta:creation-date>
    <dc:date>2018-05-13T23:40:14.914523280</dc:date>
    <meta:editing-duration>PT3H42M43S</meta:editing-duration>
    <meta:editing-cycles>20</meta:editing-cycles>
    <meta:generator>LibreOffice/5.1.6.2$Linux_X86_64 LibreOffice_project/10m0$Build-2</meta:generator>
    <meta:document-statistic meta:table-count="13" meta:cell-count="7861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33cm" svg:height="9.006cm" xlink:href=".." xlink:type="simple" chart:class="chart:line" chart:style-name="ch1">
        <chart:title svg:x="2.633cm" svg:y="0.185cm" chart:style-name="ch2">
          <text:p>Random vs PCC (d16_genetique)</text:p>
        </chart:title>
        <chart:legend svg:x="11.165cm" svg:y="0.133cm" style:legend-expansion="custom" chartooo:width="2.493cm" chartooo:height="1.096cm" style:legend-expansion-aspect-ratio="2.27463503649635" chart:style-name="ch3"/>
        <chart:plot-area chart:style-name="ch4" table:cell-range-address="randvspcc1.B5:randvspcc1.C186" chart:data-source-has-labels="row" svg:x="0.351cm" svg:y="1.197cm" svg:width="13.534cm" svg:height="7.299cm">
          <chartooo:coordinate-region svg:x="1.158cm" svg:y="1.396cm" svg:width="12.586cm" svg:height="6.176cm"/>
          <chart:axis chart:dimension="x" chart:name="primary-x" chart:style-name="ch5">
            <chart:title svg:x="5.482cm" svg:y="8.366cm" chart:style-name="ch6">
              <text:p>temps (sec)</text:p>
            </chart:title>
          </chart:axis>
          <chart:axis chart:dimension="y" chart:name="primary-y" chart:style-name="ch5">
            <chart:title svg:x="0.011cm" svg:y="4.627cm" chart:style-name="ch7">
              <text:p>val</text:p>
            </chart:title>
            <chart:grid chart:style-name="ch8" chart:class="major"/>
          </chart:axis>
          <chart:series chart:style-name="ch9" chart:values-cell-range-address="randvspcc1.B6:randvspcc1.B186" chart:label-cell-address="randvspcc1.B5:randvspcc1.B5" chart:class="chart:line">
            <chart:data-point chart:repeated="181"/>
          </chart:series>
          <chart:series chart:style-name="ch10" chart:values-cell-range-address="randvspcc1.C6:randvspcc1.C186" chart:label-cell-address="randvspcc1.C5:randvspcc1.C5" chart:class="chart:line">
            <chart:data-point chart:repeated="1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randvspcc1.B5:randvspcc1.B5</svg:desc>
                </draw:g>
              </table:table-cell>
              <table:table-cell office:value-type="string">
                <text:p>PCC</text:p>
                <draw:g>
                  <svg:desc>randvspcc1.C5:randvspcc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8">
                <text:p>768</text:p>
                <draw:g>
                  <svg:desc>randvspcc1.B6:randvspcc1.B186</svg:desc>
                </draw:g>
              </table:table-cell>
              <table:table-cell office:value-type="float" office:value="39">
                <text:p>39</text:p>
                <draw:g>
                  <svg:desc>randvspcc1.C6:randvspcc1.C1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8">
                <text:p>7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8">
                <text:p>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1">
                <text:p>5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1">
                <text:p>5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1">
                <text:p>5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1">
                <text:p>5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1">
                <text:p>5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1">
                <text:p>5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1">
                <text:p>5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1">
                <text:p>5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1">
                <text:p>5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51">
                <text:p>5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1">
                <text:p>5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1">
                <text:p>5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48">
                <text:p>5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99cm" svg:height="9.006cm" xlink:href="." xlink:type="simple" chart:class="chart:line" chart:style-name="ch1">
        <chart:title svg:x="3.83cm" svg:y="0.316cm" chart:style-name="ch2">
          <text:p>Génétique vs Locale (d18 PCC)</text:p>
        </chart:title>
        <chart:legend svg:x="10.32cm" svg:y="0cm" style:legend-expansion="custom" chartooo:width="3.778cm" chartooo:height="1.096cm" style:legend-expansion-aspect-ratio="3.4470802919708" chart:style-name="ch3"/>
        <chart:plot-area chart:style-name="ch4" chart:data-source-has-labels="both" svg:x="1.292cm" svg:y="1.275cm" svg:width="12.526cm" svg:height="6.57cm">
          <chartooo:coordinate-region svg:x="2.099cm" svg:y="1.396cm" svg:width="11.578cm" svg:height="5.447cm"/>
          <chart:axis chart:dimension="x" chart:name="primary-x" chart:style-name="ch5" chartooo:axis-type="text">
            <chart:title svg:x="6.664cm" svg:y="8.025cm" chart:style-name="ch6">
              <text:p>temps (sec)</text:p>
            </chart:title>
            <chart:categories table:cell-range-address="local-table.$A$2:.$A$182"/>
          </chart:axis>
          <chart:axis chart:dimension="y" chart:name="primary-y" chart:style-name="ch7">
            <chart:title svg:x="0.451cm" svg:y="4.829cm" chart:style-name="ch8">
              <text:p>val</text:p>
            </chart:title>
            <chart:grid chart:style-name="ch9" chart:class="major"/>
          </chart:axis>
          <chart:series chart:style-name="ch10" chart:values-cell-range-address="local-table.$B$2:.$B$182" chart:label-cell-address="local-table.$B$1" chart:class="chart:line">
            <chart:data-point chart:repeated="181"/>
          </chart:series>
          <chart:series chart:style-name="ch11" chart:values-cell-range-address="local-table.$C$2:.$C$182" chart:label-cell-address="local-table.$C$1" chart:class="chart:line">
            <chart:data-point chart:repeated="1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énétique</text:p>
              </table:table-cell>
              <table:table-cell office:value-type="string">
                <text:p>Loca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6">
                <text:p>4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2">
                <text:p>3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2">
                <text:p>3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2">
                <text:p>3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2">
                <text:p>3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">
                <text:p>3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2">
                <text:p>3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2">
                <text:p>3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0">
                <text:p>3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0">
                <text:p>3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0">
                <text:p>3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0">
                <text:p>3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0">
                <text:p>3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0">
                <text:p>3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0">
                <text:p>3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0">
                <text:p>3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0">
                <text:p>3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0">
                <text:p>3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0">
                <text:p>3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0">
                <text:p>3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0">
                <text:p>3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0">
                <text:p>3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6">
                <text:p>3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2">
                <text:p>36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0">
                <text:p>3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0">
                <text:p>3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0">
                <text:p>3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0">
                <text:p>3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0">
                <text:p>3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0">
                <text:p>3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0">
                <text:p>3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0">
                <text:p>3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0">
                <text:p>3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0">
                <text:p>3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">
                <text:p>3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0">
                <text:p>360</text:p>
              </table:table-cell>
              <table:table-cell office:value-type="float" office:value="235">
                <text:p>2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40" chart:maximum="24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163cm" svg:height="9.006cm" xlink:href=".." xlink:type="simple" chart:class="chart:line" chart:style-name="ch1">
        <chart:title svg:x="3.204cm" svg:y="0.316cm" chart:style-name="ch2">
          <text:p>Génétique vs Locale (c19 ACPM)</text:p>
        </chart:title>
        <chart:legend svg:x="9.793cm" svg:y="0.061cm" style:legend-expansion="custom" chartooo:width="3.287cm" chartooo:height="1.096cm" style:legend-expansion-aspect-ratio="2.99908759124088" chart:style-name="ch3"/>
        <chart:plot-area chart:style-name="ch4" table:cell-range-address="c19_GvsL.B5:c19_GvsL.C185" chart:data-source-has-labels="row" svg:x="1.274cm" svg:y="1.275cm" svg:width="11.626cm" svg:height="6.57cm">
          <chartooo:coordinate-region svg:x="2.081cm" svg:y="1.396cm" svg:width="10.819cm" svg:height="5.447cm"/>
          <chart:axis chart:dimension="x" chart:name="primary-x" chart:style-name="ch5">
            <chart:title svg:x="6.196cm" svg:y="8.025cm" chart:style-name="ch6">
              <text:p>temps (sec)</text:p>
            </chart:title>
          </chart:axis>
          <chart:axis chart:dimension="y" chart:name="primary-y" chart:style-name="ch7">
            <chart:title svg:x="0.451cm" svg:y="4.829cm" chart:style-name="ch8">
              <text:p>val</text:p>
            </chart:title>
            <chart:grid chart:style-name="ch9" chart:class="major"/>
          </chart:axis>
          <chart:series chart:style-name="ch10" chart:values-cell-range-address="c19_GvsL.B6:c19_GvsL.B185" chart:label-cell-address="c19_GvsL.B5:c19_GvsL.B5" chart:class="chart:line">
            <chart:data-point chart:repeated="180"/>
          </chart:series>
          <chart:series chart:style-name="ch11" chart:values-cell-range-address="c19_GvsL.C6:c19_GvsL.C185" chart:label-cell-address="c19_GvsL.C5:c19_GvsL.C5" chart:class="chart:line">
            <chart:data-point chart:repeated="1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énétique</text:p>
                <draw:g>
                  <svg:desc>c19_GvsL.B5:c19_GvsL.B5</svg:desc>
                </draw:g>
              </table:table-cell>
              <table:table-cell office:value-type="string">
                <text:p>Locale</text:p>
                <draw:g>
                  <svg:desc>c19_GvsL.C5:c19_GvsL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19_GvsL.B6:c19_GvsL.B185</svg:desc>
                </draw:g>
              </table:table-cell>
              <table:table-cell office:value-type="float" office:value="157">
                <text:p>157</text:p>
                <draw:g>
                  <svg:desc>c19_GvsL.C6:c19_GvsL.C1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6">
                <text:p>22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6">
                <text:p>22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6">
                <text:p>22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6">
                <text:p>22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6">
                <text:p>22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6">
                <text:p>22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5">
                <text:p>18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5">
                <text:p>18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">
                <text:p>18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5">
                <text:p>18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5">
                <text:p>18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5">
                <text:p>18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4">
                <text:p>1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">
                <text:p>1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4">
                <text:p>1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">
                <text:p>1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4">
                <text:p>1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4">
                <text:p>1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4">
                <text:p>1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4">
                <text:p>1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4">
                <text:p>1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4">
                <text:p>1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4">
                <text:p>1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2">
                <text:p>1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">
                <text:p>1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2">
                <text:p>1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2">
                <text:p>1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2">
                <text:p>1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2">
                <text:p>1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2">
                <text:p>1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2">
                <text:p>1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2">
                <text:p>1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">
                <text:p>1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">
                <text:p>1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1">
                <text:p>1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1">
                <text:p>1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1">
                <text:p>1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0">
                <text:p>1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0">
                <text:p>1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">
                <text:p>1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0">
                <text:p>1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9">
                <text:p>17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9">
                <text:p>17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9">
                <text:p>17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">
                <text:p>17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9">
                <text:p>17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9">
                <text:p>17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9">
                <text:p>17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9">
                <text:p>17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8">
                <text:p>17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">
                <text:p>17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8">
                <text:p>17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7">
                <text:p>17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7">
                <text:p>17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7">
                <text:p>17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7">
                <text:p>17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7">
                <text:p>17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3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1">
                <text:p>1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1">
                <text:p>1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1">
                <text:p>1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1">
                <text:p>1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1">
                <text:p>1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1">
                <text:p>1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1">
                <text:p>1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1">
                <text:p>1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1">
                <text:p>1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1">
                <text:p>1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">
                <text:p>1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1">
                <text:p>1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1">
                <text:p>17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7">
                <text:p>1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7">
                <text:p>1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7">
                <text:p>1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7">
                <text:p>1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7">
                <text:p>1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7">
                <text:p>1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7">
                <text:p>1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7">
                <text:p>1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65cm" svg:height="9.006cm" xlink:href=".." xlink:type="simple" chart:class="chart:line" chart:style-name="ch1">
        <chart:title svg:x="3.831cm" svg:y="0.316cm" chart:style-name="ch2">
          <text:p>Random vs PCC (e18_local)</text:p>
        </chart:title>
        <chart:legend svg:x="10.387cm" svg:y="0.198cm" style:legend-expansion="custom" chartooo:width="2.94cm" chartooo:height="1.096cm" style:legend-expansion-aspect-ratio="2.68248175182482" chart:style-name="ch3"/>
        <chart:plot-area chart:style-name="ch4" table:cell-range-address="randvspcc2.B5:randvspcc2.C186" chart:data-source-has-labels="row" svg:x="0.649cm" svg:y="1.196cm" svg:width="12.684cm" svg:height="7.116cm">
          <chartooo:coordinate-region svg:x="1.641cm" svg:y="1.395cm" svg:width="11.551cm" svg:height="5.993cm"/>
          <chart:axis chart:dimension="x" chart:name="primary-x" chart:style-name="ch5">
            <chart:title svg:x="5.222cm" svg:y="8.343cm" chart:style-name="ch6">
              <text:p>temps (sec)</text:p>
            </chart:title>
          </chart:axis>
          <chart:axis chart:dimension="y" chart:name="primary-y" chart:style-name="ch5">
            <chart:title svg:x="0.011cm" svg:y="4.828cm" chart:style-name="ch7">
              <text:p>val</text:p>
            </chart:title>
            <chart:grid chart:style-name="ch8" chart:class="major"/>
          </chart:axis>
          <chart:series chart:style-name="ch9" chart:values-cell-range-address="randvspcc2.B6:randvspcc2.B186" chart:label-cell-address="randvspcc2.B5:randvspcc2.B5" chart:class="chart:line">
            <chart:data-point chart:repeated="181"/>
          </chart:series>
          <chart:series chart:style-name="ch10" chart:values-cell-range-address="randvspcc2.C6:randvspcc2.C186" chart:label-cell-address="randvspcc2.C5:randvspcc2.C5" chart:class="chart:line">
            <chart:data-point chart:repeated="1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randvspcc2.B5:randvspcc2.B5</svg:desc>
                </draw:g>
              </table:table-cell>
              <table:table-cell office:value-type="string">
                <text:p>PCC</text:p>
                <draw:g>
                  <svg:desc>randvspcc2.C5:randvspcc2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38">
                <text:p>1438</text:p>
                <draw:g>
                  <svg:desc>randvspcc2.B6:randvspcc2.B186</svg:desc>
                </draw:g>
              </table:table-cell>
              <table:table-cell office:value-type="float" office:value="3000">
                <text:p>3000</text:p>
                <draw:g>
                  <svg:desc>randvspcc2.C6:randvspcc2.C1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30">
                <text:p>143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8">
                <text:p>1428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26">
                <text:p>142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5">
                <text:p>142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3">
                <text:p>142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2">
                <text:p>142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21">
                <text:p>142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9">
                <text:p>141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8">
                <text:p>141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7">
                <text:p>141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7">
                <text:p>141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6">
                <text:p>141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5">
                <text:p>141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4">
                <text:p>141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2">
                <text:p>141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2">
                <text:p>141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1">
                <text:p>1411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10">
                <text:p>141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9">
                <text:p>140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9">
                <text:p>140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8">
                <text:p>140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7">
                <text:p>140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6">
                <text:p>140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6">
                <text:p>140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5">
                <text:p>140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5">
                <text:p>140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4">
                <text:p>140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4">
                <text:p>140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3">
                <text:p>140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3">
                <text:p>140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02">
                <text:p>1402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2">
                <text:p>140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1">
                <text:p>140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1">
                <text:p>140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0">
                <text:p>14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0">
                <text:p>14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99">
                <text:p>139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9">
                <text:p>139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8">
                <text:p>139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98">
                <text:p>139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97">
                <text:p>139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97">
                <text:p>139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6">
                <text:p>139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96">
                <text:p>139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6">
                <text:p>13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94">
                <text:p>13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94">
                <text:p>13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93">
                <text:p>13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93">
                <text:p>13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92">
                <text:p>139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92">
                <text:p>139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91">
                <text:p>139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91">
                <text:p>139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0">
                <text:p>139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0">
                <text:p>139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89">
                <text:p>138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89">
                <text:p>138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87">
                <text:p>138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87">
                <text:p>138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86">
                <text:p>138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86">
                <text:p>138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85">
                <text:p>138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85">
                <text:p>138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84">
                <text:p>138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4">
                <text:p>138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4">
                <text:p>138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83">
                <text:p>138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3">
                <text:p>138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2">
                <text:p>138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82">
                <text:p>138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81">
                <text:p>138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81">
                <text:p>138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80">
                <text:p>138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80">
                <text:p>138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78">
                <text:p>137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78">
                <text:p>137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76">
                <text:p>137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76">
                <text:p>137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75">
                <text:p>137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75">
                <text:p>137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74">
                <text:p>137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74">
                <text:p>137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73">
                <text:p>137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73">
                <text:p>137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73">
                <text:p>137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72">
                <text:p>137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72">
                <text:p>137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71">
                <text:p>137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71">
                <text:p>137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70">
                <text:p>137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70">
                <text:p>137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69">
                <text:p>136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69">
                <text:p>136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68">
                <text:p>136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68">
                <text:p>136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67">
                <text:p>136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67">
                <text:p>136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66">
                <text:p>136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66">
                <text:p>136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65">
                <text:p>136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65">
                <text:p>136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64">
                <text:p>136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64">
                <text:p>136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63">
                <text:p>136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63">
                <text:p>136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61">
                <text:p>136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61">
                <text:p>136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61">
                <text:p>136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60">
                <text:p>136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60">
                <text:p>136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9">
                <text:p>135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59">
                <text:p>135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58">
                <text:p>135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58">
                <text:p>135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57">
                <text:p>135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57">
                <text:p>135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56">
                <text:p>135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56">
                <text:p>135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5">
                <text:p>135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5">
                <text:p>135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54">
                <text:p>135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54">
                <text:p>135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53">
                <text:p>135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3">
                <text:p>135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52">
                <text:p>135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52">
                <text:p>135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52">
                <text:p>135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51">
                <text:p>135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1">
                <text:p>135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0">
                <text:p>135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0">
                <text:p>135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9">
                <text:p>134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9">
                <text:p>134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8">
                <text:p>134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8">
                <text:p>134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47">
                <text:p>134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47">
                <text:p>134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46">
                <text:p>134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46">
                <text:p>134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44">
                <text:p>134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44">
                <text:p>134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43">
                <text:p>134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43">
                <text:p>134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42">
                <text:p>134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42">
                <text:p>134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41">
                <text:p>134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41">
                <text:p>134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40">
                <text:p>134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40">
                <text:p>134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39">
                <text:p>133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39">
                <text:p>133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38">
                <text:p>133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38">
                <text:p>133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38">
                <text:p>133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37">
                <text:p>133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37">
                <text:p>133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36">
                <text:p>133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36">
                <text:p>133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35">
                <text:p>133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35">
                <text:p>133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34">
                <text:p>133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34">
                <text:p>133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33">
                <text:p>133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33">
                <text:p>133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32">
                <text:p>133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32">
                <text:p>133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31">
                <text:p>133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31">
                <text:p>133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30">
                <text:p>133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30">
                <text:p>133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29">
                <text:p>132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29">
                <text:p>132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29">
                <text:p>132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28">
                <text:p>132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28">
                <text:p>132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27">
                <text:p>132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27">
                <text:p>132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6">
                <text:p>132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26">
                <text:p>132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25">
                <text:p>1325</text:p>
              </table:table-cell>
              <table:table-cell office:value-type="float" office:value="589">
                <text:p>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59cm" svg:height="9.006cm" xlink:href=".." xlink:type="simple" chart:class="chart:line" chart:style-name="ch1">
        <chart:title svg:x="3.219cm" svg:y="0.316cm" chart:style-name="ch2">
          <text:p>50 vs 500 (c19_gene random)</text:p>
        </chart:title>
        <chart:legend svg:x="10.691cm" svg:y="0.193cm" style:legend-expansion="custom" chartooo:width="3.925cm" chartooo:height="1.096cm" style:legend-expansion-aspect-ratio="3.58120437956204" chart:style-name="ch3"/>
        <chart:plot-area chart:style-name="ch4" table:cell-range-address="c19_gene_1.B4:c19_gene_1.C185" chart:data-source-has-labels="row" svg:x="1.306cm" svg:y="1.275cm" svg:width="13.158cm" svg:height="6.57cm">
          <chartooo:coordinate-region svg:x="2.113cm" svg:y="1.396cm" svg:width="12.21cm" svg:height="5.447cm"/>
          <chart:axis chart:dimension="x" chart:name="primary-x" chart:style-name="ch5">
            <chart:title svg:x="6.994cm" svg:y="8.025cm" chart:style-name="ch6">
              <text:p>temps (sec)</text:p>
            </chart:title>
          </chart:axis>
          <chart:axis chart:dimension="y" chart:name="primary-y" chart:style-name="ch7">
            <chart:title svg:x="0.451cm" svg:y="4.829cm" chart:style-name="ch8">
              <text:p>val</text:p>
            </chart:title>
            <chart:grid chart:style-name="ch9" chart:class="major"/>
          </chart:axis>
          <chart:series chart:style-name="ch10" chart:values-cell-range-address="c19_gene_1.B5:c19_gene_1.B185" chart:label-cell-address="c19_gene_1.B4:c19_gene_1.B4" chart:class="chart:line">
            <chart:data-point chart:repeated="181"/>
          </chart:series>
          <chart:series chart:style-name="ch11" chart:values-cell-range-address="c19_gene_1.C5:c19_gene_1.C185" chart:label-cell-address="c19_gene_1.C4:c19_gene_1.C4" chart:class="chart:line">
            <chart:data-point chart:repeated="1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_individus</text:p>
                <draw:g>
                  <svg:desc>c19_gene_1.B4:c19_gene_1.B4</svg:desc>
                </draw:g>
              </table:table-cell>
              <table:table-cell office:value-type="string">
                <text:p>500_individus</text:p>
                <draw:g>
                  <svg:desc>c19_gene_1.C4:c19_gene_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2">
                <text:p>372</text:p>
                <draw:g>
                  <svg:desc>c19_gene_1.B5:c19_gene_1.B185</svg:desc>
                </draw:g>
              </table:table-cell>
              <table:table-cell office:value-type="float" office:value="389">
                <text:p>389</text:p>
                <draw:g>
                  <svg:desc>c19_gene_1.C5:c19_gene_1.C1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2">
                <text:p>37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2">
                <text:p>37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2">
                <text:p>37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">
                <text:p>37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2">
                <text:p>37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3">
                <text:p>31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3">
                <text:p>31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">
                <text:p>31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3">
                <text:p>31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">
                <text:p>31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">
                <text:p>31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3">
                <text:p>31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2">
                <text:p>31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">
                <text:p>30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9">
                <text:p>30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9">
                <text:p>30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">
                <text:p>30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9">
                <text:p>30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9">
                <text:p>30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9">
                <text:p>30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5">
                <text:p>30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4">
                <text:p>30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4">
                <text:p>30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">
                <text:p>30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2">
                <text:p>30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">
                <text:p>3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">
                <text:p>3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">
                <text:p>3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">
                <text:p>3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">
                <text:p>3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0">
                <text:p>3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0">
                <text:p>3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">
                <text:p>3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9">
                <text:p>29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9">
                <text:p>29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8">
                <text:p>29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8">
                <text:p>29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8">
                <text:p>29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4">
                <text:p>29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3">
                <text:p>29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3">
                <text:p>29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1">
                <text:p>29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1">
                <text:p>29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1">
                <text:p>29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0">
                <text:p>29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">
                <text:p>29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0">
                <text:p>29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0">
                <text:p>29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0">
                <text:p>29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0">
                <text:p>29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">
                <text:p>29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9">
                <text:p>28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9">
                <text:p>28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9">
                <text:p>28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9">
                <text:p>28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9">
                <text:p>28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9">
                <text:p>28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7">
                <text:p>2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7">
                <text:p>2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7">
                <text:p>2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7">
                <text:p>2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7">
                <text:p>2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7">
                <text:p>2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7">
                <text:p>2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7">
                <text:p>2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7">
                <text:p>2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7">
                <text:p>2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7">
                <text:p>2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7">
                <text:p>2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7">
                <text:p>2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7">
                <text:p>2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7">
                <text:p>2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7">
                <text:p>28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4">
                <text:p>28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4">
                <text:p>28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4">
                <text:p>28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4">
                <text:p>28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4">
                <text:p>28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3">
                <text:p>28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3">
                <text:p>28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3">
                <text:p>28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3">
                <text:p>28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3">
                <text:p>28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2">
                <text:p>28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2">
                <text:p>28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1">
                <text:p>28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1">
                <text:p>28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1">
                <text:p>28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0">
                <text:p>28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0">
                <text:p>28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0">
                <text:p>28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0">
                <text:p>28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0">
                <text:p>28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0">
                <text:p>28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">
                <text:p>28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7">
                <text:p>27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7">
                <text:p>27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7">
                <text:p>27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7">
                <text:p>27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7">
                <text:p>27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6">
                <text:p>27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6">
                <text:p>27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6">
                <text:p>27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5">
                <text:p>27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5">
                <text:p>27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5">
                <text:p>27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3">
                <text:p>27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3">
                <text:p>27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3">
                <text:p>27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3">
                <text:p>27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3">
                <text:p>27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3">
                <text:p>27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2">
                <text:p>27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2">
                <text:p>27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2">
                <text:p>27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2">
                <text:p>27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2">
                <text:p>27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2">
                <text:p>27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2">
                <text:p>27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2">
                <text:p>27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2">
                <text:p>27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1">
                <text:p>2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1">
                <text:p>2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1">
                <text:p>2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1">
                <text:p>2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1">
                <text:p>2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1">
                <text:p>2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1">
                <text:p>2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1">
                <text:p>2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1">
                <text:p>2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9">
                <text:p>26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8">
                <text:p>26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8">
                <text:p>26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8">
                <text:p>26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6">
                <text:p>2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6">
                <text:p>2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6">
                <text:p>2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6">
                <text:p>2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6">
                <text:p>2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6">
                <text:p>2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6">
                <text:p>2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6">
                <text:p>2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6">
                <text:p>2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6">
                <text:p>2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6">
                <text:p>2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6">
                <text:p>2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6">
                <text:p>2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5">
                <text:p>26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5">
                <text:p>26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5">
                <text:p>26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">
                <text:p>26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4">
                <text:p>264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3">
                <text:p>2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3">
                <text:p>2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3">
                <text:p>2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3">
                <text:p>2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3">
                <text:p>2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3">
                <text:p>2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3">
                <text:p>2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3">
                <text:p>2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3">
                <text:p>2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3">
                <text:p>2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3">
                <text:p>2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3">
                <text:p>2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3">
                <text:p>2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3">
                <text:p>2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3">
                <text:p>2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3">
                <text:p>2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1">
                <text:p>26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1">
                <text:p>26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1">
                <text:p>26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1">
                <text:p>26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1">
                <text:p>26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1">
                <text:p>26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0">
                <text:p>2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9">
                <text:p>259</text:p>
              </table:table-cell>
              <table:table-cell office:value-type="float" office:value="299">
                <text:p>2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74cm" svg:height="9.006cm" xlink:href=".." xlink:type="simple" chart:class="chart:line" chart:style-name="ch1">
        <chart:title svg:x="4.14cm" svg:y="0.316cm" chart:style-name="ch2">
          <text:p>random vs ACPM (e14_local )</text:p>
        </chart:title>
        <chart:legend svg:x="11.021cm" svg:y="0.119cm" style:legend-expansion="custom" chartooo:width="3.041cm" chartooo:height="1.096cm" style:legend-expansion-aspect-ratio="2.77463503649635" chart:style-name="ch3"/>
        <chart:plot-area chart:style-name="ch4" table:cell-range-address="e14_local_1vs3.B5:e14_local_1vs3.C185" chart:data-source-has-labels="row" svg:x="1.298cm" svg:y="1.275cm" svg:width="12.789cm" svg:height="6.57cm">
          <chartooo:coordinate-region svg:x="2.29cm" svg:y="1.397cm" svg:width="11.797cm" svg:height="5.447cm"/>
          <chart:axis chart:dimension="x" chart:name="primary-x" chart:style-name="ch5">
            <chart:title svg:x="6.801cm" svg:y="8.025cm" chart:style-name="ch6">
              <text:p>temps (sec)</text:p>
            </chart:title>
          </chart:axis>
          <chart:axis chart:dimension="y" chart:name="primary-y" chart:style-name="ch7">
            <chart:title svg:x="0.451cm" svg:y="4.829cm" chart:style-name="ch8">
              <text:p>val</text:p>
            </chart:title>
            <chart:grid chart:style-name="ch9" chart:class="major"/>
          </chart:axis>
          <chart:series chart:style-name="ch10" chart:values-cell-range-address="e14_local_1vs3.B6:e14_local_1vs3.B185" chart:label-cell-address="e14_local_1vs3.B5:e14_local_1vs3.B5" chart:class="chart:line">
            <chart:data-point chart:repeated="180"/>
          </chart:series>
          <chart:series chart:style-name="ch11" chart:values-cell-range-address="e14_local_1vs3.C6:e14_local_1vs3.C185" chart:label-cell-address="e14_local_1vs3.C5:e14_local_1vs3.C5" chart:class="chart:line">
            <chart:data-point chart:repeated="1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e14_local_1vs3.B5:e14_local_1vs3.B5</svg:desc>
                </draw:g>
              </table:table-cell>
              <table:table-cell office:value-type="string">
                <text:p>acpm</text:p>
                <draw:g>
                  <svg:desc>e14_local_1vs3.C5:e14_local_1vs3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14_local_1vs3.B6:e14_local_1vs3.B185</svg:desc>
                </draw:g>
              </table:table-cell>
              <table:table-cell office:value-type="float" office:value="1918">
                <text:p>1918</text:p>
                <draw:g>
                  <svg:desc>e14_local_1vs3.C6:e14_local_1vs3.C1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69">
                <text:p>3669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59">
                <text:p>3659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46">
                <text:p>3646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38">
                <text:p>3638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25">
                <text:p>3625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14">
                <text:p>3614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01">
                <text:p>3601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93">
                <text:p>3593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84">
                <text:p>3584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77">
                <text:p>3577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65">
                <text:p>3565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60">
                <text:p>3560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47">
                <text:p>3547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44">
                <text:p>3544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38">
                <text:p>3538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8">
                <text:p>3528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22">
                <text:p>3522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19">
                <text:p>3519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15">
                <text:p>3515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7">
                <text:p>3507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00">
                <text:p>3500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5">
                <text:p>3495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83">
                <text:p>3483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7">
                <text:p>3477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72">
                <text:p>3472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67">
                <text:p>346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62">
                <text:p>346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58">
                <text:p>345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52">
                <text:p>345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47">
                <text:p>344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37">
                <text:p>343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28">
                <text:p>342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24">
                <text:p>342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16">
                <text:p>3416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13">
                <text:p>341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11">
                <text:p>3411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02">
                <text:p>340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98">
                <text:p>339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91">
                <text:p>3391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84">
                <text:p>338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77">
                <text:p>337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72">
                <text:p>337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64">
                <text:p>336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58">
                <text:p>335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52">
                <text:p>335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44">
                <text:p>334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42">
                <text:p>334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37">
                <text:p>333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32">
                <text:p>333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28">
                <text:p>332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21">
                <text:p>3321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14">
                <text:p>331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8">
                <text:p>330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06">
                <text:p>3306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99">
                <text:p>3299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96">
                <text:p>3296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92">
                <text:p>329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90">
                <text:p>3290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81">
                <text:p>3281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77">
                <text:p>327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74">
                <text:p>327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70">
                <text:p>3270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68">
                <text:p>326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60">
                <text:p>3260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55">
                <text:p>3255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49">
                <text:p>3249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45">
                <text:p>3245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40">
                <text:p>3240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37">
                <text:p>323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26">
                <text:p>3226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24">
                <text:p>322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19">
                <text:p>3219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17">
                <text:p>321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13">
                <text:p>321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09">
                <text:p>3209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04">
                <text:p>320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00">
                <text:p>3200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97">
                <text:p>319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94">
                <text:p>319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91">
                <text:p>3191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85">
                <text:p>3185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82">
                <text:p>318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79">
                <text:p>3179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76">
                <text:p>3176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70">
                <text:p>3170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68">
                <text:p>316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65">
                <text:p>3165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60">
                <text:p>3160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57">
                <text:p>315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54">
                <text:p>315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51">
                <text:p>3151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5">
                <text:p>3145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40">
                <text:p>3140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38">
                <text:p>313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34">
                <text:p>313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29">
                <text:p>3129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24">
                <text:p>312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18">
                <text:p>311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15">
                <text:p>3115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11">
                <text:p>3111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05">
                <text:p>3105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03">
                <text:p>310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99">
                <text:p>3099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97">
                <text:p>309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95">
                <text:p>3095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88">
                <text:p>3088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83">
                <text:p>3083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76">
                <text:p>3076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72">
                <text:p>3072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68">
                <text:p>306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63">
                <text:p>306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58">
                <text:p>305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55">
                <text:p>3055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53">
                <text:p>305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47">
                <text:p>3047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44">
                <text:p>3044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38">
                <text:p>303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35">
                <text:p>3035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32">
                <text:p>303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27">
                <text:p>3027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21">
                <text:p>3021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16">
                <text:p>3016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11">
                <text:p>3011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08">
                <text:p>300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4">
                <text:p>3004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01">
                <text:p>3001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98">
                <text:p>299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94">
                <text:p>2994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91">
                <text:p>2991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88">
                <text:p>298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83">
                <text:p>298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77">
                <text:p>2977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74">
                <text:p>2974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70">
                <text:p>2970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65">
                <text:p>2965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60">
                <text:p>2960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56">
                <text:p>2956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51">
                <text:p>2951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8">
                <text:p>294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44">
                <text:p>2944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42">
                <text:p>294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38">
                <text:p>293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33">
                <text:p>293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26">
                <text:p>2926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20">
                <text:p>2920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17">
                <text:p>2917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14">
                <text:p>2914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11">
                <text:p>2911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08">
                <text:p>290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04">
                <text:p>2904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00">
                <text:p>2900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98">
                <text:p>289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96">
                <text:p>2896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91">
                <text:p>2891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85">
                <text:p>2885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83">
                <text:p>288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78">
                <text:p>287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74">
                <text:p>2874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72">
                <text:p>287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68">
                <text:p>286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66">
                <text:p>2866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62">
                <text:p>286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58">
                <text:p>285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56">
                <text:p>2856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52">
                <text:p>28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48">
                <text:p>284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46">
                <text:p>2846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41">
                <text:p>2841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35">
                <text:p>2835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33">
                <text:p>283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28">
                <text:p>282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26">
                <text:p>2826</text:p>
              </table:table-cell>
              <table:table-cell office:value-type="float" office:value="1827">
                <text:p>18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82cm" svg:height="9.005cm" xlink:href=".." xlink:type="simple" chart:class="chart:line" chart:style-name="ch1">
        <chart:title svg:x="3.142cm" svg:y="0.316cm" chart:style-name="ch2">
          <text:p>Random vs ACPM (d13_genetique)</text:p>
        </chart:title>
        <chart:legend svg:x="10.761cm" svg:y="0.193cm" style:legend-expansion="custom" chartooo:width="2.423cm" chartooo:height="1.096cm" style:legend-expansion-aspect-ratio="2.21076642335766" chart:style-name="ch3"/>
        <chart:plot-area chart:style-name="ch4" table:cell-range-address="d13_gene_1vs3.B7:d13_gene_1vs3.C181" chart:data-source-has-labels="row" svg:x="1.278cm" svg:y="1.275cm" svg:width="11.837cm" svg:height="6.569cm">
          <chartooo:coordinate-region svg:x="2.085cm" svg:y="1.396cm" svg:width="10.832cm" svg:height="5.446cm"/>
          <chart:axis chart:dimension="x" chart:name="primary-x" chart:style-name="ch5">
            <chart:title svg:x="6.305cm" svg:y="8.024cm" chart:style-name="ch6">
              <text:p>temps (sec)</text:p>
            </chart:title>
          </chart:axis>
          <chart:axis chart:dimension="y" chart:name="primary-y" chart:style-name="ch5">
            <chart:title svg:x="0.451cm" svg:y="4.828cm" chart:style-name="ch7">
              <text:p>val</text:p>
            </chart:title>
            <chart:grid chart:style-name="ch8" chart:class="major"/>
          </chart:axis>
          <chart:series chart:style-name="ch9" chart:values-cell-range-address="d13_gene_1vs3.B8:d13_gene_1vs3.B181" chart:label-cell-address="d13_gene_1vs3.B7:d13_gene_1vs3.B7" chart:class="chart:line">
            <chart:data-point chart:repeated="174"/>
          </chart:series>
          <chart:series chart:style-name="ch10" chart:values-cell-range-address="d13_gene_1vs3.C8:d13_gene_1vs3.C181" chart:label-cell-address="d13_gene_1vs3.C7:d13_gene_1vs3.C7" chart:class="chart:line">
            <chart:data-point chart:repeated="1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</text:p>
                <draw:g>
                  <svg:desc>d13_gene_1vs3.B7:d13_gene_1vs3.B7</svg:desc>
                </draw:g>
              </table:table-cell>
              <table:table-cell office:value-type="string">
                <text:p>acpm</text:p>
                <draw:g>
                  <svg:desc>d13_gene_1vs3.C7:d13_gene_1vs3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13_gene_1vs3.B8:d13_gene_1vs3.B181</svg:desc>
                </draw:g>
              </table:table-cell>
              <table:table-cell office:value-type="float" office:value="NaN">
                <text:p>NaN</text:p>
                <draw:g>
                  <svg:desc>d13_gene_1vs3.C8:d13_gene_1vs3.C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35">
                <text:p>143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5">
                <text:p>143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35">
                <text:p>143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35">
                <text:p>143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35">
                <text:p>143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35">
                <text:p>143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5">
                <text:p>143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4">
                <text:p>140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95">
                <text:p>139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95">
                <text:p>139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5">
                <text:p>139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95">
                <text:p>139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5">
                <text:p>139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95">
                <text:p>139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95">
                <text:p>139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95">
                <text:p>139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95">
                <text:p>13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72">
                <text:p>137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72">
                <text:p>137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72">
                <text:p>137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72">
                <text:p>137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72">
                <text:p>137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72">
                <text:p>137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72">
                <text:p>137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72">
                <text:p>137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72">
                <text:p>137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72">
                <text:p>137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72">
                <text:p>137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72">
                <text:p>137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72">
                <text:p>137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72">
                <text:p>137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72">
                <text:p>137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72">
                <text:p>137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72">
                <text:p>137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72">
                <text:p>137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9">
                <text:p>135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54">
                <text:p>135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54">
                <text:p>135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46">
                <text:p>13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40">
                <text:p>134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25">
                <text:p>132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25">
                <text:p>132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25">
                <text:p>132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25">
                <text:p>132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25">
                <text:p>132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25">
                <text:p>132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25">
                <text:p>132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25">
                <text:p>132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25">
                <text:p>132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25">
                <text:p>1325</text:p>
              </table:table-cell>
              <table:table-cell office:value-type="float" office:value="586">
                <text:p>5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74cm" svg:height="9.006cm" xlink:href=".." xlink:type="simple" chart:class="chart:line" chart:style-name="ch1">
        <chart:title svg:x="2.303cm" svg:y="0.316cm" chart:style-name="ch2">
          <text:p>50 vs 500 (c16_gene acpm)</text:p>
        </chart:title>
        <chart:legend svg:x="9.109cm" svg:y="0.114cm" style:legend-expansion="custom" chartooo:width="3.244cm" chartooo:height="1.096cm" style:legend-expansion-aspect-ratio="2.95985401459854" chart:style-name="ch3"/>
        <chart:plot-area chart:style-name="ch4" table:cell-range-address="50vs500.B5:50vs500.C185" chart:data-source-has-labels="row" svg:x="1.26cm" svg:y="1.275cm" svg:width="10.965cm" svg:height="6.57cm">
          <chartooo:coordinate-region svg:x="1.881cm" svg:y="1.396cm" svg:width="10.344cm" svg:height="5.447cm"/>
          <chart:axis chart:dimension="x" chart:name="primary-x" chart:style-name="ch5">
            <chart:title svg:x="5.851cm" svg:y="8.025cm" chart:style-name="ch6">
              <text:p>temps (sec)</text:p>
            </chart:title>
          </chart:axis>
          <chart:axis chart:dimension="y" chart:name="primary-y" chart:style-name="ch5">
            <chart:title svg:x="0.451cm" svg:y="4.829cm" chart:style-name="ch7">
              <text:p>val</text:p>
            </chart:title>
            <chart:grid chart:style-name="ch8" chart:class="major"/>
          </chart:axis>
          <chart:series chart:style-name="ch9" chart:values-cell-range-address="50vs500.B6:50vs500.B185" chart:label-cell-address="50vs500.B5:50vs500.B5" chart:class="chart:line">
            <chart:data-point chart:repeated="180"/>
          </chart:series>
          <chart:series chart:style-name="ch10" chart:values-cell-range-address="50vs500.C6:50vs500.C185" chart:label-cell-address="50vs500.C5:50vs500.C5" chart:class="chart:line">
            <chart:data-point chart:repeated="1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_individus</text:p>
                <draw:g>
                  <svg:desc>50vs500.B5:50vs500.B5</svg:desc>
                </draw:g>
              </table:table-cell>
              <table:table-cell office:value-type="string">
                <text:p>500_individus</text:p>
                <draw:g>
                  <svg:desc>50vs500.C5:50vs500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50vs500.B6:50vs500.B185</svg:desc>
                </draw:g>
              </table:table-cell>
              <table:table-cell office:value-type="float" office:value="NaN">
                <text:p>NaN</text:p>
                <draw:g>
                  <svg:desc>50vs500.C6:50vs500.C1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20" chart:maximum="2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402cm" svg:height="9.006cm" xlink:href=".." xlink:type="simple" chart:class="chart:line" chart:style-name="ch1">
        <chart:title svg:x="4.498cm" svg:y="0.316cm" chart:style-name="ch2">
          <text:p>PCC vs ACPM (e07_local)</text:p>
        </chart:title>
        <chart:legend svg:x="10.839cm" svg:y="0.114cm" style:legend-expansion="custom" chartooo:width="3.374cm" chartooo:height="1.096cm" style:legend-expansion-aspect-ratio="3.07846715328467" chart:style-name="ch3"/>
        <chart:plot-area chart:style-name="ch4" table:cell-range-address="e07_local_2vs3.B7:e07_local_2vs3.C186" chart:data-source-has-labels="row" svg:x="1.299cm" svg:y="1.275cm" svg:width="12.815cm" svg:height="6.57cm">
          <chartooo:coordinate-region svg:x="2.106cm" svg:y="1.396cm" svg:width="12.008cm" svg:height="5.447cm"/>
          <chart:axis chart:dimension="x" chart:name="primary-x" chart:style-name="ch5">
            <chart:title svg:x="6.815cm" svg:y="8.025cm" chart:style-name="ch6">
              <text:p>temps (sec)</text:p>
            </chart:title>
          </chart:axis>
          <chart:axis chart:dimension="y" chart:name="primary-y" chart:style-name="ch7">
            <chart:title svg:x="0.451cm" svg:y="4.829cm" chart:style-name="ch8">
              <text:p>val</text:p>
            </chart:title>
            <chart:grid chart:style-name="ch9" chart:class="major"/>
          </chart:axis>
          <chart:series chart:style-name="ch10" chart:values-cell-range-address="e07_local_2vs3.B7:e07_local_2vs3.B186" loext:label-string="pcc" chart:class="chart:line">
            <chart:data-point chart:repeated="180"/>
          </chart:series>
          <chart:series chart:style-name="ch11" chart:values-cell-range-address="e07_local_2vs3.C7:e07_local_2vs3.C186" loext:label-string="acpm" chart:class="chart:line">
            <chart:data-point chart:repeated="1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</table:table-cell>
              <table:table-cell office:value-type="string">
                <text:p>acp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">
                <text:p>157</text:p>
                <draw:g>
                  <svg:desc>e07_local_2vs3.B7:e07_local_2vs3.B186</svg:desc>
                </draw:g>
              </table:table-cell>
              <table:table-cell office:value-type="float" office:value="258">
                <text:p>258</text:p>
                <draw:g>
                  <svg:desc>e07_local_2vs3.C7:e07_local_2vs3.C1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">
                <text:p>14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">
                <text:p>14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">
                <text:p>14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">
                <text:p>14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">
                <text:p>14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">
                <text:p>14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">
                <text:p>14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">
                <text:p>14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">
                <text:p>1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">
                <text:p>14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7">
                <text:p>147</text:p>
              </table:table-cell>
              <table:table-cell office:value-type="float" office:value="182">
                <text:p>1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50" chart:maximum="5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2cm" svg:height="9.005cm" xlink:href=".." xlink:type="simple" chart:class="chart:line" chart:style-name="ch1">
        <chart:title svg:x="3.621cm" svg:y="0.316cm" chart:style-name="ch2">
          <text:p>PCC vs ACPM (d19 génétique)</text:p>
        </chart:title>
        <chart:legend svg:x="10.662cm" svg:y="0.034cm" style:legend-expansion="custom" chartooo:width="2.611cm" chartooo:height="1.096cm" style:legend-expansion-aspect-ratio="2.38229927007299" chart:style-name="ch3"/>
        <chart:plot-area chart:style-name="ch4" table:cell-range-address="'d19 gene 2v3'.B4:'d19 gene 2v3'.C184" chart:data-source-has-labels="row" svg:x="1.281cm" svg:y="1.275cm" svg:width="11.969cm" svg:height="6.569cm">
          <chartooo:coordinate-region svg:x="2.088cm" svg:y="1.396cm" svg:width="11.162cm" svg:height="5.446cm"/>
          <chart:axis chart:dimension="x" chart:name="primary-x" chart:style-name="ch5">
            <chart:title svg:x="6.374cm" svg:y="8.024cm" chart:style-name="ch6">
              <text:p>temps (sec)</text:p>
            </chart:title>
          </chart:axis>
          <chart:axis chart:dimension="y" chart:name="primary-y" chart:style-name="ch7">
            <chart:title svg:x="0.451cm" svg:y="4.828cm" chart:style-name="ch8">
              <text:p>val</text:p>
            </chart:title>
            <chart:grid chart:style-name="ch9" chart:class="major"/>
          </chart:axis>
          <chart:series chart:style-name="ch10" chart:values-cell-range-address="'d19 gene 2v3'.B5:'d19 gene 2v3'.B184" chart:label-cell-address="'d19 gene 2v3'.B4:'d19 gene 2v3'.B4" chart:class="chart:line">
            <chart:data-point chart:repeated="180"/>
          </chart:series>
          <chart:series chart:style-name="ch11" chart:values-cell-range-address="'d19 gene 2v3'.C5:'d19 gene 2v3'.C184" chart:label-cell-address="'d19 gene 2v3'.C4:'d19 gene 2v3'.C4" chart:class="chart:line">
            <chart:data-point chart:repeated="1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'd19 gene 2v3'.B4:'d19 gene 2v3'.B4</svg:desc>
                </draw:g>
              </table:table-cell>
              <table:table-cell office:value-type="string">
                <text:p>acpm</text:p>
                <draw:g>
                  <svg:desc>'d19 gene 2v3'.C4:'d19 gene 2v3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19 gene 2v3'.B5:'d19 gene 2v3'.B184</svg:desc>
                </draw:g>
              </table:table-cell>
              <table:table-cell office:value-type="float" office:value="NaN">
                <text:p>NaN</text:p>
                <draw:g>
                  <svg:desc>'d19 gene 2v3'.C5:'d19 gene 2v3'.C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2">
                <text:p>48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2">
                <text:p>48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2">
                <text:p>48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2">
                <text:p>48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2">
                <text:p>48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">
                <text:p>48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2">
                <text:p>48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2">
                <text:p>48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2">
                <text:p>48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2">
                <text:p>48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2">
                <text:p>48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1">
                <text:p>48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71">
                <text:p>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71">
                <text:p>47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71">
                <text:p>47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71">
                <text:p>47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1">
                <text:p>47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1">
                <text:p>47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1">
                <text:p>47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1">
                <text:p>47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1">
                <text:p>47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1">
                <text:p>47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1">
                <text:p>47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1">
                <text:p>47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1">
                <text:p>47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71">
                <text:p>47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1">
                <text:p>47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71">
                <text:p>47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1">
                <text:p>47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1">
                <text:p>471</text:p>
              </table:table-cell>
              <table:table-cell office:value-type="float" office:value="407">
                <text:p>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3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41cm" svg:height="9cm" xlink:href=".." xlink:type="simple" chart:class="chart:line" chart:style-name="ch1">
        <chart:title svg:x="3.874cm" svg:y="0.316cm" chart:style-name="ch2">
          <text:p>Génétique vs Locale (e13 random)</text:p>
        </chart:title>
        <chart:legend svg:x="11.248cm" svg:y="0.304cm" style:legend-expansion="custom" chartooo:width="3.249cm" chartooo:height="1.096cm" style:legend-expansion-aspect-ratio="2.96441605839416" chart:style-name="ch3"/>
        <chart:plot-area chart:style-name="ch4" table:cell-range-address="e13_GvsL.B5:e13_GvsL.C186" chart:data-source-has-labels="row" svg:x="1.305cm" svg:y="1.275cm" svg:width="13.142cm" svg:height="6.564cm">
          <chartooo:coordinate-region svg:x="2.297cm" svg:y="1.397cm" svg:width="12.009cm" svg:height="5.442cm"/>
          <chart:axis chart:dimension="x" chart:name="primary-x" chart:style-name="ch5">
            <chart:title svg:x="6.985cm" svg:y="8.019cm" chart:style-name="ch6">
              <text:p>temps (sec)</text:p>
            </chart:title>
          </chart:axis>
          <chart:axis chart:dimension="y" chart:name="primary-y" chart:style-name="ch7">
            <chart:title svg:x="0.451cm" svg:y="4.826cm" chart:style-name="ch8">
              <text:p>val</text:p>
            </chart:title>
            <chart:grid chart:style-name="ch9" chart:class="major"/>
          </chart:axis>
          <chart:series chart:style-name="ch10" chart:values-cell-range-address="e13_GvsL.B6:e13_GvsL.B186" chart:label-cell-address="e13_GvsL.B5:e13_GvsL.B5" chart:class="chart:line">
            <chart:data-point chart:repeated="181"/>
          </chart:series>
          <chart:series chart:style-name="ch11" chart:values-cell-range-address="e13_GvsL.C6:e13_GvsL.C186" chart:label-cell-address="e13_GvsL.C5:e13_GvsL.C5" chart:class="chart:line">
            <chart:data-point chart:repeated="1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énétique</text:p>
                <draw:g>
                  <svg:desc>e13_GvsL.B5:e13_GvsL.B5</svg:desc>
                </draw:g>
              </table:table-cell>
              <table:table-cell office:value-type="string">
                <text:p>locale</text:p>
                <draw:g>
                  <svg:desc>e13_GvsL.C5:e13_GvsL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4">
                <text:p>4094</text:p>
                <draw:g>
                  <svg:desc>e13_GvsL.B6:e13_GvsL.B186</svg:desc>
                </draw:g>
              </table:table-cell>
              <table:table-cell office:value-type="float" office:value="NaN">
                <text:p>NaN</text:p>
                <draw:g>
                  <svg:desc>e13_GvsL.C6:e13_GvsL.C1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76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76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76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6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76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76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76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76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76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76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76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76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76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76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76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76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76">
                <text:p>3676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76">
                <text:p>3676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76">
                <text:p>3676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76">
                <text:p>3676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76">
                <text:p>3676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76">
                <text:p>3676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76">
                <text:p>3676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76">
                <text:p>3676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76">
                <text:p>3676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76">
                <text:p>3676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76">
                <text:p>3676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76">
                <text:p>3676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76">
                <text:p>3676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76">
                <text:p>3676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76">
                <text:p>3676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76">
                <text:p>3676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76">
                <text:p>3676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76">
                <text:p>3676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76">
                <text:p>3676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76">
                <text:p>3676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76">
                <text:p>3676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76">
                <text:p>3676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76">
                <text:p>3676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76">
                <text:p>367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76">
                <text:p>3676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76">
                <text:p>3676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76">
                <text:p>3676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76">
                <text:p>367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76">
                <text:p>3676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76">
                <text:p>3676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76">
                <text:p>3676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76">
                <text:p>3676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76">
                <text:p>3676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76">
                <text:p>3676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76">
                <text:p>3676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76">
                <text:p>3676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76">
                <text:p>3676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76">
                <text:p>3676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76">
                <text:p>3676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76">
                <text:p>3676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76">
                <text:p>3676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76">
                <text:p>3676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76">
                <text:p>3676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76">
                <text:p>367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76">
                <text:p>3676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76">
                <text:p>3676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76">
                <text:p>3676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76">
                <text:p>3676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76">
                <text:p>36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76">
                <text:p>3676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76">
                <text:p>3676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76">
                <text:p>3676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76">
                <text:p>3676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76">
                <text:p>3676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76">
                <text:p>3676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76">
                <text:p>3676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76">
                <text:p>3676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76">
                <text:p>3676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76">
                <text:p>3676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76">
                <text:p>3676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76">
                <text:p>3676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76">
                <text:p>3676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76">
                <text:p>3676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76">
                <text:p>3676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76">
                <text:p>3676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76">
                <text:p>3676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76">
                <text:p>3676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76">
                <text:p>367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76">
                <text:p>3676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76">
                <text:p>3676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76">
                <text:p>3676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76">
                <text:p>3676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76">
                <text:p>3676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76">
                <text:p>3676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76">
                <text:p>3676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76">
                <text:p>3676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76">
                <text:p>3676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76">
                <text:p>3676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76">
                <text:p>3676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76">
                <text:p>3676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76">
                <text:p>3676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76">
                <text:p>3676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76">
                <text:p>3676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76">
                <text:p>3676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76">
                <text:p>3676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76">
                <text:p>3676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76">
                <text:p>3676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76">
                <text:p>3676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76">
                <text:p>3676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76">
                <text:p>3676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76">
                <text:p>3676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76">
                <text:p>3676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76">
                <text:p>3676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76">
                <text:p>3676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76">
                <text:p>3676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76">
                <text:p>3676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76">
                <text:p>3676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76">
                <text:p>3676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76">
                <text:p>3676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76">
                <text:p>3676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76">
                <text:p>3676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76">
                <text:p>3676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6">
                <text:p>3676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76">
                <text:p>3676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76">
                <text:p>3676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76">
                <text:p>3676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76">
                <text:p>3676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76">
                <text:p>3676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76">
                <text:p>3676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76">
                <text:p>3676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76">
                <text:p>3676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76">
                <text:p>3676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76">
                <text:p>3676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76">
                <text:p>3676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76">
                <text:p>3676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76">
                <text:p>3676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6">
                <text:p>3676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6">
                <text:p>3676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76">
                <text:p>3676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76">
                <text:p>3676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76">
                <text:p>3676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76">
                <text:p>367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76">
                <text:p>3676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76">
                <text:p>3676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6">
                <text:p>3676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76">
                <text:p>3676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76">
                <text:p>3676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76">
                <text:p>3676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6">
                <text:p>3676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76">
                <text:p>3676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02">
                <text:p>3602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87">
                <text:p>3587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87">
                <text:p>3587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87">
                <text:p>3587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87">
                <text:p>3587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87">
                <text:p>3587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87">
                <text:p>3587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87">
                <text:p>3587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87">
                <text:p>3587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87">
                <text:p>358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87">
                <text:p>3587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87">
                <text:p>3587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87">
                <text:p>3587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87">
                <text:p>3587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87">
                <text:p>3587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87">
                <text:p>3587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87">
                <text:p>3587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87">
                <text:p>3587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87">
                <text:p>3587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87">
                <text:p>3587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87">
                <text:p>3587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87">
                <text:p>3587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87">
                <text:p>3587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87">
                <text:p>3587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87">
                <text:p>3587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87">
                <text:p>3587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87">
                <text:p>3587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87">
                <text:p>3587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87">
                <text:p>3587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87">
                <text:p>3587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87">
                <text:p>3587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7">
                <text:p>3587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87">
                <text:p>3587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87">
                <text:p>3587</text:p>
              </table:table-cell>
              <table:table-cell office:value-type="float" office:value="2521">
                <text:p>252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